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950E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950E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FF00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3366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996633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B3B3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8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B3B3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FF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 style:text-line-through-style="soli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line-through-style="solid"/>
    </style:style>
    <style:style style:name="ce39" style:family="table-cell" style:parent-style-name="Default" style:data-style-name="N0">
      <style:table-cell-properties fo:border="thin solid #000000"/>
      <style:text-properties style:text-line-through-style="solid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 style:text-line-through-style="soli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background-color="#2F75B5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</style:style>
    <style:style style:name="ce47" style:family="table-cell" style:parent-style-name="Komma" style:data-style-name="N36">
      <style:table-cell-properties style:vertical-align="automatic" fo:background-color="transparent"/>
    </style:style>
    <style:style style:name="ce48" style:family="table-cell" style:parent-style-name="Default" style:data-style-name="N0">
      <style:table-cell-properties style:vertical-align="automatic" fo:background-color="#996633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automatic" fo:background-color="#996633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background-color="#FF950E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background-color="#FF950E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background-color="#7030A0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3" style:family="table-cell" style:parent-style-name="Default" style:data-style-name="N2"/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5.42395833333333cm"/>
    </style:style>
    <style:style style:name="co18" style:family="table-column">
      <style:table-column-properties fo:break-before="auto" style:column-width="1.05833333333333cm"/>
    </style:style>
    <style:style style:name="co19" style:family="table-column">
      <style:table-column-properties fo:break-before="auto" style:column-width="1.42875cm"/>
    </style:style>
    <style:style style:name="co20" style:family="table-column">
      <style:table-column-properties fo:break-before="auto" style:column-width="7.01145833333333cm"/>
    </style:style>
    <style:style style:name="co21" style:family="table-column">
      <style:table-column-properties fo:break-before="auto" style:column-width="2.64583333333333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1.666875cm"/>
    </style:style>
    <style:style style:name="co26" style:family="table-column">
      <style:table-column-properties fo:break-before="auto" style:column-width="3.06916666666667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0.926041666666667cm"/>
    </style:style>
    <style:style style:name="co29" style:family="table-column">
      <style:table-column-properties fo:break-before="auto" style:column-width="0.820208333333333cm"/>
    </style:style>
    <style:style style:name="co30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Kombinatione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5" table:default-cell-style-name="ce1"/>
        <table:table-column table:style-name="co12" table:default-cell-style-name="ce1"/>
        <table:table-column table:style-name="co10" table:number-columns-repeated="16364" table:default-cell-style-name="ce1"/>
        <table:table-row table:style-name="ro1">
          <table:table-cell table:number-columns-repeated="3" table:style-name="ce1"/>
          <table:table-cell office:value-type="string" table:style-name="ce2">
            <text:p>Erde</text:p>
          </table:table-cell>
          <table:table-cell office:value-type="string" table:style-name="ce2">
            <text:p>Wasser</text:p>
          </table:table-cell>
          <table:table-cell office:value-type="string" table:style-name="ce2">
            <text:p>Kombination</text:p>
          </table:table-cell>
          <table:table-cell table:style-name="ce1"/>
          <table:table-cell office:value-type="string" table:style-name="ce3">
            <text:p>Summe Kraft</text:p>
          </table:table-cell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Luft</text:p>
          </table:table-cell>
          <table:table-cell table:style-name="ce2"/>
          <table:table-cell table:style-name="ce1"/>
          <table:table-cell office:value-type="string" table:style-name="ce3">
            <text:p>Summe Kraft</text:p>
          </table:table-cell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table:style-name="ce2"/>
          <table:table-cell table:style-name="ce1"/>
          <table:table-cell office:value-type="string" table:style-name="ce3">
            <text:p>Summe Kraft</text:p>
          </table:table-cell>
          <table:table-cell table:number-columns-repeated="16364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Lehm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Funke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sche</text:p>
          </table:table-cell>
          <table:table-cell office:value-type="float" office:value="17" table:style-name="ce1">
            <text:p>17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Tropfstein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Flamme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Schwelbrand</text:p>
          </table:table-cell>
          <table:table-cell office:value-type="float" office:value="18" table:style-name="ce1">
            <text:p>18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Treibsand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Feuerball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Lava</text:p>
          </table:table-cell>
          <table:table-cell office:value-type="float" office:value="19" table:style-name="ce1">
            <text:p>19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andstein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Lichtstrahl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Glas</text:p>
          </table:table-cell>
          <table:table-cell office:value-type="float" office:value="20" table:style-name="ce1">
            <text:p>20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reide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10">
            <text:p>Blitz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Metall</text:p>
          </table:table-cell>
          <table:table-cell office:value-type="float" office:value="21" table:style-name="ce1">
            <text:p>21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Gerölllawin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Feuersturm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Magma</text:p>
          </table:table-cell>
          <table:table-cell office:value-type="float" office:value="22" table:style-name="ce1">
            <text:p>22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table:number-columns-repeated="2" table:style-name="ce11"/>
          <table:table-cell table:style-name="ce12"/>
          <table:table-cell table:number-columns-repeated="3" table:style-name="ce1"/>
          <table:table-cell table:number-columns-repeated="2" table:style-name="ce11"/>
          <table:table-cell table:style-name="ce13"/>
          <table:table-cell table:number-columns-repeated="3" table:style-name="ce1"/>
          <table:table-cell table:number-columns-repeated="2" table:style-name="ce11"/>
          <table:table-cell table:style-name="ce13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14">
            <text:p>Wasser</text:p>
          </table:table-cell>
          <table:table-cell office:value-type="string" table:style-name="ce14">
            <text:p>Erde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Luft</text:p>
          </table:table-cell>
          <table:table-cell office:value-type="string" table:style-name="ce14">
            <text:p>Feuer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Erde</text:p>
          </table:table-cell>
          <table:table-cell office:value-type="string" table:style-name="ce14">
            <text:p>Feuer</text:p>
          </table:table-cell>
          <table:table-cell table:style-name="ce14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chlamm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5">
            <text:p>Feuerhauch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Kohle</text:p>
          </table:table-cell>
          <table:table-cell office:value-type="float" office:value="23" table:style-name="ce1">
            <text:p>23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alzwasser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6">
            <text:p>Feueratem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Erdöl</text:p>
          </table:table-cell>
          <table:table-cell office:value-type="float" office:value="24" table:style-name="ce1">
            <text:p>24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17">
            <text:p>Gletscher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Lichtwelle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Ton</text:p>
          </table:table-cell>
          <table:table-cell office:value-type="float" office:value="25" table:style-name="ce1">
            <text:p>2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Wasserwelle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Funkenflug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Keramik</text:p>
          </table:table-cell>
          <table:table-cell office:value-type="float" office:value="26" table:style-name="ce1">
            <text:p>26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0">
            <text:p>Tsunami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1">
            <text:p>Wüstenwind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2">
            <text:p>Kristall</text:p>
          </table:table-cell>
          <table:table-cell office:value-type="float" office:value="27" table:style-name="ce1">
            <text:p>27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Muräne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Feuerschneise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23">
            <text:p>Erdbeben</text:p>
          </table:table-cell>
          <table:table-cell office:value-type="float" office:value="28" table:style-name="ce1">
            <text:p>28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table:number-columns-repeated="3" table:style-name="ce24"/>
          <table:table-cell table:number-columns-repeated="3" table:style-name="ce1"/>
          <table:table-cell table:number-columns-repeated="3" table:style-name="ce24"/>
          <table:table-cell table:number-columns-repeated="3" table:style-name="ce1"/>
          <table:table-cell table:number-columns-repeated="3" table:style-name="ce24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style-name="ce2"/>
          <table:table-cell table:number-columns-repeated="3" table:style-name="ce1"/>
          <table:table-cell office:value-type="string" table:style-name="ce2">
            <text:p>Feuer</text:p>
          </table:table-cell>
          <table:table-cell office:value-type="string" table:style-name="ce2">
            <text:p>Wasser</text:p>
          </table:table-cell>
          <table:table-cell table:style-name="ce2"/>
          <table:table-cell table:number-columns-repeated="3" table:style-name="ce1"/>
          <table:table-cell office:value-type="string" table:style-name="ce2">
            <text:p>Luft</text:p>
          </table:table-cell>
          <table:table-cell office:value-type="string" table:style-name="ce2">
            <text:p>Erde</text:p>
          </table:table-cell>
          <table:table-cell table:style-name="ce2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25">
            <text:p>Böe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lkohol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25">
            <text:p>Donner</text:p>
          </table:table-cell>
          <table:table-cell office:value-type="float" office:value="41" table:style-name="ce1">
            <text:p>41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Windhose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Glut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Korrosion</text:p>
          </table:table-cell>
          <table:table-cell office:value-type="float" office:value="42" table:style-name="ce1">
            <text:p>42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20">
            <text:p>Gewitter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Säur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26">
            <text:p>Smog</text:p>
          </table:table-cell>
          <table:table-cell office:value-type="float" office:value="43" table:style-name="ce1">
            <text:p>43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Tornado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Ölbrand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Windstoß</text:p>
          </table:table-cell>
          <table:table-cell office:value-type="float" office:value="44" table:style-name="ce1">
            <text:p>44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Orkan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ift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26">
            <text:p>Erdloch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Eissturm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Explosion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20">
            <text:p>Sandsturm</text:p>
          </table:table-cell>
          <table:table-cell office:value-type="float" office:value="46" table:style-name="ce1">
            <text:p>46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table:number-columns-repeated="2" table:style-name="ce11"/>
          <table:table-cell table:style-name="ce27"/>
          <table:table-cell table:number-columns-repeated="3" table:style-name="ce1"/>
          <table:table-cell table:number-columns-repeated="2" table:style-name="ce11"/>
          <table:table-cell table:style-name="ce27"/>
          <table:table-cell table:number-columns-repeated="3" table:style-name="ce1"/>
          <table:table-cell table:number-columns-repeated="2" table:style-name="ce11"/>
          <table:table-cell table:style-name="ce28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string" table:style-name="ce14">
            <text:p>Wasser</text:p>
          </table:table-cell>
          <table:table-cell office:value-type="string" table:style-name="ce14">
            <text:p>Luft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Wasser</text:p>
          </table:table-cell>
          <table:table-cell office:value-type="string" table:style-name="ce14">
            <text:p>Feuer</text:p>
          </table:table-cell>
          <table:table-cell table:style-name="ce14"/>
          <table:table-cell table:number-columns-repeated="3" table:style-name="ce1"/>
          <table:table-cell office:value-type="string" table:style-name="ce14">
            <text:p>Erde</text:p>
          </table:table-cell>
          <table:table-cell office:value-type="string" table:style-name="ce14">
            <text:p>Luft</text:p>
          </table:table-cell>
          <table:table-cell table:style-name="ce14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15">
            <text:p>Regenschauer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29">
            <text:p>Wasserdampf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Staub</text:p>
          </table:table-cell>
          <table:table-cell office:value-type="float" office:value="29" table:style-name="ce1">
            <text:p>29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23">
            <text:p>Wasserstrahl</text:p>
          </table:table-cell>
          <table:table-cell office:value-type="float" office:value="66" table:style-name="ce30">
            <text:p>6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26">
            <text:p>Nebel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Sandhöhle</text:p>
          </table:table-cell>
          <table:table-cell office:value-type="float" office:value="30" table:style-name="ce1">
            <text:p>30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31">
            <text:p>Wasserfall</text:p>
          </table:table-cell>
          <table:table-cell office:value-type="float" office:value="63" table:style-name="ce32">
            <text:p>6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Regenbogen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Erdgas</text:p>
          </table:table-cell>
          <table:table-cell office:value-type="float" office:value="31" table:style-name="ce1">
            <text:p>31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Monsun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Wolke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Wanderdüne</text:p>
          </table:table-cell>
          <table:table-cell office:value-type="float" office:value="32" table:style-name="ce1">
            <text:p>32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33">
            <text:p>Hurrikan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16">
            <text:p>Heiße Quelle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23">
            <text:p>Steinschlag</text:p>
          </table:table-cell>
          <table:table-cell office:value-type="float" office:value="33" table:style-name="ce1">
            <text:p>33</text:p>
          </table:table-cell>
          <table:table-cell table:number-columns-repeated="16365" table:style-name="ce1"/>
        </table:table-row>
        <table:table-row table:style-name="ro1">
          <table:table-cell table:number-columns-repeated="3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26">
            <text:p>Schneesturm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10">
            <text:p>Geysir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Asteroid</text:p>
          </table:table-cell>
          <table:table-cell office:value-type="float" office:value="34" table:style-name="ce1">
            <text:p>34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4">
            <text:p>zauber_id</text:p>
          </table:table-cell>
          <table:table-cell office:value-type="string" table:style-name="ce24">
            <text:p>art</text:p>
          </table:table-cell>
          <table:table-cell office:value-type="string" table:style-name="ce24">
            <text:p>attribut</text:p>
          </table:table-cell>
          <table:table-cell office:value-type="string" table:style-name="ce24">
            <text:p>wert</text:p>
          </table:table-cell>
          <table:table-cell office:value-type="string" table:style-name="ce24">
            <text:p>runden</text:p>
          </table:table-cell>
          <table:table-cell office:value-type="string" table:style-name="ce24">
            <text:p>zurücksetzen</text:p>
          </table:table-cell>
          <table:table-cell office:value-type="string" table:style-name="ce24">
            <text:p>SQL</text:p>
          </table:table-cell>
          <table:table-cell table:number-columns-repeated="16377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5,'angriff','initiative',-1,3,0);" table:formula="of:=&quot;INSERT INTO zauber_effekt (zauber_id, art, attribut, wert, runden, jede_runde) VALUES(&quot;&amp;[.A36]&amp;&quot;,'&quot;&amp;[.B36]&amp;&quot;','&quot;&amp;[.C36]&amp;&quot;',&quot;&amp;[.D36]&amp;&quot;,&quot;&amp;[.E36]&amp;&quot;,&quot;&amp;IF([.F36]=0;1;0)&amp;&quot;);&quot;" table:style-name="ce1">
            <text:p>INSERT INTO zauber_effekt (zauber_id, art, attribut, wert, runden, jede_runde) VALUES(35,'angriff','initiative',-1,3,0);</text:p>
          </table:table-cell>
          <table:table-cell table:number-columns-repeated="16377"/>
        </table:table-row>
        <table:table-row table:style-name="ro1">
          <table:table-cell office:value-type="float" office:value="36" table:style-name="ce24">
            <text:p>3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6,'angriff','initiative',-2,2,0);" table:formula="of:=&quot;INSERT INTO zauber_effekt (zauber_id, art, attribut, wert, runden, jede_runde) VALUES(&quot;&amp;[.A37]&amp;&quot;,'&quot;&amp;[.B37]&amp;&quot;','&quot;&amp;[.C37]&amp;&quot;',&quot;&amp;[.D37]&amp;&quot;,&quot;&amp;[.E37]&amp;&quot;,&quot;&amp;IF([.F37]=0;1;0)&amp;&quot;);&quot;" table:style-name="ce1">
            <text:p>INSERT INTO zauber_effekt (zauber_id, art, attribut, wert, runden, jede_runde) VALUES(36,'angriff','initiative',-2,2,0);</text:p>
          </table:table-cell>
          <table:table-cell table:number-columns-repeated="16377"/>
        </table:table-row>
        <table:table-row table:style-name="ro1">
          <table:table-cell office:value-type="float" office:value="37" table:style-name="ce24">
            <text:p>3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7,'angriff','initiative',-3,3,0);" table:formula="of:=&quot;INSERT INTO zauber_effekt (zauber_id, art, attribut, wert, runden, jede_runde) VALUES(&quot;&amp;[.A38]&amp;&quot;,'&quot;&amp;[.B38]&amp;&quot;','&quot;&amp;[.C38]&amp;&quot;',&quot;&amp;[.D38]&amp;&quot;,&quot;&amp;[.E38]&amp;&quot;,&quot;&amp;IF([.F38]=0;1;0)&amp;&quot;);&quot;" table:style-name="ce1">
            <text:p>INSERT INTO zauber_effekt (zauber_id, art, attribut, wert, runden, jede_runde) VALUES(37,'angriff','initiative',-3,3,0);</text:p>
          </table:table-cell>
          <table:table-cell table:number-columns-repeated="16377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8,'angriff','gesundheit',-4,1,0);" table:formula="of:=&quot;INSERT INTO zauber_effekt (zauber_id, art, attribut, wert, runden, jede_runde) VALUES(&quot;&amp;[.A39]&amp;&quot;,'&quot;&amp;[.B39]&amp;&quot;','&quot;&amp;[.C39]&amp;&quot;',&quot;&amp;[.D39]&amp;&quot;,&quot;&amp;[.E39]&amp;&quot;,&quot;&amp;IF([.F39]=0;1;0)&amp;&quot;);&quot;" table:style-name="ce1">
            <text:p>INSERT INTO zauber_effekt (zauber_id, art, attribut, wert, runden, jede_runde) VALUES(38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9,'angriff','magie',-1,4,0);" table:formula="of:=&quot;INSERT INTO zauber_effekt (zauber_id, art, attribut, wert, runden, jede_runde) VALUES(&quot;&amp;[.A40]&amp;&quot;,'&quot;&amp;[.B40]&amp;&quot;','&quot;&amp;[.C40]&amp;&quot;',&quot;&amp;[.D40]&amp;&quot;,&quot;&amp;[.E40]&amp;&quot;,&quot;&amp;IF([.F40]=0;1;0)&amp;&quot;);&quot;" table:style-name="ce1">
            <text:p>INSERT INTO zauber_effekt (zauber_id, art, attribut, wert, runden, jede_runde) VALUES(39,'angriff','magie',-1,4,0);</text:p>
          </table:table-cell>
          <table:table-cell table:number-columns-repeated="16377"/>
        </table:table-row>
        <table:table-row table:style-name="ro1">
          <table:table-cell office:value-type="float" office:value="39" table:style-name="ce24">
            <text:p>3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9,'angriff','gesundheit',-1,4,0);" table:formula="of:=&quot;INSERT INTO zauber_effekt (zauber_id, art, attribut, wert, runden, jede_runde) VALUES(&quot;&amp;[.A41]&amp;&quot;,'&quot;&amp;[.B41]&amp;&quot;','&quot;&amp;[.C41]&amp;&quot;',&quot;&amp;[.D41]&amp;&quot;,&quot;&amp;[.E41]&amp;&quot;,&quot;&amp;IF([.F41]=0;1;0)&amp;&quot;);&quot;" table:style-name="ce1">
            <text:p>INSERT INTO zauber_effekt (zauber_id, art, attribut, wert, runden, jede_runde) VALUES(39,'angriff','gesundheit',-1,4,0);</text:p>
          </table:table-cell>
          <table:table-cell table:number-columns-repeated="16377"/>
        </table:table-row>
        <table:table-row table:style-name="ro1">
          <table:table-cell office:value-type="float" office:value="40" table:style-name="ce24">
            <text:p>4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0,'angriff','staerke',-5,2,0);" table:formula="of:=&quot;INSERT INTO zauber_effekt (zauber_id, art, attribut, wert, runden, jede_runde) VALUES(&quot;&amp;[.A42]&amp;&quot;,'&quot;&amp;[.B42]&amp;&quot;','&quot;&amp;[.C42]&amp;&quot;',&quot;&amp;[.D42]&amp;&quot;,&quot;&amp;[.E42]&amp;&quot;,&quot;&amp;IF([.F42]=0;1;0)&amp;&quot;);&quot;" table:style-name="ce1">
            <text:p>INSERT INTO zauber_effekt (zauber_id, art, attribut, wert, runden, jede_runde) VALUES(40,'angriff','staerke',-5,2,0);</text:p>
          </table:table-cell>
          <table:table-cell table:number-columns-repeated="16377"/>
        </table:table-row>
        <table:table-row table:style-name="ro1">
          <table:table-cell office:value-type="float" office:value="40" table:style-name="ce24">
            <text:p>4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0,'angriff','gesundheit',-5,3,0);" table:formula="of:=&quot;INSERT INTO zauber_effekt (zauber_id, art, attribut, wert, runden, jede_runde) VALUES(&quot;&amp;[.A43]&amp;&quot;,'&quot;&amp;[.B43]&amp;&quot;','&quot;&amp;[.C43]&amp;&quot;',&quot;&amp;[.D43]&amp;&quot;,&quot;&amp;[.E43]&amp;&quot;,&quot;&amp;IF([.F43]=0;1;0)&amp;&quot;);&quot;" table:style-name="ce1">
            <text:p>INSERT INTO zauber_effekt (zauber_id, art, attribut, wert, runden, jede_runde) VALUES(40,'angriff','gesundheit',-5,3,0);</text:p>
          </table:table-cell>
          <table:table-cell table:number-columns-repeated="16377"/>
        </table:table-row>
        <table:table-row table:style-name="ro1">
          <table:table-cell office:value-type="float" office:value="59" table:style-name="ce24">
            <text:p>5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9,'angriff','initiative',-1,3,0);" table:formula="of:=&quot;INSERT INTO zauber_effekt (zauber_id, art, attribut, wert, runden, jede_runde) VALUES(&quot;&amp;[.A44]&amp;&quot;,'&quot;&amp;[.B44]&amp;&quot;','&quot;&amp;[.C44]&amp;&quot;',&quot;&amp;[.D44]&amp;&quot;,&quot;&amp;[.E44]&amp;&quot;,&quot;&amp;IF([.F44]=0;1;0)&amp;&quot;);&quot;" table:style-name="ce1">
            <text:p>INSERT INTO zauber_effekt (zauber_id, art, attribut, wert, runden, jede_runde) VALUES(59,'angriff','initiative',-1,3,0);</text:p>
          </table:table-cell>
          <table:table-cell table:number-columns-repeated="16377"/>
        </table:table-row>
        <table:table-row table:style-name="ro1">
          <table:table-cell office:value-type="float" office:value="60" table:style-name="ce24">
            <text:p>6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0,'angriff','gesundheit',-2,2,0);" table:formula="of:=&quot;INSERT INTO zauber_effekt (zauber_id, art, attribut, wert, runden, jede_runde) VALUES(&quot;&amp;[.A45]&amp;&quot;,'&quot;&amp;[.B45]&amp;&quot;','&quot;&amp;[.C45]&amp;&quot;',&quot;&amp;[.D45]&amp;&quot;,&quot;&amp;[.E45]&amp;&quot;,&quot;&amp;IF([.F45]=0;1;0)&amp;&quot;);&quot;" table:style-name="ce1">
            <text:p>INSERT INTO zauber_effekt (zauber_id, art, attribut, wert, runden, jede_runde) VALUES(60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61" table:style-name="ce24">
            <text:p>6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1,'angriff','staerke',-3,2,0);" table:formula="of:=&quot;INSERT INTO zauber_effekt (zauber_id, art, attribut, wert, runden, jede_runde) VALUES(&quot;&amp;[.A46]&amp;&quot;,'&quot;&amp;[.B46]&amp;&quot;','&quot;&amp;[.C46]&amp;&quot;',&quot;&amp;[.D46]&amp;&quot;,&quot;&amp;[.E46]&amp;&quot;,&quot;&amp;IF([.F46]=0;1;0)&amp;&quot;);&quot;" table:style-name="ce1">
            <text:p>INSERT INTO zauber_effekt (zauber_id, art, attribut, wert, runden, jede_runde) VALUES(61,'angriff','staerke',-3,2,0);</text:p>
          </table:table-cell>
          <table:table-cell table:number-columns-repeated="16377"/>
        </table:table-row>
        <table:table-row table:style-name="ro1">
          <table:table-cell office:value-type="float" office:value="61" table:style-name="ce24">
            <text:p>6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1,'angriff','initiative',-3,2,0);" table:formula="of:=&quot;INSERT INTO zauber_effekt (zauber_id, art, attribut, wert, runden, jede_runde) VALUES(&quot;&amp;[.A47]&amp;&quot;,'&quot;&amp;[.B47]&amp;&quot;','&quot;&amp;[.C47]&amp;&quot;',&quot;&amp;[.D47]&amp;&quot;,&quot;&amp;[.E47]&amp;&quot;,&quot;&amp;IF([.F47]=0;1;0)&amp;&quot;);&quot;" table:style-name="ce1">
            <text:p>INSERT INTO zauber_effekt (zauber_id, art, attribut, wert, runden, jede_runde) VALUES(61,'angriff','initiative',-3,2,0);</text:p>
          </table:table-cell>
          <table:table-cell table:number-columns-repeated="16377"/>
        </table:table-row>
        <table:table-row table:style-name="ro1">
          <table:table-cell office:value-type="float" office:value="67" table:style-name="ce24">
            <text:p>6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7,'angriff','initiative',-2,3,0);" table:formula="of:=&quot;INSERT INTO zauber_effekt (zauber_id, art, attribut, wert, runden, jede_runde) VALUES(&quot;&amp;[.A48]&amp;&quot;,'&quot;&amp;[.B48]&amp;&quot;','&quot;&amp;[.C48]&amp;&quot;',&quot;&amp;[.D48]&amp;&quot;,&quot;&amp;[.E48]&amp;&quot;,&quot;&amp;IF([.F48]=0;1;0)&amp;&quot;);&quot;" table:style-name="ce1">
            <text:p>INSERT INTO zauber_effekt (zauber_id, art, attribut, wert, runden, jede_runde) VALUES(67,'angriff','initiative',-2,3,0);</text:p>
          </table:table-cell>
          <table:table-cell table:number-columns-repeated="16377"/>
        </table:table-row>
        <table:table-row table:style-name="ro1">
          <table:table-cell office:value-type="float" office:value="67" table:style-name="ce24">
            <text:p>6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7,'angriff','ausweichen',-2,3,0);" table:formula="of:=&quot;INSERT INTO zauber_effekt (zauber_id, art, attribut, wert, runden, jede_runde) VALUES(&quot;&amp;[.A49]&amp;&quot;,'&quot;&amp;[.B49]&amp;&quot;','&quot;&amp;[.C49]&amp;&quot;',&quot;&amp;[.D49]&amp;&quot;,&quot;&amp;[.E49]&amp;&quot;,&quot;&amp;IF([.F49]=0;1;0)&amp;&quot;);&quot;" table:style-name="ce1">
            <text:p>INSERT INTO zauber_effekt (zauber_id, art, attribut, wert, runden, jede_runde) VALUES(67,'angriff','ausweichen',-2,3,0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2,'angriff','staerke',-2,2,1);" table:formula="of:=&quot;INSERT INTO zauber_effekt (zauber_id, art, attribut, wert, runden, jede_runde) VALUES(&quot;&amp;[.A50]&amp;&quot;,'&quot;&amp;[.B50]&amp;&quot;','&quot;&amp;[.C50]&amp;&quot;',&quot;&amp;[.D50]&amp;&quot;,&quot;&amp;[.E50]&amp;&quot;,&quot;&amp;IF([.F50]=0;1;0)&amp;&quot;);&quot;" table:style-name="ce1">
            <text:p>INSERT INTO zauber_effekt (zauber_id, art, attribut, wert, runden, jede_runde) VALUES(62,'angriff','staerke',-2,2,1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2,'angriff','gesundheit',-2,2,0);" table:formula="of:=&quot;INSERT INTO zauber_effekt (zauber_id, art, attribut, wert, runden, jede_runde) VALUES(&quot;&amp;[.A51]&amp;&quot;,'&quot;&amp;[.B51]&amp;&quot;','&quot;&amp;[.C51]&amp;&quot;',&quot;&amp;[.D51]&amp;&quot;,&quot;&amp;[.E51]&amp;&quot;,&quot;&amp;IF([.F51]=0;1;0)&amp;&quot;);&quot;" table:style-name="ce1">
            <text:p>INSERT INTO zauber_effekt (zauber_id, art, attribut, wert, runden, jede_runde) VALUES(62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2,'angriff','initiative',-2,2,1);" table:formula="of:=&quot;INSERT INTO zauber_effekt (zauber_id, art, attribut, wert, runden, jede_runde) VALUES(&quot;&amp;[.A52]&amp;&quot;,'&quot;&amp;[.B52]&amp;&quot;','&quot;&amp;[.C52]&amp;&quot;',&quot;&amp;[.D52]&amp;&quot;,&quot;&amp;[.E52]&amp;&quot;,&quot;&amp;IF([.F52]=0;1;0)&amp;&quot;);&quot;" table:style-name="ce1">
            <text:p>INSERT INTO zauber_effekt (zauber_id, art, attribut, wert, runden, jede_runde) VALUES(62,'angriff','initiative',-2,2,1);</text:p>
          </table:table-cell>
          <table:table-cell table:number-columns-repeated="16377"/>
        </table:table-row>
        <table:table-row table:style-name="ro1">
          <table:table-cell office:value-type="float" office:value="62" table:style-name="ce24">
            <text:p>6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2,'angriff','ausweichen',-2,2,1);" table:formula="of:=&quot;INSERT INTO zauber_effekt (zauber_id, art, attribut, wert, runden, jede_runde) VALUES(&quot;&amp;[.A53]&amp;&quot;,'&quot;&amp;[.B53]&amp;&quot;','&quot;&amp;[.C53]&amp;&quot;',&quot;&amp;[.D53]&amp;&quot;,&quot;&amp;[.E53]&amp;&quot;,&quot;&amp;IF([.F53]=0;1;0)&amp;&quot;);&quot;" table:style-name="ce1">
            <text:p>INSERT INTO zauber_effekt (zauber_id, art, attribut, wert, runden, jede_runde) VALUES(62,'angriff','ausweichen',-2,2,1);</text:p>
          </table:table-cell>
          <table:table-cell table:number-columns-repeated="16377"/>
        </table:table-row>
        <table:table-row table:style-name="ro1">
          <table:table-cell office:value-type="float" office:value="64" table:style-name="ce24">
            <text:p>6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4,'angriff','staerke',-3,5,1);" table:formula="of:=&quot;INSERT INTO zauber_effekt (zauber_id, art, attribut, wert, runden, jede_runde) VALUES(&quot;&amp;[.A54]&amp;&quot;,'&quot;&amp;[.B54]&amp;&quot;','&quot;&amp;[.C54]&amp;&quot;',&quot;&amp;[.D54]&amp;&quot;,&quot;&amp;[.E54]&amp;&quot;,&quot;&amp;IF([.F54]=0;1;0)&amp;&quot;);&quot;" table:style-name="ce1">
            <text:p>INSERT INTO zauber_effekt (zauber_id, art, attribut, wert, runden, jede_runde) VALUES(64,'angriff','staerke',-3,5,1);</text:p>
          </table:table-cell>
          <table:table-cell table:number-columns-repeated="16377"/>
        </table:table-row>
        <table:table-row table:style-name="ro1">
          <table:table-cell office:value-type="float" office:value="64" table:style-name="ce24">
            <text:p>6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4,'angriff','gesundheit',-5,5,0);" table:formula="of:=&quot;INSERT INTO zauber_effekt (zauber_id, art, attribut, wert, runden, jede_runde) VALUES(&quot;&amp;[.A55]&amp;&quot;,'&quot;&amp;[.B55]&amp;&quot;','&quot;&amp;[.C55]&amp;&quot;',&quot;&amp;[.D55]&amp;&quot;,&quot;&amp;[.E55]&amp;&quot;,&quot;&amp;IF([.F55]=0;1;0)&amp;&quot;);&quot;" table:style-name="ce1">
            <text:p>INSERT INTO zauber_effekt (zauber_id, art, attribut, wert, runden, jede_runde) VALUES(64,'angriff','gesundheit',-5,5,0);</text:p>
          </table:table-cell>
          <table:table-cell table:number-columns-repeated="16377"/>
        </table:table-row>
        <table:table-row table:style-name="ro1">
          <table:table-cell office:value-type="float" office:value="64" table:style-name="ce24">
            <text:p>6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4,'angriff','ausweichen',-1,5,1);" table:formula="of:=&quot;INSERT INTO zauber_effekt (zauber_id, art, attribut, wert, runden, jede_runde) VALUES(&quot;&amp;[.A56]&amp;&quot;,'&quot;&amp;[.B56]&amp;&quot;','&quot;&amp;[.C56]&amp;&quot;',&quot;&amp;[.D56]&amp;&quot;,&quot;&amp;[.E56]&amp;&quot;,&quot;&amp;IF([.F56]=0;1;0)&amp;&quot;);&quot;" table:style-name="ce1">
            <text:p>INSERT INTO zauber_effekt (zauber_id, art, attribut, wert, runden, jede_runde) VALUES(64,'angriff','ausweichen',-1,5,1);</text:p>
          </table:table-cell>
          <table:table-cell table:number-columns-repeated="16377"/>
        </table:table-row>
        <table:table-row table:style-name="ro1">
          <table:table-cell office:value-type="float" office:value="53" table:style-name="ce24">
            <text:p>5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3,'angriff','ausweichen',-1,3,0);" table:formula="of:=&quot;INSERT INTO zauber_effekt (zauber_id, art, attribut, wert, runden, jede_runde) VALUES(&quot;&amp;[.A57]&amp;&quot;,'&quot;&amp;[.B57]&amp;&quot;','&quot;&amp;[.C57]&amp;&quot;',&quot;&amp;[.D57]&amp;&quot;,&quot;&amp;[.E57]&amp;&quot;,&quot;&amp;IF([.F57]=0;1;0)&amp;&quot;);&quot;" table:style-name="ce1">
            <text:p>INSERT INTO zauber_effekt (zauber_id, art, attribut, wert, runden, jede_runde) VALUES(53,'angriff','ausweichen',-1,3,0);</text:p>
          </table:table-cell>
          <table:table-cell table:number-columns-repeated="16377"/>
        </table:table-row>
        <table:table-row table:style-name="ro1">
          <table:table-cell office:value-type="float" office:value="54" table:style-name="ce24">
            <text:p>5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4,'angriff','ausweichen',-2,5,0);" table:formula="of:=&quot;INSERT INTO zauber_effekt (zauber_id, art, attribut, wert, runden, jede_runde) VALUES(&quot;&amp;[.A58]&amp;&quot;,'&quot;&amp;[.B58]&amp;&quot;','&quot;&amp;[.C58]&amp;&quot;',&quot;&amp;[.D58]&amp;&quot;,&quot;&amp;[.E58]&amp;&quot;,&quot;&amp;IF([.F58]=0;1;0)&amp;&quot;);&quot;" table:style-name="ce1">
            <text:p>INSERT INTO zauber_effekt (zauber_id, art, attribut, wert, runden, jede_runde) VALUES(54,'angriff','ausweichen',-2,5,0);</text:p>
          </table:table-cell>
          <table:table-cell table:number-columns-repeated="16377"/>
        </table:table-row>
        <table:table-row table:style-name="ro1">
          <table:table-cell office:value-type="float" office:value="55" table:style-name="ce24">
            <text:p>5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5,'angriff','magie',-5,2,1);" table:formula="of:=&quot;INSERT INTO zauber_effekt (zauber_id, art, attribut, wert, runden, jede_runde) VALUES(&quot;&amp;[.A59]&amp;&quot;,'&quot;&amp;[.B59]&amp;&quot;','&quot;&amp;[.C59]&amp;&quot;',&quot;&amp;[.D59]&amp;&quot;,&quot;&amp;[.E59]&amp;&quot;,&quot;&amp;IF([.F59]=0;1;0)&amp;&quot;);&quot;" table:style-name="ce1">
            <text:p>INSERT INTO zauber_effekt (zauber_id, art, attribut, wert, runden, jede_runde) VALUES(55,'angriff','magie',-5,2,1);</text:p>
          </table:table-cell>
          <table:table-cell table:number-columns-repeated="16377"/>
        </table:table-row>
        <table:table-row table:style-name="ro1">
          <table:table-cell office:value-type="float" office:value="56" table:style-name="ce24">
            <text:p>5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6,'angriff','ausweichen',-6,3,0);" table:formula="of:=&quot;INSERT INTO zauber_effekt (zauber_id, art, attribut, wert, runden, jede_runde) VALUES(&quot;&amp;[.A60]&amp;&quot;,'&quot;&amp;[.B60]&amp;&quot;','&quot;&amp;[.C60]&amp;&quot;',&quot;&amp;[.D60]&amp;&quot;,&quot;&amp;[.E60]&amp;&quot;,&quot;&amp;IF([.F60]=0;1;0)&amp;&quot;);&quot;" table:style-name="ce1">
            <text:p>INSERT INTO zauber_effekt (zauber_id, art, attribut, wert, runden, jede_runde) VALUES(56,'angriff','ausweichen',-6,3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magie',-2,4,0);" table:formula="of:=&quot;INSERT INTO zauber_effekt (zauber_id, art, attribut, wert, runden, jede_runde) VALUES(&quot;&amp;[.A61]&amp;&quot;,'&quot;&amp;[.B61]&amp;&quot;','&quot;&amp;[.C61]&amp;&quot;',&quot;&amp;[.D61]&amp;&quot;,&quot;&amp;[.E61]&amp;&quot;,&quot;&amp;IF([.F61]=0;1;0)&amp;&quot;);&quot;" table:style-name="ce1">
            <text:p>INSERT INTO zauber_effekt (zauber_id, art, attribut, wert, runden, jede_runde) VALUES(57,'angriff','magie',-2,4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initiative',-1,4,0);" table:formula="of:=&quot;INSERT INTO zauber_effekt (zauber_id, art, attribut, wert, runden, jede_runde) VALUES(&quot;&amp;[.A62]&amp;&quot;,'&quot;&amp;[.B62]&amp;&quot;','&quot;&amp;[.C62]&amp;&quot;',&quot;&amp;[.D62]&amp;&quot;,&quot;&amp;[.E62]&amp;&quot;,&quot;&amp;IF([.F62]=0;1;0)&amp;&quot;);&quot;" table:style-name="ce1">
            <text:p>INSERT INTO zauber_effekt (zauber_id, art, attribut, wert, runden, jede_runde) VALUES(57,'angriff','initiative',-1,4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ausweichen',-1,4,0);" table:formula="of:=&quot;INSERT INTO zauber_effekt (zauber_id, art, attribut, wert, runden, jede_runde) VALUES(&quot;&amp;[.A63]&amp;&quot;,'&quot;&amp;[.B63]&amp;&quot;','&quot;&amp;[.C63]&amp;&quot;',&quot;&amp;[.D63]&amp;&quot;,&quot;&amp;[.E63]&amp;&quot;,&quot;&amp;IF([.F63]=0;1;0)&amp;&quot;);&quot;" table:style-name="ce1">
            <text:p>INSERT INTO zauber_effekt (zauber_id, art, attribut, wert, runden, jede_runde) VALUES(57,'angriff','ausweichen',-1,4,0);</text:p>
          </table:table-cell>
          <table:table-cell table:number-columns-repeated="16377"/>
        </table:table-row>
        <table:table-row table:style-name="ro1">
          <table:table-cell office:value-type="float" office:value="57" table:style-name="ce24">
            <text:p>5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7,'angriff','gesundheit',-4,4,0);" table:formula="of:=&quot;INSERT INTO zauber_effekt (zauber_id, art, attribut, wert, runden, jede_runde) VALUES(&quot;&amp;[.A64]&amp;&quot;,'&quot;&amp;[.B64]&amp;&quot;','&quot;&amp;[.C64]&amp;&quot;',&quot;&amp;[.D64]&amp;&quot;,&quot;&amp;[.E64]&amp;&quot;,&quot;&amp;IF([.F64]=0;1;0)&amp;&quot;);&quot;" table:style-name="ce1">
            <text:p>INSERT INTO zauber_effekt (zauber_id, art, attribut, wert, runden, jede_runde) VALUES(57,'angriff','gesundheit',-4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magie',-2,4,0);" table:formula="of:=&quot;INSERT INTO zauber_effekt (zauber_id, art, attribut, wert, runden, jede_runde) VALUES(&quot;&amp;[.A65]&amp;&quot;,'&quot;&amp;[.B65]&amp;&quot;','&quot;&amp;[.C65]&amp;&quot;',&quot;&amp;[.D65]&amp;&quot;,&quot;&amp;[.E65]&amp;&quot;,&quot;&amp;IF([.F65]=0;1;0)&amp;&quot;);&quot;" table:style-name="ce1">
            <text:p>INSERT INTO zauber_effekt (zauber_id, art, attribut, wert, runden, jede_runde) VALUES(58,'angriff','magie',-2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initiative',-1,4,0);" table:formula="of:=&quot;INSERT INTO zauber_effekt (zauber_id, art, attribut, wert, runden, jede_runde) VALUES(&quot;&amp;[.A66]&amp;&quot;,'&quot;&amp;[.B66]&amp;&quot;','&quot;&amp;[.C66]&amp;&quot;',&quot;&amp;[.D66]&amp;&quot;,&quot;&amp;[.E66]&amp;&quot;,&quot;&amp;IF([.F66]=0;1;0)&amp;&quot;);&quot;" table:style-name="ce1">
            <text:p>INSERT INTO zauber_effekt (zauber_id, art, attribut, wert, runden, jede_runde) VALUES(58,'angriff','initiative',-1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ausweichen',-1,4,0);" table:formula="of:=&quot;INSERT INTO zauber_effekt (zauber_id, art, attribut, wert, runden, jede_runde) VALUES(&quot;&amp;[.A67]&amp;&quot;,'&quot;&amp;[.B67]&amp;&quot;','&quot;&amp;[.C67]&amp;&quot;',&quot;&amp;[.D67]&amp;&quot;,&quot;&amp;[.E67]&amp;&quot;,&quot;&amp;IF([.F67]=0;1;0)&amp;&quot;);&quot;" table:style-name="ce1">
            <text:p>INSERT INTO zauber_effekt (zauber_id, art, attribut, wert, runden, jede_runde) VALUES(58,'angriff','ausweichen',-1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gesundheit',-4,4,0);" table:formula="of:=&quot;INSERT INTO zauber_effekt (zauber_id, art, attribut, wert, runden, jede_runde) VALUES(&quot;&amp;[.A68]&amp;&quot;,'&quot;&amp;[.B68]&amp;&quot;','&quot;&amp;[.C68]&amp;&quot;',&quot;&amp;[.D68]&amp;&quot;,&quot;&amp;[.E68]&amp;&quot;,&quot;&amp;IF([.F68]=0;1;0)&amp;&quot;);&quot;" table:style-name="ce1">
            <text:p>INSERT INTO zauber_effekt (zauber_id, art, attribut, wert, runden, jede_runde) VALUES(58,'angriff','gesundheit',-4,4,0);</text:p>
          </table:table-cell>
          <table:table-cell table:number-columns-repeated="16377"/>
        </table:table-row>
        <table:table-row table:style-name="ro1">
          <table:table-cell office:value-type="float" office:value="58" table:style-name="ce24">
            <text:p>5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8,'angriff','abwehr',-3,4,0);" table:formula="of:=&quot;INSERT INTO zauber_effekt (zauber_id, art, attribut, wert, runden, jede_runde) VALUES(&quot;&amp;[.A69]&amp;&quot;,'&quot;&amp;[.B69]&amp;&quot;','&quot;&amp;[.C69]&amp;&quot;',&quot;&amp;[.D69]&amp;&quot;,&quot;&amp;[.E69]&amp;&quot;,&quot;&amp;IF([.F69]=0;1;0)&amp;&quot;);&quot;" table:style-name="ce1">
            <text:p>INSERT INTO zauber_effekt (zauber_id, art, attribut, wert, runden, jede_runde) VALUES(58,'angriff','abwehr',-3,4,0);</text:p>
          </table:table-cell>
          <table:table-cell table:number-columns-repeated="16377"/>
        </table:table-row>
        <table:table-row table:style-name="ro1">
          <table:table-cell office:value-type="float" office:value="65" table:style-name="ce24">
            <text:p>6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5,'verteidigung','gesundheit',1,3,0);" table:formula="of:=&quot;INSERT INTO zauber_effekt (zauber_id, art, attribut, wert, runden, jede_runde) VALUES(&quot;&amp;[.A70]&amp;&quot;,'&quot;&amp;[.B70]&amp;&quot;','&quot;&amp;[.C70]&amp;&quot;',&quot;&amp;[.D70]&amp;&quot;,&quot;&amp;[.E70]&amp;&quot;,&quot;&amp;IF([.F70]=0;1;0)&amp;&quot;);&quot;" table:style-name="ce1">
            <text:p>INSERT INTO zauber_effekt (zauber_id, art, attribut, wert, runden, jede_runde) VALUES(65,'verteidigung','gesundheit',1,3,0);</text:p>
          </table:table-cell>
          <table:table-cell table:number-columns-repeated="16377"/>
        </table:table-row>
        <table:table-row table:style-name="ro1">
          <table:table-cell office:value-type="float" office:value="66" table:style-name="ce24">
            <text:p>6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6,'angriff','ausweichen',-1,2,0);" table:formula="of:=&quot;INSERT INTO zauber_effekt (zauber_id, art, attribut, wert, runden, jede_runde) VALUES(&quot;&amp;[.A71]&amp;&quot;,'&quot;&amp;[.B71]&amp;&quot;','&quot;&amp;[.C71]&amp;&quot;',&quot;&amp;[.D71]&amp;&quot;,&quot;&amp;[.E71]&amp;&quot;,&quot;&amp;IF([.F71]=0;1;0)&amp;&quot;);&quot;" table:style-name="ce1">
            <text:p>INSERT INTO zauber_effekt (zauber_id, art, attribut, wert, runden, jede_runde) VALUES(66,'angriff','ausweichen',-1,2,0);</text:p>
          </table:table-cell>
          <table:table-cell table:number-columns-repeated="16377"/>
        </table:table-row>
        <table:table-row table:style-name="ro1">
          <table:table-cell office:value-type="float" office:value="66" table:style-name="ce24">
            <text:p>6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6,'angriff','abwehr',-2,2,0);" table:formula="of:=&quot;INSERT INTO zauber_effekt (zauber_id, art, attribut, wert, runden, jede_runde) VALUES(&quot;&amp;[.A72]&amp;&quot;,'&quot;&amp;[.B72]&amp;&quot;','&quot;&amp;[.C72]&amp;&quot;',&quot;&amp;[.D72]&amp;&quot;,&quot;&amp;[.E72]&amp;&quot;,&quot;&amp;IF([.F72]=0;1;0)&amp;&quot;);&quot;" table:style-name="ce1">
            <text:p>INSERT INTO zauber_effekt (zauber_id, art, attribut, wert, runden, jede_runde) VALUES(66,'angriff','abwehr',-2,2,0);</text:p>
          </table:table-cell>
          <table:table-cell table:number-columns-repeated="16377"/>
        </table:table-row>
        <table:table-row table:style-name="ro1">
          <table:table-cell office:value-type="float" office:value="63" table:style-name="ce24">
            <text:p>63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3,'verteidigung','gesundheit',3,2,0);" table:formula="of:=&quot;INSERT INTO zauber_effekt (zauber_id, art, attribut, wert, runden, jede_runde) VALUES(&quot;&amp;[.A73]&amp;&quot;,'&quot;&amp;[.B73]&amp;&quot;','&quot;&amp;[.C73]&amp;&quot;',&quot;&amp;[.D73]&amp;&quot;,&quot;&amp;[.E73]&amp;&quot;,&quot;&amp;IF([.F73]=0;1;0)&amp;&quot;);&quot;" table:style-name="ce1">
            <text:p>INSERT INTO zauber_effekt (zauber_id, art, attribut, wert, runden, jede_runde) VALUES(63,'verteidigung','gesundheit',3,2,0);</text:p>
          </table:table-cell>
          <table:table-cell table:number-columns-repeated="16377"/>
        </table:table-row>
        <table:table-row table:style-name="ro1">
          <table:table-cell office:value-type="float" office:value="68" table:style-name="ce24">
            <text:p>6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8,'angriff','staerke',-3,5,1);" table:formula="of:=&quot;INSERT INTO zauber_effekt (zauber_id, art, attribut, wert, runden, jede_runde) VALUES(&quot;&amp;[.A74]&amp;&quot;,'&quot;&amp;[.B74]&amp;&quot;','&quot;&amp;[.C74]&amp;&quot;',&quot;&amp;[.D74]&amp;&quot;,&quot;&amp;[.E74]&amp;&quot;,&quot;&amp;IF([.F74]=0;1;0)&amp;&quot;);&quot;" table:style-name="ce1">
            <text:p>INSERT INTO zauber_effekt (zauber_id, art, attribut, wert, runden, jede_runde) VALUES(68,'angriff','staerke',-3,5,1);</text:p>
          </table:table-cell>
          <table:table-cell table:number-columns-repeated="16377"/>
        </table:table-row>
        <table:table-row table:style-name="ro1">
          <table:table-cell office:value-type="float" office:value="68" table:style-name="ce24">
            <text:p>6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8,'angriff','magie',-2,5,1);" table:formula="of:=&quot;INSERT INTO zauber_effekt (zauber_id, art, attribut, wert, runden, jede_runde) VALUES(&quot;&amp;[.A75]&amp;&quot;,'&quot;&amp;[.B75]&amp;&quot;','&quot;&amp;[.C75]&amp;&quot;',&quot;&amp;[.D75]&amp;&quot;,&quot;&amp;[.E75]&amp;&quot;,&quot;&amp;IF([.F75]=0;1;0)&amp;&quot;);&quot;" table:style-name="ce1">
            <text:p>INSERT INTO zauber_effekt (zauber_id, art, attribut, wert, runden, jede_runde) VALUES(68,'angriff','magie',-2,5,1);</text:p>
          </table:table-cell>
          <table:table-cell table:number-columns-repeated="16377"/>
        </table:table-row>
        <table:table-row table:style-name="ro1">
          <table:table-cell office:value-type="float" office:value="68" table:style-name="ce24">
            <text:p>6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8,'angriff','ausweichen',-1,5,1);" table:formula="of:=&quot;INSERT INTO zauber_effekt (zauber_id, art, attribut, wert, runden, jede_runde) VALUES(&quot;&amp;[.A76]&amp;&quot;,'&quot;&amp;[.B76]&amp;&quot;','&quot;&amp;[.C76]&amp;&quot;',&quot;&amp;[.D76]&amp;&quot;,&quot;&amp;[.E76]&amp;&quot;,&quot;&amp;IF([.F76]=0;1;0)&amp;&quot;);&quot;" table:style-name="ce1">
            <text:p>INSERT INTO zauber_effekt (zauber_id, art, attribut, wert, runden, jede_runde) VALUES(68,'angriff','ausweichen',-1,5,1);</text:p>
          </table:table-cell>
          <table:table-cell table:number-columns-repeated="16377"/>
        </table:table-row>
        <table:table-row table:style-name="ro1">
          <table:table-cell office:value-type="float" office:value="69" table:style-name="ce24">
            <text:p>6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9,'angriff','initiative',-3,4,1);" table:formula="of:=&quot;INSERT INTO zauber_effekt (zauber_id, art, attribut, wert, runden, jede_runde) VALUES(&quot;&amp;[.A77]&amp;&quot;,'&quot;&amp;[.B77]&amp;&quot;','&quot;&amp;[.C77]&amp;&quot;',&quot;&amp;[.D77]&amp;&quot;,&quot;&amp;[.E77]&amp;&quot;,&quot;&amp;IF([.F77]=0;1;0)&amp;&quot;);&quot;" table:style-name="ce1">
            <text:p>INSERT INTO zauber_effekt (zauber_id, art, attribut, wert, runden, jede_runde) VALUES(69,'angriff','initiative',-3,4,1);</text:p>
          </table:table-cell>
          <table:table-cell table:number-columns-repeated="16377"/>
        </table:table-row>
        <table:table-row table:style-name="ro1">
          <table:table-cell office:value-type="float" office:value="69" table:style-name="ce24">
            <text:p>6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69,'angriff','ausweichen',-4,4,1);" table:formula="of:=&quot;INSERT INTO zauber_effekt (zauber_id, art, attribut, wert, runden, jede_runde) VALUES(&quot;&amp;[.A78]&amp;&quot;,'&quot;&amp;[.B78]&amp;&quot;','&quot;&amp;[.C78]&amp;&quot;',&quot;&amp;[.D78]&amp;&quot;,&quot;&amp;[.E78]&amp;&quot;,&quot;&amp;IF([.F78]=0;1;0)&amp;&quot;);&quot;" table:style-name="ce1">
            <text:p>INSERT INTO zauber_effekt (zauber_id, art, attribut, wert, runden, jede_runde) VALUES(69,'angriff','ausweichen',-4,4,1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0,'angriff','gesundheit',-3,4,0);" table:formula="of:=&quot;INSERT INTO zauber_effekt (zauber_id, art, attribut, wert, runden, jede_runde) VALUES(&quot;&amp;[.A79]&amp;&quot;,'&quot;&amp;[.B79]&amp;&quot;','&quot;&amp;[.C79]&amp;&quot;',&quot;&amp;[.D79]&amp;&quot;,&quot;&amp;[.E79]&amp;&quot;,&quot;&amp;IF([.F79]=0;1;0)&amp;&quot;);&quot;" table:style-name="ce1">
            <text:p>INSERT INTO zauber_effekt (zauber_id, art, attribut, wert, runden, jede_runde) VALUES(70,'angriff','gesundheit',-3,4,0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4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0,'angriff','initiative',-4,4,1);" table:formula="of:=&quot;INSERT INTO zauber_effekt (zauber_id, art, attribut, wert, runden, jede_runde) VALUES(&quot;&amp;[.A80]&amp;&quot;,'&quot;&amp;[.B80]&amp;&quot;','&quot;&amp;[.C80]&amp;&quot;',&quot;&amp;[.D80]&amp;&quot;,&quot;&amp;[.E80]&amp;&quot;,&quot;&amp;IF([.F80]=0;1;0)&amp;&quot;);&quot;" table:style-name="ce1">
            <text:p>INSERT INTO zauber_effekt (zauber_id, art, attribut, wert, runden, jede_runde) VALUES(70,'angriff','initiative',-4,4,1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3" table:style-name="ce1">
            <text:p>-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0,'angriff','ausweichen',-3,4,1);" table:formula="of:=&quot;INSERT INTO zauber_effekt (zauber_id, art, attribut, wert, runden, jede_runde) VALUES(&quot;&amp;[.A81]&amp;&quot;,'&quot;&amp;[.B81]&amp;&quot;','&quot;&amp;[.C81]&amp;&quot;',&quot;&amp;[.D81]&amp;&quot;,&quot;&amp;[.E81]&amp;&quot;,&quot;&amp;IF([.F81]=0;1;0)&amp;&quot;);&quot;" table:style-name="ce1">
            <text:p>INSERT INTO zauber_effekt (zauber_id, art, attribut, wert, runden, jede_runde) VALUES(70,'angriff','ausweichen',-3,4,1);</text:p>
          </table:table-cell>
          <table:table-cell table:number-columns-repeated="16377"/>
        </table:table-row>
        <table:table-row table:style-name="ro1">
          <table:table-cell office:value-type="float" office:value="70" table:style-name="ce24">
            <text:p>7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0,'angriff','abwehr',-2,4,1);" table:formula="of:=&quot;INSERT INTO zauber_effekt (zauber_id, art, attribut, wert, runden, jede_runde) VALUES(&quot;&amp;[.A82]&amp;&quot;,'&quot;&amp;[.B82]&amp;&quot;','&quot;&amp;[.C82]&amp;&quot;',&quot;&amp;[.D82]&amp;&quot;,&quot;&amp;[.E82]&amp;&quot;,&quot;&amp;IF([.F82]=0;1;0)&amp;&quot;);&quot;" table:style-name="ce1">
            <text:p>INSERT INTO zauber_effekt (zauber_id, art, attribut, wert, runden, jede_runde) VALUES(70,'angriff','abwehr',-2,4,1);</text:p>
          </table:table-cell>
          <table:table-cell table:number-columns-repeated="16377"/>
        </table:table-row>
        <table:table-row table:style-name="ro1">
          <table:table-cell office:value-type="float" office:value="11" table:style-name="ce24">
            <text:p>1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1,'angriff','magie',-1,3,0);" table:formula="of:=&quot;INSERT INTO zauber_effekt (zauber_id, art, attribut, wert, runden, jede_runde) VALUES(&quot;&amp;[.A83]&amp;&quot;,'&quot;&amp;[.B83]&amp;&quot;','&quot;&amp;[.C83]&amp;&quot;',&quot;&amp;[.D83]&amp;&quot;,&quot;&amp;[.E83]&amp;&quot;,&quot;&amp;IF([.F83]=0;1;0)&amp;&quot;);&quot;" table:style-name="ce1">
            <text:p>INSERT INTO zauber_effekt (zauber_id, art, attribut, wert, runden, jede_runde) VALUES(11,'angriff','magie',-1,3,0);</text:p>
          </table:table-cell>
          <table:table-cell table:number-columns-repeated="16377"/>
        </table:table-row>
        <table:table-row table:style-name="ro1">
          <table:table-cell office:value-type="float" office:value="12" table:style-name="ce24">
            <text:p>1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2,'angriff','gesundheit',-2,2,0);" table:formula="of:=&quot;INSERT INTO zauber_effekt (zauber_id, art, attribut, wert, runden, jede_runde) VALUES(&quot;&amp;[.A84]&amp;&quot;,'&quot;&amp;[.B84]&amp;&quot;','&quot;&amp;[.C84]&amp;&quot;',&quot;&amp;[.D84]&amp;&quot;,&quot;&amp;[.E84]&amp;&quot;,&quot;&amp;IF([.F84]=0;1;0)&amp;&quot;);&quot;" table:style-name="ce1">
            <text:p>INSERT INTO zauber_effekt (zauber_id, art, attribut, wert, runden, jede_runde) VALUES(12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13" table:style-name="ce24">
            <text:p>1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3,'angriff','gesundheit',-3,1,0);" table:formula="of:=&quot;INSERT INTO zauber_effekt (zauber_id, art, attribut, wert, runden, jede_runde) VALUES(&quot;&amp;[.A85]&amp;&quot;,'&quot;&amp;[.B85]&amp;&quot;','&quot;&amp;[.C85]&amp;&quot;',&quot;&amp;[.D85]&amp;&quot;,&quot;&amp;[.E85]&amp;&quot;,&quot;&amp;IF([.F85]=0;1;0)&amp;&quot;);&quot;" table:style-name="ce1">
            <text:p>INSERT INTO zauber_effekt (zauber_id, art, attribut, wert, runden, jede_runde) VALUES(13,'angriff','gesundheit',-3,1,0);</text:p>
          </table:table-cell>
          <table:table-cell table:number-columns-repeated="16377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4" table:style-name="ce1">
            <text:p>-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4,'angriff','intelligenz',-4,3,0);" table:formula="of:=&quot;INSERT INTO zauber_effekt (zauber_id, art, attribut, wert, runden, jede_runde) VALUES(&quot;&amp;[.A86]&amp;&quot;,'&quot;&amp;[.B86]&amp;&quot;','&quot;&amp;[.C86]&amp;&quot;',&quot;&amp;[.D86]&amp;&quot;,&quot;&amp;[.E86]&amp;&quot;,&quot;&amp;IF([.F86]=0;1;0)&amp;&quot;);&quot;" table:style-name="ce1">
            <text:p>INSERT INTO zauber_effekt (zauber_id, art, attribut, wert, runden, jede_runde) VALUES(14,'angriff','intelligenz',-4,3,0);</text:p>
          </table:table-cell>
          <table:table-cell table:number-columns-repeated="16377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5,'angriff','intelligenz',-2,1,1);" table:formula="of:=&quot;INSERT INTO zauber_effekt (zauber_id, art, attribut, wert, runden, jede_runde) VALUES(&quot;&amp;[.A87]&amp;&quot;,'&quot;&amp;[.B87]&amp;&quot;','&quot;&amp;[.C87]&amp;&quot;',&quot;&amp;[.D87]&amp;&quot;,&quot;&amp;[.E87]&amp;&quot;,&quot;&amp;IF([.F87]=0;1;0)&amp;&quot;);&quot;" table:style-name="ce1">
            <text:p>INSERT INTO zauber_effekt (zauber_id, art, attribut, wert, runden, jede_runde) VALUES(15,'angriff','intelligenz',-2,1,1);</text:p>
          </table:table-cell>
          <table:table-cell table:number-columns-repeated="16377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5,'angriff','magie',-1,1,1);" table:formula="of:=&quot;INSERT INTO zauber_effekt (zauber_id, art, attribut, wert, runden, jede_runde) VALUES(&quot;&amp;[.A88]&amp;&quot;,'&quot;&amp;[.B88]&amp;&quot;','&quot;&amp;[.C88]&amp;&quot;',&quot;&amp;[.D88]&amp;&quot;,&quot;&amp;[.E88]&amp;&quot;,&quot;&amp;IF([.F88]=0;1;0)&amp;&quot;);&quot;" table:style-name="ce1">
            <text:p>INSERT INTO zauber_effekt (zauber_id, art, attribut, wert, runden, jede_runde) VALUES(15,'angriff','magie',-1,1,1);</text:p>
          </table:table-cell>
          <table:table-cell table:number-columns-repeated="16377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5,'angriff','gesundheit',-1,1,0);" table:formula="of:=&quot;INSERT INTO zauber_effekt (zauber_id, art, attribut, wert, runden, jede_runde) VALUES(&quot;&amp;[.A89]&amp;&quot;,'&quot;&amp;[.B89]&amp;&quot;','&quot;&amp;[.C89]&amp;&quot;',&quot;&amp;[.D89]&amp;&quot;,&quot;&amp;[.E89]&amp;&quot;,&quot;&amp;IF([.F89]=0;1;0)&amp;&quot;);&quot;" table:style-name="ce1">
            <text:p>INSERT INTO zauber_effekt (zauber_id, art, attribut, wert, runden, jede_runde) VALUES(15,'angriff','gesundheit',-1,1,0);</text:p>
          </table:table-cell>
          <table:table-cell table:number-columns-repeated="16377"/>
        </table:table-row>
        <table:table-row table:style-name="ro1">
          <table:table-cell office:value-type="float" office:value="16" table:style-name="ce24">
            <text:p>1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6,'angriff','gesundheit',-6,3,0);" table:formula="of:=&quot;INSERT INTO zauber_effekt (zauber_id, art, attribut, wert, runden, jede_runde) VALUES(&quot;&amp;[.A90]&amp;&quot;,'&quot;&amp;[.B90]&amp;&quot;','&quot;&amp;[.C90]&amp;&quot;',&quot;&amp;[.D90]&amp;&quot;,&quot;&amp;[.E90]&amp;&quot;,&quot;&amp;IF([.F90]=0;1;0)&amp;&quot;);&quot;" table:style-name="ce1">
            <text:p>INSERT INTO zauber_effekt (zauber_id, art, attribut, wert, runden, jede_runde) VALUES(16,'angriff','gesundheit',-6,3,0);</text:p>
          </table:table-cell>
          <table:table-cell table:number-columns-repeated="16377"/>
        </table:table-row>
        <table:table-row table:style-name="ro1">
          <table:table-cell office:value-type="float" office:value="16" table:style-name="ce24">
            <text:p>1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6,'angriff','ausweichen',-2,3,1);" table:formula="of:=&quot;INSERT INTO zauber_effekt (zauber_id, art, attribut, wert, runden, jede_runde) VALUES(&quot;&amp;[.A91]&amp;&quot;,'&quot;&amp;[.B91]&amp;&quot;','&quot;&amp;[.C91]&amp;&quot;',&quot;&amp;[.D91]&amp;&quot;,&quot;&amp;[.E91]&amp;&quot;,&quot;&amp;IF([.F91]=0;1;0)&amp;&quot;);&quot;" table:style-name="ce1">
            <text:p>INSERT INTO zauber_effekt (zauber_id, art, attribut, wert, runden, jede_runde) VALUES(16,'angriff','ausweichen',-2,3,1);</text:p>
          </table:table-cell>
          <table:table-cell table:number-columns-repeated="16377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7,'angriff','magie',-2,1,0);" table:formula="of:=&quot;INSERT INTO zauber_effekt (zauber_id, art, attribut, wert, runden, jede_runde) VALUES(&quot;&amp;[.A92]&amp;&quot;,'&quot;&amp;[.B92]&amp;&quot;','&quot;&amp;[.C92]&amp;&quot;',&quot;&amp;[.D92]&amp;&quot;,&quot;&amp;[.E92]&amp;&quot;,&quot;&amp;IF([.F92]=0;1;0)&amp;&quot;);&quot;" table:style-name="ce1">
            <text:p>INSERT INTO zauber_effekt (zauber_id, art, attribut, wert, runden, jede_runde) VALUES(47,'angriff','magie',-2,1,0);</text:p>
          </table:table-cell>
          <table:table-cell table:number-columns-repeated="16377"/>
        </table:table-row>
        <table:table-row table:style-name="ro1">
          <table:table-cell office:value-type="float" office:value="47" table:style-name="ce24">
            <text:p>4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7,'angriff','abwehr',-1,1,0);" table:formula="of:=&quot;INSERT INTO zauber_effekt (zauber_id, art, attribut, wert, runden, jede_runde) VALUES(&quot;&amp;[.A93]&amp;&quot;,'&quot;&amp;[.B93]&amp;&quot;','&quot;&amp;[.C93]&amp;&quot;',&quot;&amp;[.D93]&amp;&quot;,&quot;&amp;[.E93]&amp;&quot;,&quot;&amp;IF([.F93]=0;1;0)&amp;&quot;);&quot;" table:style-name="ce1">
            <text:p>INSERT INTO zauber_effekt (zauber_id, art, attribut, wert, runden, jede_runde) VALUES(47,'angriff','abwehr',-1,1,0);</text:p>
          </table:table-cell>
          <table:table-cell table:number-columns-repeated="16377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telligenz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8,'verteidigung','intelligenz',2,1,0);" table:formula="of:=&quot;INSERT INTO zauber_effekt (zauber_id, art, attribut, wert, runden, jede_runde) VALUES(&quot;&amp;[.A94]&amp;&quot;,'&quot;&amp;[.B94]&amp;&quot;','&quot;&amp;[.C94]&amp;&quot;',&quot;&amp;[.D94]&amp;&quot;,&quot;&amp;[.E94]&amp;&quot;,&quot;&amp;IF([.F94]=0;1;0)&amp;&quot;);&quot;" table:style-name="ce1">
            <text:p>INSERT INTO zauber_effekt (zauber_id, art, attribut, wert, runden, jede_runde) VALUES(48,'verteidigung','intelligenz',2,1,0);</text:p>
          </table:table-cell>
          <table:table-cell table:number-columns-repeated="16377"/>
        </table:table-row>
        <table:table-row table:style-name="ro1">
          <table:table-cell office:value-type="float" office:value="48" table:style-name="ce24">
            <text:p>48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8,'verteidigung','magie',3,1,0);" table:formula="of:=&quot;INSERT INTO zauber_effekt (zauber_id, art, attribut, wert, runden, jede_runde) VALUES(&quot;&amp;[.A95]&amp;&quot;,'&quot;&amp;[.B95]&amp;&quot;','&quot;&amp;[.C95]&amp;&quot;',&quot;&amp;[.D95]&amp;&quot;,&quot;&amp;[.E95]&amp;&quot;,&quot;&amp;IF([.F95]=0;1;0)&amp;&quot;);&quot;" table:style-name="ce1">
            <text:p>INSERT INTO zauber_effekt (zauber_id, art, attribut, wert, runden, jede_runde) VALUES(48,'verteidigung','magie',3,1,0);</text:p>
          </table:table-cell>
          <table:table-cell table:number-columns-repeated="16377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49,'angriff','intelligenz',-2,2,1);" table:formula="of:=&quot;INSERT INTO zauber_effekt (zauber_id, art, attribut, wert, runden, jede_runde) VALUES(&quot;&amp;[.A96]&amp;&quot;,'&quot;&amp;[.B96]&amp;&quot;','&quot;&amp;[.C96]&amp;&quot;',&quot;&amp;[.D96]&amp;&quot;,&quot;&amp;[.E96]&amp;&quot;,&quot;&amp;IF([.F96]=0;1;0)&amp;&quot;);&quot;" table:style-name="ce1">
            <text:p>INSERT INTO zauber_effekt (zauber_id, art, attribut, wert, runden, jede_runde) VALUES(49,'angriff','intelligenz',-2,2,1);</text:p>
          </table:table-cell>
          <table:table-cell table:number-columns-repeated="16377"/>
        </table:table-row>
        <table:table-row table:style-name="ro1">
          <table:table-cell office:value-type="float" office:value="49" table:style-name="ce24">
            <text:p>4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49,'angriff','magie',-4,2,1);" table:formula="of:=&quot;INSERT INTO zauber_effekt (zauber_id, art, attribut, wert, runden, jede_runde) VALUES(&quot;&amp;[.A97]&amp;&quot;,'&quot;&amp;[.B97]&amp;&quot;','&quot;&amp;[.C97]&amp;&quot;',&quot;&amp;[.D97]&amp;&quot;,&quot;&amp;[.E97]&amp;&quot;,&quot;&amp;IF([.F97]=0;1;0)&amp;&quot;);&quot;" table:style-name="ce1">
            <text:p>INSERT INTO zauber_effekt (zauber_id, art, attribut, wert, runden, jede_runde) VALUES(49,'angriff','magie',-4,2,1);</text:p>
          </table:table-cell>
          <table:table-cell table:number-columns-repeated="16377"/>
        </table:table-row>
        <table:table-row table:style-name="ro1">
          <table:table-cell office:value-type="float" office:value="50" table:style-name="ce24">
            <text:p>5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0,'angriff','magie',-5,3,0);" table:formula="of:=&quot;INSERT INTO zauber_effekt (zauber_id, art, attribut, wert, runden, jede_runde) VALUES(&quot;&amp;[.A98]&amp;&quot;,'&quot;&amp;[.B98]&amp;&quot;','&quot;&amp;[.C98]&amp;&quot;',&quot;&amp;[.D98]&amp;&quot;,&quot;&amp;[.E98]&amp;&quot;,&quot;&amp;IF([.F98]=0;1;0)&amp;&quot;);&quot;" table:style-name="ce1">
            <text:p>INSERT INTO zauber_effekt (zauber_id, art, attribut, wert, runden, jede_runde) VALUES(50,'angriff','magie',-5,3,0);</text:p>
          </table:table-cell>
          <table:table-cell table:number-columns-repeated="16377"/>
        </table:table-row>
        <table:table-row table:style-name="ro1">
          <table:table-cell office:value-type="float" office:value="50" table:style-name="ce24">
            <text:p>5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0,'angriff','abwehr',-1,3,0);" table:formula="of:=&quot;INSERT INTO zauber_effekt (zauber_id, art, attribut, wert, runden, jede_runde) VALUES(&quot;&amp;[.A99]&amp;&quot;,'&quot;&amp;[.B99]&amp;&quot;','&quot;&amp;[.C99]&amp;&quot;',&quot;&amp;[.D99]&amp;&quot;,&quot;&amp;[.E99]&amp;&quot;,&quot;&amp;IF([.F99]=0;1;0)&amp;&quot;);&quot;" table:style-name="ce1">
            <text:p>INSERT INTO zauber_effekt (zauber_id, art, attribut, wert, runden, jede_runde) VALUES(50,'angriff','abwehr',-1,3,0);</text:p>
          </table:table-cell>
          <table:table-cell table:number-columns-repeated="16377"/>
        </table:table-row>
        <table:table-row table:style-name="ro1">
          <table:table-cell office:value-type="float" office:value="51" table:style-name="ce24">
            <text:p>5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1,'angriff','ausweichen',-3,3,1);" table:formula="of:=&quot;INSERT INTO zauber_effekt (zauber_id, art, attribut, wert, runden, jede_runde) VALUES(&quot;&amp;[.A100]&amp;&quot;,'&quot;&amp;[.B100]&amp;&quot;','&quot;&amp;[.C100]&amp;&quot;',&quot;&amp;[.D100]&amp;&quot;,&quot;&amp;[.E100]&amp;&quot;,&quot;&amp;IF([.F100]=0;1;0)&amp;&quot;);&quot;" table:style-name="ce1">
            <text:p>INSERT INTO zauber_effekt (zauber_id, art, attribut, wert, runden, jede_runde) VALUES(51,'angriff','ausweichen',-3,3,1);</text:p>
          </table:table-cell>
          <table:table-cell table:number-columns-repeated="16377"/>
        </table:table-row>
        <table:table-row table:style-name="ro1">
          <table:table-cell office:value-type="float" office:value="51" table:style-name="ce24">
            <text:p>5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4" table:style-name="ce1">
            <text:p>-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1,'angriff','abwehr',-4,3,1);" table:formula="of:=&quot;INSERT INTO zauber_effekt (zauber_id, art, attribut, wert, runden, jede_runde) VALUES(&quot;&amp;[.A101]&amp;&quot;,'&quot;&amp;[.B101]&amp;&quot;','&quot;&amp;[.C101]&amp;&quot;',&quot;&amp;[.D101]&amp;&quot;,&quot;&amp;[.E101]&amp;&quot;,&quot;&amp;IF([.F101]=0;1;0)&amp;&quot;);&quot;" table:style-name="ce1">
            <text:p>INSERT INTO zauber_effekt (zauber_id, art, attribut, wert, runden, jede_runde) VALUES(51,'angriff','abwehr',-4,3,1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2,'angriff','staerke',-3,3,1);" table:formula="of:=&quot;INSERT INTO zauber_effekt (zauber_id, art, attribut, wert, runden, jede_runde) VALUES(&quot;&amp;[.A102]&amp;&quot;,'&quot;&amp;[.B102]&amp;&quot;','&quot;&amp;[.C102]&amp;&quot;',&quot;&amp;[.D102]&amp;&quot;,&quot;&amp;[.E102]&amp;&quot;,&quot;&amp;IF([.F102]=0;1;0)&amp;&quot;);&quot;" table:style-name="ce1">
            <text:p>INSERT INTO zauber_effekt (zauber_id, art, attribut, wert, runden, jede_runde) VALUES(52,'angriff','staerke',-3,3,1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2,'angriff','magie',-5,3,1);" table:formula="of:=&quot;INSERT INTO zauber_effekt (zauber_id, art, attribut, wert, runden, jede_runde) VALUES(&quot;&amp;[.A103]&amp;&quot;,'&quot;&amp;[.B103]&amp;&quot;','&quot;&amp;[.C103]&amp;&quot;',&quot;&amp;[.D103]&amp;&quot;,&quot;&amp;[.E103]&amp;&quot;,&quot;&amp;IF([.F103]=0;1;0)&amp;&quot;);&quot;" table:style-name="ce1">
            <text:p>INSERT INTO zauber_effekt (zauber_id, art, attribut, wert, runden, jede_runde) VALUES(52,'angriff','magie',-5,3,1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2,'angriff','gesundheit',-3,3,0);" table:formula="of:=&quot;INSERT INTO zauber_effekt (zauber_id, art, attribut, wert, runden, jede_runde) VALUES(&quot;&amp;[.A104]&amp;&quot;,'&quot;&amp;[.B104]&amp;&quot;','&quot;&amp;[.C104]&amp;&quot;',&quot;&amp;[.D104]&amp;&quot;,&quot;&amp;[.E104]&amp;&quot;,&quot;&amp;IF([.F104]=0;1;0)&amp;&quot;);&quot;" table:style-name="ce1">
            <text:p>INSERT INTO zauber_effekt (zauber_id, art, attribut, wert, runden, jede_runde) VALUES(52,'angriff','gesundheit',-3,3,0);</text:p>
          </table:table-cell>
          <table:table-cell table:number-columns-repeated="16377"/>
        </table:table-row>
        <table:table-row table:style-name="ro1">
          <table:table-cell office:value-type="float" office:value="52" table:style-name="ce24">
            <text:p>5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52,'angriff','abwehr',-2,3,1);" table:formula="of:=&quot;INSERT INTO zauber_effekt (zauber_id, art, attribut, wert, runden, jede_runde) VALUES(&quot;&amp;[.A105]&amp;&quot;,'&quot;&amp;[.B105]&amp;&quot;','&quot;&amp;[.C105]&amp;&quot;',&quot;&amp;[.D105]&amp;&quot;,&quot;&amp;[.E105]&amp;&quot;,&quot;&amp;IF([.F105]=0;1;0)&amp;&quot;);&quot;" table:style-name="ce1">
            <text:p>INSERT INTO zauber_effekt (zauber_id, art, attribut, wert, runden, jede_runde) VALUES(52,'angriff','abwehr',-2,3,1);</text:p>
          </table:table-cell>
          <table:table-cell table:number-columns-repeated="16377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,'angriff','intelligenz',-2,2,0);" table:formula="of:=&quot;INSERT INTO zauber_effekt (zauber_id, art, attribut, wert, runden, jede_runde) VALUES(&quot;&amp;[.A106]&amp;&quot;,'&quot;&amp;[.B106]&amp;&quot;','&quot;&amp;[.C106]&amp;&quot;',&quot;&amp;[.D106]&amp;&quot;,&quot;&amp;[.E106]&amp;&quot;,&quot;&amp;IF([.F106]=0;1;0)&amp;&quot;);&quot;" table:style-name="ce1">
            <text:p>INSERT INTO zauber_effekt (zauber_id, art, attribut, wert, runden, jede_runde) VALUES(5,'angriff','intelligenz',-2,2,0);</text:p>
          </table:table-cell>
          <table:table-cell table:number-columns-repeated="16377"/>
        </table:table-row>
        <table:table-row table:style-name="ro1">
          <table:table-cell office:value-type="float" office:value="5" table:style-name="ce24">
            <text:p>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5,'angriff','gesundheit',-1,2,0);" table:formula="of:=&quot;INSERT INTO zauber_effekt (zauber_id, art, attribut, wert, runden, jede_runde) VALUES(&quot;&amp;[.A107]&amp;&quot;,'&quot;&amp;[.B107]&amp;&quot;','&quot;&amp;[.C107]&amp;&quot;',&quot;&amp;[.D107]&amp;&quot;,&quot;&amp;[.E107]&amp;&quot;,&quot;&amp;IF([.F107]=0;1;0)&amp;&quot;);&quot;" table:style-name="ce1">
            <text:p>INSERT INTO zauber_effekt (zauber_id, art, attribut, wert, runden, jede_runde) VALUES(5,'angriff','gesundheit',-1,2,0);</text:p>
          </table:table-cell>
          <table:table-cell table:number-columns-repeated="16377"/>
        </table:table-row>
        <table:table-row table:style-name="ro1">
          <table:table-cell office:value-type="float" office:value="6" table:style-name="ce24">
            <text:p>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6,'angriff','gesundheit',-4,1,0);" table:formula="of:=&quot;INSERT INTO zauber_effekt (zauber_id, art, attribut, wert, runden, jede_runde) VALUES(&quot;&amp;[.A108]&amp;&quot;,'&quot;&amp;[.B108]&amp;&quot;','&quot;&amp;[.C108]&amp;&quot;',&quot;&amp;[.D108]&amp;&quot;,&quot;&amp;[.E108]&amp;&quot;,&quot;&amp;IF([.F108]=0;1;0)&amp;&quot;);&quot;" table:style-name="ce1">
            <text:p>INSERT INTO zauber_effekt (zauber_id, art, attribut, wert, runden, jede_runde) VALUES(6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,'angriff','intelligenz',-1,3,0);" table:formula="of:=&quot;INSERT INTO zauber_effekt (zauber_id, art, attribut, wert, runden, jede_runde) VALUES(&quot;&amp;[.A109]&amp;&quot;,'&quot;&amp;[.B109]&amp;&quot;','&quot;&amp;[.C109]&amp;&quot;',&quot;&amp;[.D109]&amp;&quot;,&quot;&amp;[.E109]&amp;&quot;,&quot;&amp;IF([.F109]=0;1;0)&amp;&quot;);&quot;" table:style-name="ce1">
            <text:p>INSERT INTO zauber_effekt (zauber_id, art, attribut, wert, runden, jede_runde) VALUES(7,'angriff','intelligenz',-1,3,0);</text:p>
          </table:table-cell>
          <table:table-cell table:number-columns-repeated="16377"/>
        </table:table-row>
        <table:table-row table:style-name="ro1">
          <table:table-cell office:value-type="float" office:value="7" table:style-name="ce24">
            <text:p>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,'angriff','gesundheit',-5,3,0);" table:formula="of:=&quot;INSERT INTO zauber_effekt (zauber_id, art, attribut, wert, runden, jede_runde) VALUES(&quot;&amp;[.A110]&amp;&quot;,'&quot;&amp;[.B110]&amp;&quot;','&quot;&amp;[.C110]&amp;&quot;',&quot;&amp;[.D110]&amp;&quot;,&quot;&amp;[.E110]&amp;&quot;,&quot;&amp;IF([.F110]=0;1;0)&amp;&quot;);&quot;" table:style-name="ce1">
            <text:p>INSERT INTO zauber_effekt (zauber_id, art, attribut, wert, runden, jede_runde) VALUES(7,'angriff','gesundheit',-5,3,0);</text:p>
          </table:table-cell>
          <table:table-cell table:number-columns-repeated="16377"/>
        </table:table-row>
        <table:table-row table:style-name="ro1">
          <table:table-cell office:value-type="float" office:value="8" table:style-name="ce24">
            <text:p>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8,'angriff','gesundheit',-4,2,0);" table:formula="of:=&quot;INSERT INTO zauber_effekt (zauber_id, art, attribut, wert, runden, jede_runde) VALUES(&quot;&amp;[.A111]&amp;&quot;,'&quot;&amp;[.B111]&amp;&quot;','&quot;&amp;[.C111]&amp;&quot;',&quot;&amp;[.D111]&amp;&quot;,&quot;&amp;[.E111]&amp;&quot;,&quot;&amp;IF([.F111]=0;1;0)&amp;&quot;);&quot;" table:style-name="ce1">
            <text:p>INSERT INTO zauber_effekt (zauber_id, art, attribut, wert, runden, jede_runde) VALUES(8,'angriff','gesundheit',-4,2,0);</text:p>
          </table:table-cell>
          <table:table-cell table:number-columns-repeated="16377"/>
        </table:table-row>
        <table:table-row table:style-name="ro1">
          <table:table-cell office:value-type="float" office:value="8" table:style-name="ce24">
            <text:p>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8,'angriff','abwehr',-3,2,0);" table:formula="of:=&quot;INSERT INTO zauber_effekt (zauber_id, art, attribut, wert, runden, jede_runde) VALUES(&quot;&amp;[.A112]&amp;&quot;,'&quot;&amp;[.B112]&amp;&quot;','&quot;&amp;[.C112]&amp;&quot;',&quot;&amp;[.D112]&amp;&quot;,&quot;&amp;[.E112]&amp;&quot;,&quot;&amp;IF([.F112]=0;1;0)&amp;&quot;);&quot;" table:style-name="ce1">
            <text:p>INSERT INTO zauber_effekt (zauber_id, art, attribut, wert, runden, jede_runde) VALUES(8,'angriff','abwehr',-3,2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staerke',-2,4,0);" table:formula="of:=&quot;INSERT INTO zauber_effekt (zauber_id, art, attribut, wert, runden, jede_runde) VALUES(&quot;&amp;[.A113]&amp;&quot;,'&quot;&amp;[.B113]&amp;&quot;','&quot;&amp;[.C113]&amp;&quot;',&quot;&amp;[.D113]&amp;&quot;,&quot;&amp;[.E113]&amp;&quot;,&quot;&amp;IF([.F113]=0;1;0)&amp;&quot;);&quot;" table:style-name="ce1">
            <text:p>INSERT INTO zauber_effekt (zauber_id, art, attribut, wert, runden, jede_runde) VALUES(9,'angriff','staerke',-2,4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intelligenz',-2,4,0);" table:formula="of:=&quot;INSERT INTO zauber_effekt (zauber_id, art, attribut, wert, runden, jede_runde) VALUES(&quot;&amp;[.A114]&amp;&quot;,'&quot;&amp;[.B114]&amp;&quot;','&quot;&amp;[.C114]&amp;&quot;',&quot;&amp;[.D114]&amp;&quot;,&quot;&amp;[.E114]&amp;&quot;,&quot;&amp;IF([.F114]=0;1;0)&amp;&quot;);&quot;" table:style-name="ce1">
            <text:p>INSERT INTO zauber_effekt (zauber_id, art, attribut, wert, runden, jede_runde) VALUES(9,'angriff','intelligenz',-2,4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magie',-2,4,0);" table:formula="of:=&quot;INSERT INTO zauber_effekt (zauber_id, art, attribut, wert, runden, jede_runde) VALUES(&quot;&amp;[.A115]&amp;&quot;,'&quot;&amp;[.B115]&amp;&quot;','&quot;&amp;[.C115]&amp;&quot;',&quot;&amp;[.D115]&amp;&quot;,&quot;&amp;[.E115]&amp;&quot;,&quot;&amp;IF([.F115]=0;1;0)&amp;&quot;);&quot;" table:style-name="ce1">
            <text:p>INSERT INTO zauber_effekt (zauber_id, art, attribut, wert, runden, jede_runde) VALUES(9,'angriff','magie',-2,4,0);</text:p>
          </table:table-cell>
          <table:table-cell table:number-columns-repeated="16377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9,'angriff','gesundheit',-2,4,0);" table:formula="of:=&quot;INSERT INTO zauber_effekt (zauber_id, art, attribut, wert, runden, jede_runde) VALUES(&quot;&amp;[.A116]&amp;&quot;,'&quot;&amp;[.B116]&amp;&quot;','&quot;&amp;[.C116]&amp;&quot;',&quot;&amp;[.D116]&amp;&quot;,&quot;&amp;[.E116]&amp;&quot;,&quot;&amp;IF([.F116]=0;1;0)&amp;&quot;);&quot;" table:style-name="ce1">
            <text:p>INSERT INTO zauber_effekt (zauber_id, art, attribut, wert, runden, jede_runde) VALUES(9,'angriff','gesundheit',-2,4,0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0,'angriff','staerke',-3,1,1);" table:formula="of:=&quot;INSERT INTO zauber_effekt (zauber_id, art, attribut, wert, runden, jede_runde) VALUES(&quot;&amp;[.A117]&amp;&quot;,'&quot;&amp;[.B117]&amp;&quot;','&quot;&amp;[.C117]&amp;&quot;',&quot;&amp;[.D117]&amp;&quot;,&quot;&amp;[.E117]&amp;&quot;,&quot;&amp;IF([.F117]=0;1;0)&amp;&quot;);&quot;" table:style-name="ce1">
            <text:p>INSERT INTO zauber_effekt (zauber_id, art, attribut, wert, runden, jede_runde) VALUES(10,'angriff','staerke',-3,1,1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0,'angriff','gesundheit',-4,1,0);" table:formula="of:=&quot;INSERT INTO zauber_effekt (zauber_id, art, attribut, wert, runden, jede_runde) VALUES(&quot;&amp;[.A118]&amp;&quot;,'&quot;&amp;[.B118]&amp;&quot;','&quot;&amp;[.C118]&amp;&quot;',&quot;&amp;[.D118]&amp;&quot;,&quot;&amp;[.E118]&amp;&quot;,&quot;&amp;IF([.F118]=0;1;0)&amp;&quot;);&quot;" table:style-name="ce1">
            <text:p>INSERT INTO zauber_effekt (zauber_id, art, attribut, wert, runden, jede_runde) VALUES(10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0,'angriff','ausweichen',-2,1,1);" table:formula="of:=&quot;INSERT INTO zauber_effekt (zauber_id, art, attribut, wert, runden, jede_runde) VALUES(&quot;&amp;[.A119]&amp;&quot;,'&quot;&amp;[.B119]&amp;&quot;','&quot;&amp;[.C119]&amp;&quot;',&quot;&amp;[.D119]&amp;&quot;,&quot;&amp;[.E119]&amp;&quot;,&quot;&amp;IF([.F119]=0;1;0)&amp;&quot;);&quot;" table:style-name="ce1">
            <text:p>INSERT INTO zauber_effekt (zauber_id, art, attribut, wert, runden, jede_runde) VALUES(10,'angriff','ausweichen',-2,1,1);</text:p>
          </table:table-cell>
          <table:table-cell table:number-columns-repeated="16377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10,'angriff','abwehr',-2,1,1);" table:formula="of:=&quot;INSERT INTO zauber_effekt (zauber_id, art, attribut, wert, runden, jede_runde) VALUES(&quot;&amp;[.A120]&amp;&quot;,'&quot;&amp;[.B120]&amp;&quot;','&quot;&amp;[.C120]&amp;&quot;',&quot;&amp;[.D120]&amp;&quot;,&quot;&amp;[.E120]&amp;&quot;,&quot;&amp;IF([.F120]=0;1;0)&amp;&quot;);&quot;" table:style-name="ce1">
            <text:p>INSERT INTO zauber_effekt (zauber_id, art, attribut, wert, runden, jede_runde) VALUES(10,'angriff','abwehr',-2,1,1);</text:p>
          </table:table-cell>
          <table:table-cell table:number-columns-repeated="16377"/>
        </table:table-row>
        <table:table-row table:style-name="ro1">
          <table:table-cell office:value-type="float" office:value="71" table:style-name="ce24">
            <text:p>71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1,'verteidigung','gesundheit',2,2,0);" table:formula="of:=&quot;INSERT INTO zauber_effekt (zauber_id, art, attribut, wert, runden, jede_runde) VALUES(&quot;&amp;[.A121]&amp;&quot;,'&quot;&amp;[.B121]&amp;&quot;','&quot;&amp;[.C121]&amp;&quot;',&quot;&amp;[.D121]&amp;&quot;,&quot;&amp;[.E121]&amp;&quot;,&quot;&amp;IF([.F121]=0;1;0)&amp;&quot;);&quot;" table:style-name="ce1">
            <text:p>INSERT INTO zauber_effekt (zauber_id, art, attribut, wert, runden, jede_runde) VALUES(71,'verteidigung','gesundheit',2,2,0);</text:p>
          </table:table-cell>
          <table:table-cell table:number-columns-repeated="16377"/>
        </table:table-row>
        <table:table-row table:style-name="ro1">
          <table:table-cell office:value-type="float" office:value="72" table:style-name="ce24">
            <text:p>7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2,'angriff','initiative',-3,2,0);" table:formula="of:=&quot;INSERT INTO zauber_effekt (zauber_id, art, attribut, wert, runden, jede_runde) VALUES(&quot;&amp;[.A122]&amp;&quot;,'&quot;&amp;[.B122]&amp;&quot;','&quot;&amp;[.C122]&amp;&quot;',&quot;&amp;[.D122]&amp;&quot;,&quot;&amp;[.E122]&amp;&quot;,&quot;&amp;IF([.F122]=0;1;0)&amp;&quot;);&quot;" table:style-name="ce1">
            <text:p>INSERT INTO zauber_effekt (zauber_id, art, attribut, wert, runden, jede_runde) VALUES(72,'angriff','initiative',-3,2,0);</text:p>
          </table:table-cell>
          <table:table-cell table:number-columns-repeated="16377"/>
        </table:table-row>
        <table:table-row table:style-name="ro1">
          <table:table-cell office:value-type="float" office:value="72" table:style-name="ce24">
            <text:p>7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2,'angriff','ausweichen',-1,2,0);" table:formula="of:=&quot;INSERT INTO zauber_effekt (zauber_id, art, attribut, wert, runden, jede_runde) VALUES(&quot;&amp;[.A123]&amp;&quot;,'&quot;&amp;[.B123]&amp;&quot;','&quot;&amp;[.C123]&amp;&quot;',&quot;&amp;[.D123]&amp;&quot;,&quot;&amp;[.E123]&amp;&quot;,&quot;&amp;IF([.F123]=0;1;0)&amp;&quot;);&quot;" table:style-name="ce1">
            <text:p>INSERT INTO zauber_effekt (zauber_id, art, attribut, wert, runden, jede_runde) VALUES(72,'angriff','ausweichen',-1,2,0);</text:p>
          </table:table-cell>
          <table:table-cell table:number-columns-repeated="16377"/>
        </table:table-row>
        <table:table-row table:style-name="ro1">
          <table:table-cell office:value-type="float" office:value="73" table:style-name="ce24">
            <text:p>73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telligenz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3,'verteidigung','intelligenz',3,4,0);" table:formula="of:=&quot;INSERT INTO zauber_effekt (zauber_id, art, attribut, wert, runden, jede_runde) VALUES(&quot;&amp;[.A124]&amp;&quot;,'&quot;&amp;[.B124]&amp;&quot;','&quot;&amp;[.C124]&amp;&quot;',&quot;&amp;[.D124]&amp;&quot;,&quot;&amp;[.E124]&amp;&quot;,&quot;&amp;IF([.F124]=0;1;0)&amp;&quot;);&quot;" table:style-name="ce1">
            <text:p>INSERT INTO zauber_effekt (zauber_id, art, attribut, wert, runden, jede_runde) VALUES(73,'verteidigung','intelligenz',3,4,0);</text:p>
          </table:table-cell>
          <table:table-cell table:number-columns-repeated="16377"/>
        </table:table-row>
        <table:table-row table:style-name="ro1">
          <table:table-cell office:value-type="float" office:value="73" table:style-name="ce24">
            <text:p>73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3,'verteidigung','magie',2,4,0);" table:formula="of:=&quot;INSERT INTO zauber_effekt (zauber_id, art, attribut, wert, runden, jede_runde) VALUES(&quot;&amp;[.A125]&amp;&quot;,'&quot;&amp;[.B125]&amp;&quot;','&quot;&amp;[.C125]&amp;&quot;',&quot;&amp;[.D125]&amp;&quot;,&quot;&amp;[.E125]&amp;&quot;,&quot;&amp;IF([.F125]=0;1;0)&amp;&quot;);&quot;" table:style-name="ce1">
            <text:p>INSERT INTO zauber_effekt (zauber_id, art, attribut, wert, runden, jede_runde) VALUES(73,'verteidigung','magie',2,4,0);</text:p>
          </table:table-cell>
          <table:table-cell table:number-columns-repeated="16377"/>
        </table:table-row>
        <table:table-row table:style-name="ro1">
          <table:table-cell office:value-type="float" office:value="74" table:style-name="ce24">
            <text:p>7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4,'angriff','intelligenz',-3,3,1);" table:formula="of:=&quot;INSERT INTO zauber_effekt (zauber_id, art, attribut, wert, runden, jede_runde) VALUES(&quot;&amp;[.A126]&amp;&quot;,'&quot;&amp;[.B126]&amp;&quot;','&quot;&amp;[.C126]&amp;&quot;',&quot;&amp;[.D126]&amp;&quot;,&quot;&amp;[.E126]&amp;&quot;,&quot;&amp;IF([.F126]=0;1;0)&amp;&quot;);&quot;" table:style-name="ce1">
            <text:p>INSERT INTO zauber_effekt (zauber_id, art, attribut, wert, runden, jede_runde) VALUES(74,'angriff','intelligenz',-3,3,1);</text:p>
          </table:table-cell>
          <table:table-cell table:number-columns-repeated="16377"/>
        </table:table-row>
        <table:table-row table:style-name="ro1">
          <table:table-cell office:value-type="float" office:value="74" table:style-name="ce24">
            <text:p>7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4,'angriff','magie',-2,3,1);" table:formula="of:=&quot;INSERT INTO zauber_effekt (zauber_id, art, attribut, wert, runden, jede_runde) VALUES(&quot;&amp;[.A127]&amp;&quot;,'&quot;&amp;[.B127]&amp;&quot;','&quot;&amp;[.C127]&amp;&quot;',&quot;&amp;[.D127]&amp;&quot;,&quot;&amp;[.E127]&amp;&quot;,&quot;&amp;IF([.F127]=0;1;0)&amp;&quot;);&quot;" table:style-name="ce1">
            <text:p>INSERT INTO zauber_effekt (zauber_id, art, attribut, wert, runden, jede_runde) VALUES(74,'angriff','magie',-2,3,1);</text:p>
          </table:table-cell>
          <table:table-cell table:number-columns-repeated="16377"/>
        </table:table-row>
        <table:table-row table:style-name="ro1">
          <table:table-cell office:value-type="float" office:value="75" table:style-name="ce24">
            <text:p>7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staerk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75,'verteidigung','staerke',3,3,1);" table:formula="of:=&quot;INSERT INTO zauber_effekt (zauber_id, art, attribut, wert, runden, jede_runde) VALUES(&quot;&amp;[.A128]&amp;&quot;,'&quot;&amp;[.B128]&amp;&quot;','&quot;&amp;[.C128]&amp;&quot;',&quot;&amp;[.D128]&amp;&quot;,&quot;&amp;[.E128]&amp;&quot;,&quot;&amp;IF([.F128]=0;1;0)&amp;&quot;);&quot;" table:style-name="ce1">
            <text:p>INSERT INTO zauber_effekt (zauber_id, art, attribut, wert, runden, jede_runde) VALUES(75,'verteidigung','staerke',3,3,1);</text:p>
          </table:table-cell>
          <table:table-cell table:number-columns-repeated="16377"/>
        </table:table-row>
        <table:table-row table:style-name="ro1">
          <table:table-cell office:value-type="float" office:value="75" table:style-name="ce24">
            <text:p>7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5,'verteidigung','gesundheit',4,3,0);" table:formula="of:=&quot;INSERT INTO zauber_effekt (zauber_id, art, attribut, wert, runden, jede_runde) VALUES(&quot;&amp;[.A129]&amp;&quot;,'&quot;&amp;[.B129]&amp;&quot;','&quot;&amp;[.C129]&amp;&quot;',&quot;&amp;[.D129]&amp;&quot;,&quot;&amp;[.E129]&amp;&quot;,&quot;&amp;IF([.F129]=0;1;0)&amp;&quot;);&quot;" table:style-name="ce1">
            <text:p>INSERT INTO zauber_effekt (zauber_id, art, attribut, wert, runden, jede_runde) VALUES(75,'verteidigung','gesundheit',4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telligenz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intelligenz',2,3,0);" table:formula="of:=&quot;INSERT INTO zauber_effekt (zauber_id, art, attribut, wert, runden, jede_runde) VALUES(&quot;&amp;[.A130]&amp;&quot;,'&quot;&amp;[.B130]&amp;&quot;','&quot;&amp;[.C130]&amp;&quot;',&quot;&amp;[.D130]&amp;&quot;,&quot;&amp;[.E130]&amp;&quot;,&quot;&amp;IF([.F130]=0;1;0)&amp;&quot;);&quot;" table:style-name="ce1">
            <text:p>INSERT INTO zauber_effekt (zauber_id, art, attribut, wert, runden, jede_runde) VALUES(76,'verteidigung','intelligenz',2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magie',2,3,0);" table:formula="of:=&quot;INSERT INTO zauber_effekt (zauber_id, art, attribut, wert, runden, jede_runde) VALUES(&quot;&amp;[.A131]&amp;&quot;,'&quot;&amp;[.B131]&amp;&quot;','&quot;&amp;[.C131]&amp;&quot;',&quot;&amp;[.D131]&amp;&quot;,&quot;&amp;[.E131]&amp;&quot;,&quot;&amp;IF([.F131]=0;1;0)&amp;&quot;);&quot;" table:style-name="ce1">
            <text:p>INSERT INTO zauber_effekt (zauber_id, art, attribut, wert, runden, jede_runde) VALUES(76,'verteidigung','magie',2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gesundheit',2,3,0);" table:formula="of:=&quot;INSERT INTO zauber_effekt (zauber_id, art, attribut, wert, runden, jede_runde) VALUES(&quot;&amp;[.A132]&amp;&quot;,'&quot;&amp;[.B132]&amp;&quot;','&quot;&amp;[.C132]&amp;&quot;',&quot;&amp;[.D132]&amp;&quot;,&quot;&amp;[.E132]&amp;&quot;,&quot;&amp;IF([.F132]=0;1;0)&amp;&quot;);&quot;" table:style-name="ce1">
            <text:p>INSERT INTO zauber_effekt (zauber_id, art, attribut, wert, runden, jede_runde) VALUES(76,'verteidigung','gesundheit',2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itiativ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initiative',1,3,0);" table:formula="of:=&quot;INSERT INTO zauber_effekt (zauber_id, art, attribut, wert, runden, jede_runde) VALUES(&quot;&amp;[.A133]&amp;&quot;,'&quot;&amp;[.B133]&amp;&quot;','&quot;&amp;[.C133]&amp;&quot;',&quot;&amp;[.D133]&amp;&quot;,&quot;&amp;[.E133]&amp;&quot;,&quot;&amp;IF([.F133]=0;1;0)&amp;&quot;);&quot;" table:style-name="ce1">
            <text:p>INSERT INTO zauber_effekt (zauber_id, art, attribut, wert, runden, jede_runde) VALUES(76,'verteidigung','initiative',1,3,0);</text:p>
          </table:table-cell>
          <table:table-cell table:number-columns-repeated="16377"/>
        </table:table-row>
        <table:table-row table:style-name="ro1">
          <table:table-cell office:value-type="float" office:value="76" table:style-name="ce24">
            <text:p>76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usweich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76,'verteidigung','ausweichen',1,3,0);" table:formula="of:=&quot;INSERT INTO zauber_effekt (zauber_id, art, attribut, wert, runden, jede_runde) VALUES(&quot;&amp;[.A134]&amp;&quot;,'&quot;&amp;[.B134]&amp;&quot;','&quot;&amp;[.C134]&amp;&quot;',&quot;&amp;[.D134]&amp;&quot;,&quot;&amp;[.E134]&amp;&quot;,&quot;&amp;IF([.F134]=0;1;0)&amp;&quot;);&quot;" table:style-name="ce1">
            <text:p>INSERT INTO zauber_effekt (zauber_id, art, attribut, wert, runden, jede_runde) VALUES(76,'verteidigung','ausweichen',1,3,0);</text:p>
          </table:table-cell>
          <table:table-cell table:number-columns-repeated="16377"/>
        </table:table-row>
        <table:table-row table:style-name="ro1">
          <table:table-cell office:value-type="float" office:value="17" table:style-name="ce24">
            <text:p>1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7,'angriff','magie',-2,3,0);" table:formula="of:=&quot;INSERT INTO zauber_effekt (zauber_id, art, attribut, wert, runden, jede_runde) VALUES(&quot;&amp;[.A135]&amp;&quot;,'&quot;&amp;[.B135]&amp;&quot;','&quot;&amp;[.C135]&amp;&quot;',&quot;&amp;[.D135]&amp;&quot;,&quot;&amp;[.E135]&amp;&quot;,&quot;&amp;IF([.F135]=0;1;0)&amp;&quot;);&quot;" table:style-name="ce1">
            <text:p>INSERT INTO zauber_effekt (zauber_id, art, attribut, wert, runden, jede_runde) VALUES(17,'angriff','magie',-2,3,0);</text:p>
          </table:table-cell>
          <table:table-cell table:number-columns-repeated="16377"/>
        </table:table-row>
        <table:table-row table:style-name="ro1">
          <table:table-cell office:value-type="float" office:value="17" table:style-name="ce24">
            <text:p>1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7,'angriff','initiative',-1,3,0);" table:formula="of:=&quot;INSERT INTO zauber_effekt (zauber_id, art, attribut, wert, runden, jede_runde) VALUES(&quot;&amp;[.A136]&amp;&quot;,'&quot;&amp;[.B136]&amp;&quot;','&quot;&amp;[.C136]&amp;&quot;',&quot;&amp;[.D136]&amp;&quot;,&quot;&amp;[.E136]&amp;&quot;,&quot;&amp;IF([.F136]=0;1;0)&amp;&quot;);&quot;" table:style-name="ce1">
            <text:p>INSERT INTO zauber_effekt (zauber_id, art, attribut, wert, runden, jede_runde) VALUES(17,'angriff','initiative',-1,3,0);</text:p>
          </table:table-cell>
          <table:table-cell table:number-columns-repeated="16377"/>
        </table:table-row>
        <table:table-row table:style-name="ro1">
          <table:table-cell office:value-type="float" office:value="18" table:style-name="ce24">
            <text:p>1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8,'angriff','gesundheit',-3,2,0);" table:formula="of:=&quot;INSERT INTO zauber_effekt (zauber_id, art, attribut, wert, runden, jede_runde) VALUES(&quot;&amp;[.A137]&amp;&quot;,'&quot;&amp;[.B137]&amp;&quot;','&quot;&amp;[.C137]&amp;&quot;',&quot;&amp;[.D137]&amp;&quot;,&quot;&amp;[.E137]&amp;&quot;,&quot;&amp;IF([.F137]=0;1;0)&amp;&quot;);&quot;" table:style-name="ce1">
            <text:p>INSERT INTO zauber_effekt (zauber_id, art, attribut, wert, runden, jede_runde) VALUES(18,'angriff','gesundheit',-3,2,0);</text:p>
          </table:table-cell>
          <table:table-cell table:number-columns-repeated="16377"/>
        </table:table-row>
        <table:table-row table:style-name="ro1">
          <table:table-cell office:value-type="float" office:value="18" table:style-name="ce24">
            <text:p>1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8,'angriff','ausweichen',-1,2,0);" table:formula="of:=&quot;INSERT INTO zauber_effekt (zauber_id, art, attribut, wert, runden, jede_runde) VALUES(&quot;&amp;[.A138]&amp;&quot;,'&quot;&amp;[.B138]&amp;&quot;','&quot;&amp;[.C138]&amp;&quot;',&quot;&amp;[.D138]&amp;&quot;,&quot;&amp;[.E138]&amp;&quot;,&quot;&amp;IF([.F138]=0;1;0)&amp;&quot;);&quot;" table:style-name="ce1">
            <text:p>INSERT INTO zauber_effekt (zauber_id, art, attribut, wert, runden, jede_runde) VALUES(18,'angriff','ausweichen',-1,2,0);</text:p>
          </table:table-cell>
          <table:table-cell table:number-columns-repeated="16377"/>
        </table:table-row>
        <table:table-row table:style-name="ro1">
          <table:table-cell office:value-type="float" office:value="19" table:style-name="ce24">
            <text:p>1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9,'angriff','gesundheit',-2,3,0);" table:formula="of:=&quot;INSERT INTO zauber_effekt (zauber_id, art, attribut, wert, runden, jede_runde) VALUES(&quot;&amp;[.A139]&amp;&quot;,'&quot;&amp;[.B139]&amp;&quot;','&quot;&amp;[.C139]&amp;&quot;',&quot;&amp;[.D139]&amp;&quot;,&quot;&amp;[.E139]&amp;&quot;,&quot;&amp;IF([.F139]=0;1;0)&amp;&quot;);&quot;" table:style-name="ce1">
            <text:p>INSERT INTO zauber_effekt (zauber_id, art, attribut, wert, runden, jede_runde) VALUES(19,'angriff','gesundheit',-2,3,0);</text:p>
          </table:table-cell>
          <table:table-cell table:number-columns-repeated="16377"/>
        </table:table-row>
        <table:table-row table:style-name="ro1">
          <table:table-cell office:value-type="float" office:value="19" table:style-name="ce24">
            <text:p>1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19,'angriff','ausweichen',-2,3,0);" table:formula="of:=&quot;INSERT INTO zauber_effekt (zauber_id, art, attribut, wert, runden, jede_runde) VALUES(&quot;&amp;[.A140]&amp;&quot;,'&quot;&amp;[.B140]&amp;&quot;','&quot;&amp;[.C140]&amp;&quot;',&quot;&amp;[.D140]&amp;&quot;,&quot;&amp;[.E140]&amp;&quot;,&quot;&amp;IF([.F140]=0;1;0)&amp;&quot;);&quot;" table:style-name="ce1">
            <text:p>INSERT INTO zauber_effekt (zauber_id, art, attribut, wert, runden, jede_runde) VALUES(19,'angriff','ausweichen',-2,3,0);</text:p>
          </table:table-cell>
          <table:table-cell table:number-columns-repeated="16377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0,'angriff','staerke',-3,1,0);" table:formula="of:=&quot;INSERT INTO zauber_effekt (zauber_id, art, attribut, wert, runden, jede_runde) VALUES(&quot;&amp;[.A141]&amp;&quot;,'&quot;&amp;[.B141]&amp;&quot;','&quot;&amp;[.C141]&amp;&quot;',&quot;&amp;[.D141]&amp;&quot;,&quot;&amp;[.E141]&amp;&quot;,&quot;&amp;IF([.F141]=0;1;0)&amp;&quot;);&quot;" table:style-name="ce1">
            <text:p>INSERT INTO zauber_effekt (zauber_id, art, attribut, wert, runden, jede_runde) VALUES(20,'angriff','staerke',-3,1,0);</text:p>
          </table:table-cell>
          <table:table-cell table:number-columns-repeated="16377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0,'angriff','gesundheit',-1,1,0);" table:formula="of:=&quot;INSERT INTO zauber_effekt (zauber_id, art, attribut, wert, runden, jede_runde) VALUES(&quot;&amp;[.A142]&amp;&quot;,'&quot;&amp;[.B142]&amp;&quot;','&quot;&amp;[.C142]&amp;&quot;',&quot;&amp;[.D142]&amp;&quot;,&quot;&amp;[.E142]&amp;&quot;,&quot;&amp;IF([.F142]=0;1;0)&amp;&quot;);&quot;" table:style-name="ce1">
            <text:p>INSERT INTO zauber_effekt (zauber_id, art, attribut, wert, runden, jede_runde) VALUES(20,'angriff','gesundheit',-1,1,0);</text:p>
          </table:table-cell>
          <table:table-cell table:number-columns-repeated="16377"/>
        </table:table-row>
        <table:table-row table:style-name="ro1">
          <table:table-cell office:value-type="float" office:value="20" table:style-name="ce24">
            <text:p>2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0,'angriff','abwehr',-2,1,0);" table:formula="of:=&quot;INSERT INTO zauber_effekt (zauber_id, art, attribut, wert, runden, jede_runde) VALUES(&quot;&amp;[.A143]&amp;&quot;,'&quot;&amp;[.B143]&amp;&quot;','&quot;&amp;[.C143]&amp;&quot;',&quot;&amp;[.D143]&amp;&quot;,&quot;&amp;[.E143]&amp;&quot;,&quot;&amp;IF([.F143]=0;1;0)&amp;&quot;);&quot;" table:style-name="ce1">
            <text:p>INSERT INTO zauber_effekt (zauber_id, art, attribut, wert, runden, jede_runde) VALUES(20,'angriff','abwehr',-2,1,0);</text:p>
          </table:table-cell>
          <table:table-cell table:number-columns-repeated="16377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1,'angriff','staerke',-4,2,0);" table:formula="of:=&quot;INSERT INTO zauber_effekt (zauber_id, art, attribut, wert, runden, jede_runde) VALUES(&quot;&amp;[.A144]&amp;&quot;,'&quot;&amp;[.B144]&amp;&quot;','&quot;&amp;[.C144]&amp;&quot;',&quot;&amp;[.D144]&amp;&quot;,&quot;&amp;[.E144]&amp;&quot;,&quot;&amp;IF([.F144]=0;1;0)&amp;&quot;);&quot;" table:style-name="ce1">
            <text:p>INSERT INTO zauber_effekt (zauber_id, art, attribut, wert, runden, jede_runde) VALUES(21,'angriff','staerke',-4,2,0);</text:p>
          </table:table-cell>
          <table:table-cell table:number-columns-repeated="16377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1,'angriff','gesundheit',-2,2,0);" table:formula="of:=&quot;INSERT INTO zauber_effekt (zauber_id, art, attribut, wert, runden, jede_runde) VALUES(&quot;&amp;[.A145]&amp;&quot;,'&quot;&amp;[.B145]&amp;&quot;','&quot;&amp;[.C145]&amp;&quot;',&quot;&amp;[.D145]&amp;&quot;,&quot;&amp;[.E145]&amp;&quot;,&quot;&amp;IF([.F145]=0;1;0)&amp;&quot;);&quot;" table:style-name="ce1">
            <text:p>INSERT INTO zauber_effekt (zauber_id, art, attribut, wert, runden, jede_runde) VALUES(21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22" table:style-name="ce24">
            <text:p>2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2,'angriff','gesundheit',-5,3,0);" table:formula="of:=&quot;INSERT INTO zauber_effekt (zauber_id, art, attribut, wert, runden, jede_runde) VALUES(&quot;&amp;[.A146]&amp;&quot;,'&quot;&amp;[.B146]&amp;&quot;','&quot;&amp;[.C146]&amp;&quot;',&quot;&amp;[.D146]&amp;&quot;,&quot;&amp;[.E146]&amp;&quot;,&quot;&amp;IF([.F146]=0;1;0)&amp;&quot;);&quot;" table:style-name="ce1">
            <text:p>INSERT INTO zauber_effekt (zauber_id, art, attribut, wert, runden, jede_runde) VALUES(22,'angriff','gesundheit',-5,3,0);</text:p>
          </table:table-cell>
          <table:table-cell table:number-columns-repeated="16377"/>
        </table:table-row>
        <table:table-row table:style-name="ro1">
          <table:table-cell office:value-type="float" office:value="22" table:style-name="ce24">
            <text:p>2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2,'angriff','ausweichen',-1,3,0);" table:formula="of:=&quot;INSERT INTO zauber_effekt (zauber_id, art, attribut, wert, runden, jede_runde) VALUES(&quot;&amp;[.A147]&amp;&quot;,'&quot;&amp;[.B147]&amp;&quot;','&quot;&amp;[.C147]&amp;&quot;',&quot;&amp;[.D147]&amp;&quot;,&quot;&amp;[.E147]&amp;&quot;,&quot;&amp;IF([.F147]=0;1;0)&amp;&quot;);&quot;" table:style-name="ce1">
            <text:p>INSERT INTO zauber_effekt (zauber_id, art, attribut, wert, runden, jede_runde) VALUES(22,'angriff','ausweichen',-1,3,0);</text:p>
          </table:table-cell>
          <table:table-cell table:number-columns-repeated="16377"/>
        </table:table-row>
        <table:table-row table:style-name="ro1">
          <table:table-cell office:value-type="float" office:value="22" table:style-name="ce24">
            <text:p>2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2,'angriff','abwehr',-1,3,0);" table:formula="of:=&quot;INSERT INTO zauber_effekt (zauber_id, art, attribut, wert, runden, jede_runde) VALUES(&quot;&amp;[.A148]&amp;&quot;,'&quot;&amp;[.B148]&amp;&quot;','&quot;&amp;[.C148]&amp;&quot;',&quot;&amp;[.D148]&amp;&quot;,&quot;&amp;[.E148]&amp;&quot;,&quot;&amp;IF([.F148]=0;1;0)&amp;&quot;);&quot;" table:style-name="ce1">
            <text:p>INSERT INTO zauber_effekt (zauber_id, art, attribut, wert, runden, jede_runde) VALUES(22,'angriff','abwehr',-1,3,0);</text:p>
          </table:table-cell>
          <table:table-cell table:number-columns-repeated="16377"/>
        </table:table-row>
        <table:table-row table:style-name="ro1">
          <table:table-cell office:value-type="float" office:value="23" table:style-name="ce24">
            <text:p>2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3,'angriff','magie',-2,2,0);" table:formula="of:=&quot;INSERT INTO zauber_effekt (zauber_id, art, attribut, wert, runden, jede_runde) VALUES(&quot;&amp;[.A149]&amp;&quot;,'&quot;&amp;[.B149]&amp;&quot;','&quot;&amp;[.C149]&amp;&quot;',&quot;&amp;[.D149]&amp;&quot;,&quot;&amp;[.E149]&amp;&quot;,&quot;&amp;IF([.F149]=0;1;0)&amp;&quot;);&quot;" table:style-name="ce1">
            <text:p>INSERT INTO zauber_effekt (zauber_id, art, attribut, wert, runden, jede_runde) VALUES(23,'angriff','magie',-2,2,0);</text:p>
          </table:table-cell>
          <table:table-cell table:number-columns-repeated="16377"/>
        </table:table-row>
        <table:table-row table:style-name="ro1">
          <table:table-cell office:value-type="float" office:value="24" table:style-name="ce24">
            <text:p>2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4,'angriff','intelligenz',-2,3,0);" table:formula="of:=&quot;INSERT INTO zauber_effekt (zauber_id, art, attribut, wert, runden, jede_runde) VALUES(&quot;&amp;[.A150]&amp;&quot;,'&quot;&amp;[.B150]&amp;&quot;','&quot;&amp;[.C150]&amp;&quot;',&quot;&amp;[.D150]&amp;&quot;,&quot;&amp;[.E150]&amp;&quot;,&quot;&amp;IF([.F150]=0;1;0)&amp;&quot;);&quot;" table:style-name="ce1">
            <text:p>INSERT INTO zauber_effekt (zauber_id, art, attribut, wert, runden, jede_runde) VALUES(24,'angriff','intelligenz',-2,3,0);</text:p>
          </table:table-cell>
          <table:table-cell table:number-columns-repeated="16377"/>
        </table:table-row>
        <table:table-row table:style-name="ro1">
          <table:table-cell office:value-type="float" office:value="24" table:style-name="ce24">
            <text:p>2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4,'angriff','initiative',-2,3,0);" table:formula="of:=&quot;INSERT INTO zauber_effekt (zauber_id, art, attribut, wert, runden, jede_runde) VALUES(&quot;&amp;[.A151]&amp;&quot;,'&quot;&amp;[.B151]&amp;&quot;','&quot;&amp;[.C151]&amp;&quot;',&quot;&amp;[.D151]&amp;&quot;,&quot;&amp;[.E151]&amp;&quot;,&quot;&amp;IF([.F151]=0;1;0)&amp;&quot;);&quot;" table:style-name="ce1">
            <text:p>INSERT INTO zauber_effekt (zauber_id, art, attribut, wert, runden, jede_runde) VALUES(24,'angriff','initiative',-2,3,0);</text:p>
          </table:table-cell>
          <table:table-cell table:number-columns-repeated="16377"/>
        </table:table-row>
        <table:table-row table:style-name="ro1">
          <table:table-cell office:value-type="float" office:value="25" table:style-name="ce24">
            <text:p>2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5,'angriff','staerke',-3,2,0);" table:formula="of:=&quot;INSERT INTO zauber_effekt (zauber_id, art, attribut, wert, runden, jede_runde) VALUES(&quot;&amp;[.A152]&amp;&quot;,'&quot;&amp;[.B152]&amp;&quot;','&quot;&amp;[.C152]&amp;&quot;',&quot;&amp;[.D152]&amp;&quot;,&quot;&amp;[.E152]&amp;&quot;,&quot;&amp;IF([.F152]=0;1;0)&amp;&quot;);&quot;" table:style-name="ce1">
            <text:p>INSERT INTO zauber_effekt (zauber_id, art, attribut, wert, runden, jede_runde) VALUES(25,'angriff','staerke',-3,2,0);</text:p>
          </table:table-cell>
          <table:table-cell table:number-columns-repeated="16377"/>
        </table:table-row>
        <table:table-row table:style-name="ro1">
          <table:table-cell office:value-type="float" office:value="25" table:style-name="ce24">
            <text:p>25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5,'angriff','abwehr',-3,2,0);" table:formula="of:=&quot;INSERT INTO zauber_effekt (zauber_id, art, attribut, wert, runden, jede_runde) VALUES(&quot;&amp;[.A153]&amp;&quot;,'&quot;&amp;[.B153]&amp;&quot;','&quot;&amp;[.C153]&amp;&quot;',&quot;&amp;[.D153]&amp;&quot;,&quot;&amp;[.E153]&amp;&quot;,&quot;&amp;IF([.F153]=0;1;0)&amp;&quot;);&quot;" table:style-name="ce1">
            <text:p>INSERT INTO zauber_effekt (zauber_id, art, attribut, wert, runden, jede_runde) VALUES(25,'angriff','abwehr',-3,2,0);</text:p>
          </table:table-cell>
          <table:table-cell table:number-columns-repeated="16377"/>
        </table:table-row>
        <table:table-row table:style-name="ro1">
          <table:table-cell office:value-type="float" office:value="26" table:style-name="ce24">
            <text:p>2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6,'angriff','staerke',-2,1,0);" table:formula="of:=&quot;INSERT INTO zauber_effekt (zauber_id, art, attribut, wert, runden, jede_runde) VALUES(&quot;&amp;[.A154]&amp;&quot;,'&quot;&amp;[.B154]&amp;&quot;','&quot;&amp;[.C154]&amp;&quot;',&quot;&amp;[.D154]&amp;&quot;,&quot;&amp;[.E154]&amp;&quot;,&quot;&amp;IF([.F154]=0;1;0)&amp;&quot;);&quot;" table:style-name="ce1">
            <text:p>INSERT INTO zauber_effekt (zauber_id, art, attribut, wert, runden, jede_runde) VALUES(26,'angriff','staerke',-2,1,0);</text:p>
          </table:table-cell>
          <table:table-cell table:number-columns-repeated="16377"/>
        </table:table-row>
        <table:table-row table:style-name="ro1">
          <table:table-cell office:value-type="float" office:value="26" table:style-name="ce24">
            <text:p>2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6,'angriff','gesundheit',-2,1,0);" table:formula="of:=&quot;INSERT INTO zauber_effekt (zauber_id, art, attribut, wert, runden, jede_runde) VALUES(&quot;&amp;[.A155]&amp;&quot;,'&quot;&amp;[.B155]&amp;&quot;','&quot;&amp;[.C155]&amp;&quot;',&quot;&amp;[.D155]&amp;&quot;,&quot;&amp;[.E155]&amp;&quot;,&quot;&amp;IF([.F155]=0;1;0)&amp;&quot;);&quot;" table:style-name="ce1">
            <text:p>INSERT INTO zauber_effekt (zauber_id, art, attribut, wert, runden, jede_runde) VALUES(26,'angriff','gesundheit',-2,1,0);</text:p>
          </table:table-cell>
          <table:table-cell table:number-columns-repeated="16377"/>
        </table:table-row>
        <table:table-row table:style-name="ro1">
          <table:table-cell office:value-type="float" office:value="26" table:style-name="ce24">
            <text:p>2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6,'angriff','abwehr',-3,1,0);" table:formula="of:=&quot;INSERT INTO zauber_effekt (zauber_id, art, attribut, wert, runden, jede_runde) VALUES(&quot;&amp;[.A156]&amp;&quot;,'&quot;&amp;[.B156]&amp;&quot;','&quot;&amp;[.C156]&amp;&quot;',&quot;&amp;[.D156]&amp;&quot;,&quot;&amp;[.E156]&amp;&quot;,&quot;&amp;IF([.F156]=0;1;0)&amp;&quot;);&quot;" table:style-name="ce1">
            <text:p>INSERT INTO zauber_effekt (zauber_id, art, attribut, wert, runden, jede_runde) VALUES(26,'angriff','abwehr',-3,1,0);</text:p>
          </table:table-cell>
          <table:table-cell table:number-columns-repeated="16377"/>
        </table:table-row>
        <table:table-row table:style-name="ro1">
          <table:table-cell office:value-type="float" office:value="27" table:style-name="ce24">
            <text:p>27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staerk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7,'verteidigung','staerke',4,3,0);" table:formula="of:=&quot;INSERT INTO zauber_effekt (zauber_id, art, attribut, wert, runden, jede_runde) VALUES(&quot;&amp;[.A157]&amp;&quot;,'&quot;&amp;[.B157]&amp;&quot;','&quot;&amp;[.C157]&amp;&quot;',&quot;&amp;[.D157]&amp;&quot;,&quot;&amp;[.E157]&amp;&quot;,&quot;&amp;IF([.F157]=0;1;0)&amp;&quot;);&quot;" table:style-name="ce1">
            <text:p>INSERT INTO zauber_effekt (zauber_id, art, attribut, wert, runden, jede_runde) VALUES(27,'verteidigung','staerke',4,3,0);</text:p>
          </table:table-cell>
          <table:table-cell table:number-columns-repeated="16377"/>
        </table:table-row>
        <table:table-row table:style-name="ro1">
          <table:table-cell office:value-type="float" office:value="27" table:style-name="ce24">
            <text:p>27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magi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7,'verteidigung','magie',2,3,0);" table:formula="of:=&quot;INSERT INTO zauber_effekt (zauber_id, art, attribut, wert, runden, jede_runde) VALUES(&quot;&amp;[.A158]&amp;&quot;,'&quot;&amp;[.B158]&amp;&quot;','&quot;&amp;[.C158]&amp;&quot;',&quot;&amp;[.D158]&amp;&quot;,&quot;&amp;[.E158]&amp;&quot;,&quot;&amp;IF([.F158]=0;1;0)&amp;&quot;);&quot;" table:style-name="ce1">
            <text:p>INSERT INTO zauber_effekt (zauber_id, art, attribut, wert, runden, jede_runde) VALUES(27,'verteidigung','magie',2,3,0);</text:p>
          </table:table-cell>
          <table:table-cell table:number-columns-repeated="16377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5" table:style-name="ce1">
            <text:p>-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8,'angriff','staerke',-5,5,0);" table:formula="of:=&quot;INSERT INTO zauber_effekt (zauber_id, art, attribut, wert, runden, jede_runde) VALUES(&quot;&amp;[.A159]&amp;&quot;,'&quot;&amp;[.B159]&amp;&quot;','&quot;&amp;[.C159]&amp;&quot;',&quot;&amp;[.D159]&amp;&quot;,&quot;&amp;[.E159]&amp;&quot;,&quot;&amp;IF([.F159]=0;1;0)&amp;&quot;);&quot;" table:style-name="ce1">
            <text:p>INSERT INTO zauber_effekt (zauber_id, art, attribut, wert, runden, jede_runde) VALUES(28,'angriff','staerke',-5,5,0);</text:p>
          </table:table-cell>
          <table:table-cell table:number-columns-repeated="16377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8,'angriff','gesundheit',-3,5,0);" table:formula="of:=&quot;INSERT INTO zauber_effekt (zauber_id, art, attribut, wert, runden, jede_runde) VALUES(&quot;&amp;[.A160]&amp;&quot;,'&quot;&amp;[.B160]&amp;&quot;','&quot;&amp;[.C160]&amp;&quot;',&quot;&amp;[.D160]&amp;&quot;,&quot;&amp;[.E160]&amp;&quot;,&quot;&amp;IF([.F160]=0;1;0)&amp;&quot;);&quot;" table:style-name="ce1">
            <text:p>INSERT INTO zauber_effekt (zauber_id, art, attribut, wert, runden, jede_runde) VALUES(28,'angriff','gesundheit',-3,5,0);</text:p>
          </table:table-cell>
          <table:table-cell table:number-columns-repeated="16377"/>
        </table:table-row>
        <table:table-row table:style-name="ro1">
          <table:table-cell office:value-type="float" office:value="41" table:style-name="ce24">
            <text:p>4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1,'angriff','magie',-4,2,0);" table:formula="of:=&quot;INSERT INTO zauber_effekt (zauber_id, art, attribut, wert, runden, jede_runde) VALUES(&quot;&amp;[.A161]&amp;&quot;,'&quot;&amp;[.B161]&amp;&quot;','&quot;&amp;[.C161]&amp;&quot;',&quot;&amp;[.D161]&amp;&quot;,&quot;&amp;[.E161]&amp;&quot;,&quot;&amp;IF([.F161]=0;1;0)&amp;&quot;);&quot;" table:style-name="ce1">
            <text:p>INSERT INTO zauber_effekt (zauber_id, art, attribut, wert, runden, jede_runde) VALUES(41,'angriff','magie',-4,2,0);</text:p>
          </table:table-cell>
          <table:table-cell table:number-columns-repeated="16377"/>
        </table:table-row>
        <table:table-row table:style-name="ro1">
          <table:table-cell office:value-type="float" office:value="41" table:style-name="ce24">
            <text:p>4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1,'angriff','gesundheit',-1,2,0);" table:formula="of:=&quot;INSERT INTO zauber_effekt (zauber_id, art, attribut, wert, runden, jede_runde) VALUES(&quot;&amp;[.A162]&amp;&quot;,'&quot;&amp;[.B162]&amp;&quot;','&quot;&amp;[.C162]&amp;&quot;',&quot;&amp;[.D162]&amp;&quot;,&quot;&amp;[.E162]&amp;&quot;,&quot;&amp;IF([.F162]=0;1;0)&amp;&quot;);&quot;" table:style-name="ce1">
            <text:p>INSERT INTO zauber_effekt (zauber_id, art, attribut, wert, runden, jede_runde) VALUES(41,'angriff','gesundheit',-1,2,0);</text:p>
          </table:table-cell>
          <table:table-cell table:number-columns-repeated="16377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2,'angriff','staerke',-3,3,0);" table:formula="of:=&quot;INSERT INTO zauber_effekt (zauber_id, art, attribut, wert, runden, jede_runde) VALUES(&quot;&amp;[.A163]&amp;&quot;,'&quot;&amp;[.B163]&amp;&quot;','&quot;&amp;[.C163]&amp;&quot;',&quot;&amp;[.D163]&amp;&quot;,&quot;&amp;[.E163]&amp;&quot;,&quot;&amp;IF([.F163]=0;1;0)&amp;&quot;);&quot;" table:style-name="ce1">
            <text:p>INSERT INTO zauber_effekt (zauber_id, art, attribut, wert, runden, jede_runde) VALUES(42,'angriff','staerke',-3,3,0);</text:p>
          </table:table-cell>
          <table:table-cell table:number-columns-repeated="16377"/>
        </table:table-row>
        <table:table-row table:style-name="ro1">
          <table:table-cell office:value-type="float" office:value="42" table:style-name="ce24">
            <text:p>4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2,'angriff','abwehr',-2,3,0);" table:formula="of:=&quot;INSERT INTO zauber_effekt (zauber_id, art, attribut, wert, runden, jede_runde) VALUES(&quot;&amp;[.A164]&amp;&quot;,'&quot;&amp;[.B164]&amp;&quot;','&quot;&amp;[.C164]&amp;&quot;',&quot;&amp;[.D164]&amp;&quot;,&quot;&amp;[.E164]&amp;&quot;,&quot;&amp;IF([.F164]=0;1;0)&amp;&quot;);&quot;" table:style-name="ce1">
            <text:p>INSERT INTO zauber_effekt (zauber_id, art, attribut, wert, runden, jede_runde) VALUES(42,'angriff','abwehr',-2,3,0);</text:p>
          </table:table-cell>
          <table:table-cell table:number-columns-repeated="16377"/>
        </table:table-row>
        <table:table-row table:style-name="ro1">
          <table:table-cell office:value-type="float" office:value="43" table:style-name="ce24">
            <text:p>4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3,'angriff','gesundheit',-4,2,0);" table:formula="of:=&quot;INSERT INTO zauber_effekt (zauber_id, art, attribut, wert, runden, jede_runde) VALUES(&quot;&amp;[.A165]&amp;&quot;,'&quot;&amp;[.B165]&amp;&quot;','&quot;&amp;[.C165]&amp;&quot;',&quot;&amp;[.D165]&amp;&quot;,&quot;&amp;[.E165]&amp;&quot;,&quot;&amp;IF([.F165]=0;1;0)&amp;&quot;);&quot;" table:style-name="ce1">
            <text:p>INSERT INTO zauber_effekt (zauber_id, art, attribut, wert, runden, jede_runde) VALUES(43,'angriff','gesundheit',-4,2,0);</text:p>
          </table:table-cell>
          <table:table-cell table:number-columns-repeated="16377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4,'angriff','magie',-1,1,0);" table:formula="of:=&quot;INSERT INTO zauber_effekt (zauber_id, art, attribut, wert, runden, jede_runde) VALUES(&quot;&amp;[.A166]&amp;&quot;,'&quot;&amp;[.B166]&amp;&quot;','&quot;&amp;[.C166]&amp;&quot;',&quot;&amp;[.D166]&amp;&quot;,&quot;&amp;[.E166]&amp;&quot;,&quot;&amp;IF([.F166]=0;1;0)&amp;&quot;);&quot;" table:style-name="ce1">
            <text:p>INSERT INTO zauber_effekt (zauber_id, art, attribut, wert, runden, jede_runde) VALUES(44,'angriff','magie',-1,1,0);</text:p>
          </table:table-cell>
          <table:table-cell table:number-columns-repeated="16377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4,'angriff','initiative',-3,1,0);" table:formula="of:=&quot;INSERT INTO zauber_effekt (zauber_id, art, attribut, wert, runden, jede_runde) VALUES(&quot;&amp;[.A167]&amp;&quot;,'&quot;&amp;[.B167]&amp;&quot;','&quot;&amp;[.C167]&amp;&quot;',&quot;&amp;[.D167]&amp;&quot;,&quot;&amp;[.E167]&amp;&quot;,&quot;&amp;IF([.F167]=0;1;0)&amp;&quot;);&quot;" table:style-name="ce1">
            <text:p>INSERT INTO zauber_effekt (zauber_id, art, attribut, wert, runden, jede_runde) VALUES(44,'angriff','initiative',-3,1,0);</text:p>
          </table:table-cell>
          <table:table-cell table:number-columns-repeated="16377"/>
        </table:table-row>
        <table:table-row table:style-name="ro1">
          <table:table-cell office:value-type="float" office:value="44" table:style-name="ce24">
            <text:p>4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4,'angriff','ausweichen',-3,1,0);" table:formula="of:=&quot;INSERT INTO zauber_effekt (zauber_id, art, attribut, wert, runden, jede_runde) VALUES(&quot;&amp;[.A168]&amp;&quot;,'&quot;&amp;[.B168]&amp;&quot;','&quot;&amp;[.C168]&amp;&quot;',&quot;&amp;[.D168]&amp;&quot;,&quot;&amp;[.E168]&amp;&quot;,&quot;&amp;IF([.F168]=0;1;0)&amp;&quot;);&quot;" table:style-name="ce1">
            <text:p>INSERT INTO zauber_effekt (zauber_id, art, attribut, wert, runden, jede_runde) VALUES(44,'angriff','ausweichen',-3,1,0);</text:p>
          </table:table-cell>
          <table:table-cell table:number-columns-repeated="16377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initiativ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5,'verteidigung','initiative',2,2,0);" table:formula="of:=&quot;INSERT INTO zauber_effekt (zauber_id, art, attribut, wert, runden, jede_runde) VALUES(&quot;&amp;[.A169]&amp;&quot;,'&quot;&amp;[.B169]&amp;&quot;','&quot;&amp;[.C169]&amp;&quot;',&quot;&amp;[.D169]&amp;&quot;,&quot;&amp;[.E169]&amp;&quot;,&quot;&amp;IF([.F169]=0;1;0)&amp;&quot;);&quot;" table:style-name="ce1">
            <text:p>INSERT INTO zauber_effekt (zauber_id, art, attribut, wert, runden, jede_runde) VALUES(45,'verteidigung','initiative',2,2,0);</text:p>
          </table:table-cell>
          <table:table-cell table:number-columns-repeated="16377"/>
        </table:table-row>
        <table:table-row table:style-name="ro1">
          <table:table-cell office:value-type="float" office:value="45" table:style-name="ce24">
            <text:p>45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usweiche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5,'verteidigung','ausweichen',6,2,0);" table:formula="of:=&quot;INSERT INTO zauber_effekt (zauber_id, art, attribut, wert, runden, jede_runde) VALUES(&quot;&amp;[.A170]&amp;&quot;,'&quot;&amp;[.B170]&amp;&quot;','&quot;&amp;[.C170]&amp;&quot;',&quot;&amp;[.D170]&amp;&quot;,&quot;&amp;[.E170]&amp;&quot;,&quot;&amp;IF([.F170]=0;1;0)&amp;&quot;);&quot;" table:style-name="ce1">
            <text:p>INSERT INTO zauber_effekt (zauber_id, art, attribut, wert, runden, jede_runde) VALUES(45,'verteidigung','ausweichen',6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staerke',-2,2,0);" table:formula="of:=&quot;INSERT INTO zauber_effekt (zauber_id, art, attribut, wert, runden, jede_runde) VALUES(&quot;&amp;[.A171]&amp;&quot;,'&quot;&amp;[.B171]&amp;&quot;','&quot;&amp;[.C171]&amp;&quot;',&quot;&amp;[.D171]&amp;&quot;,&quot;&amp;[.E171]&amp;&quot;,&quot;&amp;IF([.F171]=0;1;0)&amp;&quot;);&quot;" table:style-name="ce1">
            <text:p>INSERT INTO zauber_effekt (zauber_id, art, attribut, wert, runden, jede_runde) VALUES(46,'angriff','staerke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gesundheit',-2,2,0);" table:formula="of:=&quot;INSERT INTO zauber_effekt (zauber_id, art, attribut, wert, runden, jede_runde) VALUES(&quot;&amp;[.A172]&amp;&quot;,'&quot;&amp;[.B172]&amp;&quot;','&quot;&amp;[.C172]&amp;&quot;',&quot;&amp;[.D172]&amp;&quot;,&quot;&amp;[.E172]&amp;&quot;,&quot;&amp;IF([.F172]=0;1;0)&amp;&quot;);&quot;" table:style-name="ce1">
            <text:p>INSERT INTO zauber_effekt (zauber_id, art, attribut, wert, runden, jede_runde) VALUES(46,'angriff','gesundheit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itiative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initiative',-2,2,0);" table:formula="of:=&quot;INSERT INTO zauber_effekt (zauber_id, art, attribut, wert, runden, jede_runde) VALUES(&quot;&amp;[.A173]&amp;&quot;,'&quot;&amp;[.B173]&amp;&quot;','&quot;&amp;[.C173]&amp;&quot;',&quot;&amp;[.D173]&amp;&quot;,&quot;&amp;[.E173]&amp;&quot;,&quot;&amp;IF([.F173]=0;1;0)&amp;&quot;);&quot;" table:style-name="ce1">
            <text:p>INSERT INTO zauber_effekt (zauber_id, art, attribut, wert, runden, jede_runde) VALUES(46,'angriff','initiative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usweichen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ausweichen',-2,2,0);" table:formula="of:=&quot;INSERT INTO zauber_effekt (zauber_id, art, attribut, wert, runden, jede_runde) VALUES(&quot;&amp;[.A174]&amp;&quot;,'&quot;&amp;[.B174]&amp;&quot;','&quot;&amp;[.C174]&amp;&quot;',&quot;&amp;[.D174]&amp;&quot;,&quot;&amp;[.E174]&amp;&quot;,&quot;&amp;IF([.F174]=0;1;0)&amp;&quot;);&quot;" table:style-name="ce1">
            <text:p>INSERT INTO zauber_effekt (zauber_id, art, attribut, wert, runden, jede_runde) VALUES(46,'angriff','ausweichen',-2,2,0);</text:p>
          </table:table-cell>
          <table:table-cell table:number-columns-repeated="16377"/>
        </table:table-row>
        <table:table-row table:style-name="ro1">
          <table:table-cell office:value-type="float" office:value="46" table:style-name="ce24">
            <text:p>46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46,'angriff','abwehr',-2,2,0);" table:formula="of:=&quot;INSERT INTO zauber_effekt (zauber_id, art, attribut, wert, runden, jede_runde) VALUES(&quot;&amp;[.A175]&amp;&quot;,'&quot;&amp;[.B175]&amp;&quot;','&quot;&amp;[.C175]&amp;&quot;',&quot;&amp;[.D175]&amp;&quot;,&quot;&amp;[.E175]&amp;&quot;,&quot;&amp;IF([.F175]=0;1;0)&amp;&quot;);&quot;" table:style-name="ce1">
            <text:p>INSERT INTO zauber_effekt (zauber_id, art, attribut, wert, runden, jede_runde) VALUES(46,'angriff','abwehr',-2,2,0);</text:p>
          </table:table-cell>
          <table:table-cell table:number-columns-repeated="16377"/>
        </table:table-row>
        <table:table-row table:style-name="ro1">
          <table:table-cell office:value-type="float" office:value="29" table:style-name="ce24">
            <text:p>2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29,'angriff','gesundheit',-3,3,0);" table:formula="of:=&quot;INSERT INTO zauber_effekt (zauber_id, art, attribut, wert, runden, jede_runde) VALUES(&quot;&amp;[.A176]&amp;&quot;,'&quot;&amp;[.B176]&amp;&quot;','&quot;&amp;[.C176]&amp;&quot;',&quot;&amp;[.D176]&amp;&quot;,&quot;&amp;[.E176]&amp;&quot;,&quot;&amp;IF([.F176]=0;1;0)&amp;&quot;);&quot;" table:style-name="ce1">
            <text:p>INSERT INTO zauber_effekt (zauber_id, art, attribut, wert, runden, jede_runde) VALUES(29,'angriff','gesundheit',-3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staerk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staerke',2,3,0);" table:formula="of:=&quot;INSERT INTO zauber_effekt (zauber_id, art, attribut, wert, runden, jede_runde) VALUES(&quot;&amp;[.A177]&amp;&quot;,'&quot;&amp;[.B177]&amp;&quot;','&quot;&amp;[.C177]&amp;&quot;',&quot;&amp;[.D177]&amp;&quot;,&quot;&amp;[.E177]&amp;&quot;,&quot;&amp;IF([.F177]=0;1;0)&amp;&quot;);&quot;" table:style-name="ce1">
            <text:p>INSERT INTO zauber_effekt (zauber_id, art, attribut, wert, runden, jede_runde) VALUES(30,'verteidigung','staerke',2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gesundhei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gesundheit',2,3,0);" table:formula="of:=&quot;INSERT INTO zauber_effekt (zauber_id, art, attribut, wert, runden, jede_runde) VALUES(&quot;&amp;[.A178]&amp;&quot;,'&quot;&amp;[.B178]&amp;&quot;','&quot;&amp;[.C178]&amp;&quot;',&quot;&amp;[.D178]&amp;&quot;,&quot;&amp;[.E178]&amp;&quot;,&quot;&amp;IF([.F178]=0;1;0)&amp;&quot;);&quot;" table:style-name="ce1">
            <text:p>INSERT INTO zauber_effekt (zauber_id, art, attribut, wert, runden, jede_runde) VALUES(30,'verteidigung','gesundheit',2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usweichen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ausweichen',1,3,0);" table:formula="of:=&quot;INSERT INTO zauber_effekt (zauber_id, art, attribut, wert, runden, jede_runde) VALUES(&quot;&amp;[.A179]&amp;&quot;,'&quot;&amp;[.B179]&amp;&quot;','&quot;&amp;[.C179]&amp;&quot;',&quot;&amp;[.D179]&amp;&quot;,&quot;&amp;[.E179]&amp;&quot;,&quot;&amp;IF([.F179]=0;1;0)&amp;&quot;);&quot;" table:style-name="ce1">
            <text:p>INSERT INTO zauber_effekt (zauber_id, art, attribut, wert, runden, jede_runde) VALUES(30,'verteidigung','ausweichen',1,3,0);</text:p>
          </table:table-cell>
          <table:table-cell table:number-columns-repeated="16377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string" table:style-name="ce24">
            <text:p>verteidigung</text:p>
          </table:table-cell>
          <table:table-cell office:value-type="string" table:style-name="ce24">
            <text:p>abwehr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0,'verteidigung','abwehr',1,3,0);" table:formula="of:=&quot;INSERT INTO zauber_effekt (zauber_id, art, attribut, wert, runden, jede_runde) VALUES(&quot;&amp;[.A180]&amp;&quot;,'&quot;&amp;[.B180]&amp;&quot;','&quot;&amp;[.C180]&amp;&quot;',&quot;&amp;[.D180]&amp;&quot;,&quot;&amp;[.E180]&amp;&quot;,&quot;&amp;IF([.F180]=0;1;0)&amp;&quot;);&quot;" table:style-name="ce1">
            <text:p>INSERT INTO zauber_effekt (zauber_id, art, attribut, wert, runden, jede_runde) VALUES(30,'verteidigung','abwehr',1,3,0);</text:p>
          </table:table-cell>
          <table:table-cell table:number-columns-repeated="16377"/>
        </table:table-row>
        <table:table-row table:style-name="ro1">
          <table:table-cell office:value-type="float" office:value="31" table:style-name="ce24">
            <text:p>3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1,'angriff','gesundheit',-4,1,0);" table:formula="of:=&quot;INSERT INTO zauber_effekt (zauber_id, art, attribut, wert, runden, jede_runde) VALUES(&quot;&amp;[.A181]&amp;&quot;,'&quot;&amp;[.B181]&amp;&quot;','&quot;&amp;[.C181]&amp;&quot;',&quot;&amp;[.D181]&amp;&quot;,&quot;&amp;[.E181]&amp;&quot;,&quot;&amp;IF([.F181]=0;1;0)&amp;&quot;);&quot;" table:style-name="ce1">
            <text:p>INSERT INTO zauber_effekt (zauber_id, art, attribut, wert, runden, jede_runde) VALUES(31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31" table:style-name="ce24">
            <text:p>31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31,'angriff','abwehr',-2,1,1);" table:formula="of:=&quot;INSERT INTO zauber_effekt (zauber_id, art, attribut, wert, runden, jede_runde) VALUES(&quot;&amp;[.A182]&amp;&quot;,'&quot;&amp;[.B182]&amp;&quot;','&quot;&amp;[.C182]&amp;&quot;',&quot;&amp;[.D182]&amp;&quot;,&quot;&amp;[.E182]&amp;&quot;,&quot;&amp;IF([.F182]=0;1;0)&amp;&quot;);&quot;" table:style-name="ce1">
            <text:p>INSERT INTO zauber_effekt (zauber_id, art, attribut, wert, runden, jede_runde) VALUES(31,'angriff','abwehr',-2,1,1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staerke',-3,3,0);" table:formula="of:=&quot;INSERT INTO zauber_effekt (zauber_id, art, attribut, wert, runden, jede_runde) VALUES(&quot;&amp;[.A183]&amp;&quot;,'&quot;&amp;[.B183]&amp;&quot;','&quot;&amp;[.C183]&amp;&quot;',&quot;&amp;[.D183]&amp;&quot;,&quot;&amp;[.E183]&amp;&quot;,&quot;&amp;IF([.F183]=0;1;0)&amp;&quot;);&quot;" table:style-name="ce1">
            <text:p>INSERT INTO zauber_effekt (zauber_id, art, attribut, wert, runden, jede_runde) VALUES(32,'angriff','staerke',-3,3,0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intelligenz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intelligenz',-3,3,0);" table:formula="of:=&quot;INSERT INTO zauber_effekt (zauber_id, art, attribut, wert, runden, jede_runde) VALUES(&quot;&amp;[.A184]&amp;&quot;,'&quot;&amp;[.B184]&amp;&quot;','&quot;&amp;[.C184]&amp;&quot;',&quot;&amp;[.D184]&amp;&quot;,&quot;&amp;[.E184]&amp;&quot;,&quot;&amp;IF([.F184]=0;1;0)&amp;&quot;);&quot;" table:style-name="ce1">
            <text:p>INSERT INTO zauber_effekt (zauber_id, art, attribut, wert, runden, jede_runde) VALUES(32,'angriff','intelligenz',-3,3,0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magie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magie',-3,3,0);" table:formula="of:=&quot;INSERT INTO zauber_effekt (zauber_id, art, attribut, wert, runden, jede_runde) VALUES(&quot;&amp;[.A185]&amp;&quot;,'&quot;&amp;[.B185]&amp;&quot;','&quot;&amp;[.C185]&amp;&quot;',&quot;&amp;[.D185]&amp;&quot;,&quot;&amp;[.E185]&amp;&quot;,&quot;&amp;IF([.F185]=0;1;0)&amp;&quot;);&quot;" table:style-name="ce1">
            <text:p>INSERT INTO zauber_effekt (zauber_id, art, attribut, wert, runden, jede_runde) VALUES(32,'angriff','magie',-3,3,0);</text:p>
          </table:table-cell>
          <table:table-cell table:number-columns-repeated="16377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abwehr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2,'angriff','abwehr',-2,3,0);" table:formula="of:=&quot;INSERT INTO zauber_effekt (zauber_id, art, attribut, wert, runden, jede_runde) VALUES(&quot;&amp;[.A186]&amp;&quot;,'&quot;&amp;[.B186]&amp;&quot;','&quot;&amp;[.C186]&amp;&quot;',&quot;&amp;[.D186]&amp;&quot;,&quot;&amp;[.E186]&amp;&quot;,&quot;&amp;IF([.F186]=0;1;0)&amp;&quot;);&quot;" table:style-name="ce1">
            <text:p>INSERT INTO zauber_effekt (zauber_id, art, attribut, wert, runden, jede_runde) VALUES(32,'angriff','abwehr',-2,3,0);</text:p>
          </table:table-cell>
          <table:table-cell table:number-columns-repeated="16377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33,'angriff','staerke',-6,1,1);" table:formula="of:=&quot;INSERT INTO zauber_effekt (zauber_id, art, attribut, wert, runden, jede_runde) VALUES(&quot;&amp;[.A187]&amp;&quot;,'&quot;&amp;[.B187]&amp;&quot;','&quot;&amp;[.C187]&amp;&quot;',&quot;&amp;[.D187]&amp;&quot;,&quot;&amp;[.E187]&amp;&quot;,&quot;&amp;IF([.F187]=0;1;0)&amp;&quot;);&quot;" table:style-name="ce1">
            <text:p>INSERT INTO zauber_effekt (zauber_id, art, attribut, wert, runden, jede_runde) VALUES(33,'angriff','staerke',-6,1,1);</text:p>
          </table:table-cell>
          <table:table-cell table:number-columns-repeated="16377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3,'angriff','gesundheit',-4,1,0);" table:formula="of:=&quot;INSERT INTO zauber_effekt (zauber_id, art, attribut, wert, runden, jede_runde) VALUES(&quot;&amp;[.A188]&amp;&quot;,'&quot;&amp;[.B188]&amp;&quot;','&quot;&amp;[.C188]&amp;&quot;',&quot;&amp;[.D188]&amp;&quot;,&quot;&amp;[.E188]&amp;&quot;,&quot;&amp;IF([.F188]=0;1;0)&amp;&quot;);&quot;" table:style-name="ce1">
            <text:p>INSERT INTO zauber_effekt (zauber_id, art, attribut, wert, runden, jede_runde) VALUES(33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staerke</text:p>
          </table:table-cell>
          <table:table-cell office:value-type="float" office:value="-8" table:style-name="ce1">
            <text:p>-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office:string-value="INSERT INTO zauber_effekt (zauber_id, art, attribut, wert, runden, jede_runde) VALUES(34,'angriff','staerke',-8,1,1);" table:formula="of:=&quot;INSERT INTO zauber_effekt (zauber_id, art, attribut, wert, runden, jede_runde) VALUES(&quot;&amp;[.A189]&amp;&quot;,'&quot;&amp;[.B189]&amp;&quot;','&quot;&amp;[.C189]&amp;&quot;',&quot;&amp;[.D189]&amp;&quot;,&quot;&amp;[.E189]&amp;&quot;,&quot;&amp;IF([.F189]=0;1;0)&amp;&quot;);&quot;" table:style-name="ce1">
            <text:p>INSERT INTO zauber_effekt (zauber_id, art, attribut, wert, runden, jede_runde) VALUES(34,'angriff','staerke',-8,1,1);</text:p>
          </table:table-cell>
          <table:table-cell table:number-columns-repeated="16377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zauber_effekt (zauber_id, art, attribut, wert, runden, jede_runde) VALUES(34,'angriff','gesundheit',-6,1,0);" table:formula="of:=&quot;INSERT INTO zauber_effekt (zauber_id, art, attribut, wert, runden, jede_runde) VALUES(&quot;&amp;[.A190]&amp;&quot;,'&quot;&amp;[.B190]&amp;&quot;','&quot;&amp;[.C190]&amp;&quot;',&quot;&amp;[.D190]&amp;&quot;,&quot;&amp;[.E190]&amp;&quot;,&quot;&amp;IF([.F190]=0;1;0)&amp;&quot;);&quot;" table:style-name="ce1">
            <text:p>INSERT INTO zauber_effekt (zauber_id, art, attribut, wert, runden, jede_runde) VALUES(34,'angriff','gesundheit',-6,1,0);</text:p>
          </table:table-cell>
          <table:table-cell table:number-columns-repeated="16377"/>
        </table:table-row>
        <table:table-row table:style-name="ro1">
          <table:table-cell office:value-type="float" office:value="77" table:style-name="ce24">
            <text:p>77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office:string-value="INSERT INTO zauber_effekt (zauber_id, art, attribut, wert, runden, jede_runde) VALUES(77,'angriff','gesundheit',-5,1,0);" table:formula="of:=&quot;INSERT INTO zauber_effekt (zauber_id, art, attribut, wert, runden, jede_runde) VALUES(&quot;&amp;[.A191]&amp;&quot;,'&quot;&amp;[.B191]&amp;&quot;','&quot;&amp;[.C191]&amp;&quot;',&quot;&amp;[.D191]&amp;&quot;,&quot;&amp;[.E191]&amp;&quot;,&quot;&amp;IF([.F191]=0;1;0)&amp;&quot;);&quot;" table:style-name="ce1">
            <text:p>INSERT INTO zauber_effekt (zauber_id, art, attribut, wert, runden, jede_runde) VALUES(77,'angriff','gesundheit',-5,1,0);</text:p>
          </table:table-cell>
          <table:table-cell table:number-columns-repeated="16377"/>
        </table:table-row>
        <table:table-row table:style-name="ro1">
          <table:table-cell office:value-type="float" office:value="79" table:style-name="ce24">
            <text:p>79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34">
            <text:p>1</text:p>
          </table:table-cell>
          <table:table-cell office:value-type="string" office:string-value="INSERT INTO zauber_effekt (zauber_id, art, attribut, wert, runden, jede_runde) VALUES(79,'angriff','gesundheit',-4,1,0);" table:formula="of:=&quot;INSERT INTO zauber_effekt (zauber_id, art, attribut, wert, runden, jede_runde) VALUES(&quot;&amp;[.A192]&amp;&quot;,'&quot;&amp;[.B192]&amp;&quot;','&quot;&amp;[.C192]&amp;&quot;',&quot;&amp;[.D192]&amp;&quot;,&quot;&amp;[.E192]&amp;&quot;,&quot;&amp;IF([.F192]=0;1;0)&amp;&quot;);&quot;" table:style-name="ce1">
            <text:p>INSERT INTO zauber_effekt (zauber_id, art, attribut, wert, runden, jede_runde) VALUES(79,'angriff','gesundheit',-4,1,0);</text:p>
          </table:table-cell>
          <table:table-cell table:number-columns-repeated="16377"/>
        </table:table-row>
        <table:table-row table:style-name="ro1">
          <table:table-cell office:value-type="float" office:value="80" table:style-name="ce24">
            <text:p>80</text:p>
          </table:table-cell>
          <table:table-cell office:value-type="string" table:style-name="ce24">
            <text:p>angriff</text:p>
          </table:table-cell>
          <table:table-cell office:value-type="string" table:style-name="ce24">
            <text:p>gesundheit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34">
            <text:p>1</text:p>
          </table:table-cell>
          <table:table-cell office:value-type="string" office:string-value="INSERT INTO zauber_effekt (zauber_id, art, attribut, wert, runden, jede_runde) VALUES(80,'angriff','gesundheit',-3,2,0);" table:formula="of:=&quot;INSERT INTO zauber_effekt (zauber_id, art, attribut, wert, runden, jede_runde) VALUES(&quot;&amp;[.A193]&amp;&quot;,'&quot;&amp;[.B193]&amp;&quot;','&quot;&amp;[.C193]&amp;&quot;',&quot;&amp;[.D193]&amp;&quot;,&quot;&amp;[.E193]&amp;&quot;,&quot;&amp;IF([.F193]=0;1;0)&amp;&quot;);&quot;" table:style-name="ce1">
            <text:p>INSERT INTO zauber_effekt (zauber_id, art, attribut, wert, runden, jede_runde) VALUES(80,'angriff','gesundheit',-3,2,0);</text:p>
          </table:table-cell>
          <table:table-cell table:number-columns-repeated="16377"/>
        </table:table-row>
        <table:table-row table:number-rows-repeated="1048383" table:style-name="ro1">
          <table:table-cell table:number-columns-repeated="16384"/>
        </table:table-row>
      </table:table>
      <table:table table:name="Kombinationen_(2)" table:style-name="ta1">
        <table:table-column table:style-name="co3" table:default-cell-style-name="ce24"/>
        <table:table-column table:style-name="co13" table:number-columns-repeated="4" table:default-cell-style-name="ce24"/>
        <table:table-column table:style-name="co2" table:default-cell-style-name="ce24"/>
        <table:table-column table:style-name="co14" table:default-cell-style-name="ce24"/>
        <table:table-column table:style-name="co15" table:default-cell-style-name="ce1"/>
        <table:table-column table:style-name="co16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Kombination</text:p>
          </table:table-cell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office:value-type="string" table:style-name="ce35">
            <text:p>Hauptelement</text:p>
          </table:table-cell>
          <table:table-cell office:value-type="string" table:style-name="ce35">
            <text:p>Nebenelement</text:p>
          </table:table-cell>
          <table:table-cell office:value-type="string" table:style-name="ce35">
            <text:p>Typ</text:p>
          </table:table-cell>
          <table:table-cell office:value-type="string" table:style-name="ce35">
            <text:p>Geschwindigkeit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lkohol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Feuer" table:formula="of:=IF([.B2]=MAX([.B2:.E2]);[.$B$1];&quot;&quot;)&amp;IF([.C2]=MAX([.B2:.E2]);[.$C$1];&quot;&quot;)&amp;IF([.D2]=MAX([.B2:.E2]);[.$D$1];&quot;&quot;)&amp;IF([.E2]=MAX([.B2:.E2]);[.$E$1];&quot;&quot;)" table:style-name="ce7">
            <text:p>Feuer</text:p>
          </table:table-cell>
          <table:table-cell office:value-type="string" office:string-value="Wasser" table:formula="of:=IF(AND([.B2]&lt;MAX([.B2:.E2]);[.B2]&gt;0);[.$B$1];&quot;&quot;)&amp;IF(AND([.C2]&lt;MAX([.B2:.E2]);[.C2]&gt;0);[.$C$1];&quot;&quot;)&amp;IF(AND([.D2]&lt;MAX([.B2:.E2]);[.D2]&gt;0);[.$D$1];&quot;&quot;)&amp;IF(AND([.E2]&lt;MAX([.B2:.E2]);[.E2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Glut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Feuer" table:formula="of:=IF([.B3]=MAX([.B3:.E3]);[.$B$1];&quot;&quot;)&amp;IF([.C3]=MAX([.B3:.E3]);[.$C$1];&quot;&quot;)&amp;IF([.D3]=MAX([.B3:.E3]);[.$D$1];&quot;&quot;)&amp;IF([.E3]=MAX([.B3:.E3]);[.$E$1];&quot;&quot;)" table:style-name="ce7">
            <text:p>Feuer</text:p>
          </table:table-cell>
          <table:table-cell office:value-type="string" office:string-value="Wasser" table:formula="of:=IF(AND([.B3]&lt;MAX([.B3:.E3]);[.B3]&gt;0);[.$B$1];&quot;&quot;)&amp;IF(AND([.C3]&lt;MAX([.B3:.E3]);[.C3]&gt;0);[.$C$1];&quot;&quot;)&amp;IF(AND([.D3]&lt;MAX([.B3:.E3]);[.D3]&gt;0);[.$D$1];&quot;&quot;)&amp;IF(AND([.E3]&lt;MAX([.B3:.E3]);[.E3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Säure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Feuer" table:formula="of:=IF([.B4]=MAX([.B4:.E4]);[.$B$1];&quot;&quot;)&amp;IF([.C4]=MAX([.B4:.E4]);[.$C$1];&quot;&quot;)&amp;IF([.D4]=MAX([.B4:.E4]);[.$D$1];&quot;&quot;)&amp;IF([.E4]=MAX([.B4:.E4]);[.$E$1];&quot;&quot;)" table:style-name="ce7">
            <text:p>Feuer</text:p>
          </table:table-cell>
          <table:table-cell office:value-type="string" office:string-value="Wasser" table:formula="of:=IF(AND([.B4]&lt;MAX([.B4:.E4]);[.B4]&gt;0);[.$B$1];&quot;&quot;)&amp;IF(AND([.C4]&lt;MAX([.B4:.E4]);[.C4]&gt;0);[.$C$1];&quot;&quot;)&amp;IF(AND([.D4]&lt;MAX([.B4:.E4]);[.D4]&gt;0);[.$D$1];&quot;&quot;)&amp;IF(AND([.E4]&lt;MAX([.B4:.E4]);[.E4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Ölbrand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Feuer" table:formula="of:=IF([.B5]=MAX([.B5:.E5]);[.$B$1];&quot;&quot;)&amp;IF([.C5]=MAX([.B5:.E5]);[.$C$1];&quot;&quot;)&amp;IF([.D5]=MAX([.B5:.E5]);[.$D$1];&quot;&quot;)&amp;IF([.E5]=MAX([.B5:.E5]);[.$E$1];&quot;&quot;)" table:style-name="ce7">
            <text:p>Feuer</text:p>
          </table:table-cell>
          <table:table-cell office:value-type="string" office:string-value="Wasser" table:formula="of:=IF(AND([.B5]&lt;MAX([.B5:.E5]);[.B5]&gt;0);[.$B$1];&quot;&quot;)&amp;IF(AND([.C5]&lt;MAX([.B5:.E5]);[.C5]&gt;0);[.$C$1];&quot;&quot;)&amp;IF(AND([.D5]&lt;MAX([.B5:.E5]);[.D5]&gt;0);[.$D$1];&quot;&quot;)&amp;IF(AND([.E5]&lt;MAX([.B5:.E5]);[.E5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Gift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Feuer" table:formula="of:=IF([.B6]=MAX([.B6:.E6]);[.$B$1];&quot;&quot;)&amp;IF([.C6]=MAX([.B6:.E6]);[.$C$1];&quot;&quot;)&amp;IF([.D6]=MAX([.B6:.E6]);[.$D$1];&quot;&quot;)&amp;IF([.E6]=MAX([.B6:.E6]);[.$E$1];&quot;&quot;)" table:style-name="ce7">
            <text:p>Feuer</text:p>
          </table:table-cell>
          <table:table-cell office:value-type="string" office:string-value="Wasser" table:formula="of:=IF(AND([.B6]&lt;MAX([.B6:.E6]);[.B6]&gt;0);[.$B$1];&quot;&quot;)&amp;IF(AND([.C6]&lt;MAX([.B6:.E6]);[.C6]&gt;0);[.$C$1];&quot;&quot;)&amp;IF(AND([.D6]&lt;MAX([.B6:.E6]);[.D6]&gt;0);[.$D$1];&quot;&quot;)&amp;IF(AND([.E6]&lt;MAX([.B6:.E6]);[.E6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Explosion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Feuer" table:formula="of:=IF([.B7]=MAX([.B7:.E7]);[.$B$1];&quot;&quot;)&amp;IF([.C7]=MAX([.B7:.E7]);[.$C$1];&quot;&quot;)&amp;IF([.D7]=MAX([.B7:.E7]);[.$D$1];&quot;&quot;)&amp;IF([.E7]=MAX([.B7:.E7]);[.$E$1];&quot;&quot;)" table:style-name="ce7">
            <text:p>Feuer</text:p>
          </table:table-cell>
          <table:table-cell office:value-type="string" office:string-value="Wasser" table:formula="of:=IF(AND([.B7]&lt;MAX([.B7:.E7]);[.B7]&gt;0);[.$B$1];&quot;&quot;)&amp;IF(AND([.C7]&lt;MAX([.B7:.E7]);[.C7]&gt;0);[.$C$1];&quot;&quot;)&amp;IF(AND([.D7]&lt;MAX([.B7:.E7]);[.D7]&gt;0);[.$D$1];&quot;&quot;)&amp;IF(AND([.E7]&lt;MAX([.B7:.E7]);[.E7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Funk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8]=MAX([.B8:.E8]);[.$B$1];&quot;&quot;)&amp;IF([.C8]=MAX([.B8:.E8]);[.$C$1];&quot;&quot;)&amp;IF([.D8]=MAX([.B8:.E8]);[.$D$1];&quot;&quot;)&amp;IF([.E8]=MAX([.B8:.E8]);[.$E$1];&quot;&quot;)" table:style-name="ce7">
            <text:p>Feuer</text:p>
          </table:table-cell>
          <table:table-cell office:value-type="string" office:string-value="Luft" table:formula="of:=IF(AND([.B8]&lt;MAX([.B8:.E8]);[.B8]&gt;0);[.$B$1];&quot;&quot;)&amp;IF(AND([.C8]&lt;MAX([.B8:.E8]);[.C8]&gt;0);[.$C$1];&quot;&quot;)&amp;IF(AND([.D8]&lt;MAX([.B8:.E8]);[.D8]&gt;0);[.$D$1];&quot;&quot;)&amp;IF(AND([.E8]&lt;MAX([.B8:.E8]);[.E8]&gt;0);[.$E$1];&quot;&quot;)" table:style-name="ce7">
            <text:p>Luft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9">
            <text:p>Flamme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9]=MAX([.B9:.E9]);[.$B$1];&quot;&quot;)&amp;IF([.C9]=MAX([.B9:.E9]);[.$C$1];&quot;&quot;)&amp;IF([.D9]=MAX([.B9:.E9]);[.$D$1];&quot;&quot;)&amp;IF([.E9]=MAX([.B9:.E9]);[.$E$1];&quot;&quot;)" table:style-name="ce7">
            <text:p>Feuer</text:p>
          </table:table-cell>
          <table:table-cell office:value-type="string" office:string-value="Luft" table:formula="of:=IF(AND([.B9]&lt;MAX([.B9:.E9]);[.B9]&gt;0);[.$B$1];&quot;&quot;)&amp;IF(AND([.C9]&lt;MAX([.B9:.E9]);[.C9]&gt;0);[.$C$1];&quot;&quot;)&amp;IF(AND([.D9]&lt;MAX([.B9:.E9]);[.D9]&gt;0);[.$D$1];&quot;&quot;)&amp;IF(AND([.E9]&lt;MAX([.B9:.E9]);[.E9]&gt;0);[.$E$1];&quot;&quot;)" table:style-name="ce7">
            <text:p>Luft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Feuerball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0]=MAX([.B10:.E10]);[.$B$1];&quot;&quot;)&amp;IF([.C10]=MAX([.B10:.E10]);[.$C$1];&quot;&quot;)&amp;IF([.D10]=MAX([.B10:.E10]);[.$D$1];&quot;&quot;)&amp;IF([.E10]=MAX([.B10:.E10]);[.$E$1];&quot;&quot;)" table:style-name="ce7">
            <text:p>Feuer</text:p>
          </table:table-cell>
          <table:table-cell office:value-type="string" office:string-value="Luft" table:formula="of:=IF(AND([.B10]&lt;MAX([.B10:.E10]);[.B10]&gt;0);[.$B$1];&quot;&quot;)&amp;IF(AND([.C10]&lt;MAX([.B10:.E10]);[.C10]&gt;0);[.$C$1];&quot;&quot;)&amp;IF(AND([.D10]&lt;MAX([.B10:.E10]);[.D10]&gt;0);[.$D$1];&quot;&quot;)&amp;IF(AND([.E10]&lt;MAX([.B10:.E10]);[.E10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ichtstrahl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1]=MAX([.B11:.E11]);[.$B$1];&quot;&quot;)&amp;IF([.C11]=MAX([.B11:.E11]);[.$C$1];&quot;&quot;)&amp;IF([.D11]=MAX([.B11:.E11]);[.$D$1];&quot;&quot;)&amp;IF([.E11]=MAX([.B11:.E11]);[.$E$1];&quot;&quot;)" table:style-name="ce7">
            <text:p>Feuer</text:p>
          </table:table-cell>
          <table:table-cell office:value-type="string" office:string-value="Luft" table:formula="of:=IF(AND([.B11]&lt;MAX([.B11:.E11]);[.B11]&gt;0);[.$B$1];&quot;&quot;)&amp;IF(AND([.C11]&lt;MAX([.B11:.E11]);[.C11]&gt;0);[.$C$1];&quot;&quot;)&amp;IF(AND([.D11]&lt;MAX([.B11:.E11]);[.D11]&gt;0);[.$D$1];&quot;&quot;)&amp;IF(AND([.E11]&lt;MAX([.B11:.E11]);[.E11]&gt;0);[.$E$1];&quot;&quot;)" table:style-name="ce7">
            <text:p>Luft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Blitz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2]=MAX([.B12:.E12]);[.$B$1];&quot;&quot;)&amp;IF([.C12]=MAX([.B12:.E12]);[.$C$1];&quot;&quot;)&amp;IF([.D12]=MAX([.B12:.E12]);[.$D$1];&quot;&quot;)&amp;IF([.E12]=MAX([.B12:.E12]);[.$E$1];&quot;&quot;)" table:style-name="ce7">
            <text:p>Feuer</text:p>
          </table:table-cell>
          <table:table-cell office:value-type="string" office:string-value="Luft" table:formula="of:=IF(AND([.B12]&lt;MAX([.B12:.E12]);[.B12]&gt;0);[.$B$1];&quot;&quot;)&amp;IF(AND([.C12]&lt;MAX([.B12:.E12]);[.C12]&gt;0);[.$C$1];&quot;&quot;)&amp;IF(AND([.D12]&lt;MAX([.B12:.E12]);[.D12]&gt;0);[.$D$1];&quot;&quot;)&amp;IF(AND([.E12]&lt;MAX([.B12:.E12]);[.E12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Feuersturm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3]=MAX([.B13:.E13]);[.$B$1];&quot;&quot;)&amp;IF([.C13]=MAX([.B13:.E13]);[.$C$1];&quot;&quot;)&amp;IF([.D13]=MAX([.B13:.E13]);[.$D$1];&quot;&quot;)&amp;IF([.E13]=MAX([.B13:.E13]);[.$E$1];&quot;&quot;)" table:style-name="ce7">
            <text:p>Feuer</text:p>
          </table:table-cell>
          <table:table-cell office:value-type="string" office:string-value="Luft" table:formula="of:=IF(AND([.B13]&lt;MAX([.B13:.E13]);[.B13]&gt;0);[.$B$1];&quot;&quot;)&amp;IF(AND([.C13]&lt;MAX([.B13:.E13]);[.C13]&gt;0);[.$C$1];&quot;&quot;)&amp;IF(AND([.D13]&lt;MAX([.B13:.E13]);[.D13]&gt;0);[.$D$1];&quot;&quot;)&amp;IF(AND([.E13]&lt;MAX([.B13:.E13]);[.E13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sch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4]=MAX([.B14:.E14]);[.$B$1];&quot;&quot;)&amp;IF([.C14]=MAX([.B14:.E14]);[.$C$1];&quot;&quot;)&amp;IF([.D14]=MAX([.B14:.E14]);[.$D$1];&quot;&quot;)&amp;IF([.E14]=MAX([.B14:.E14]);[.$E$1];&quot;&quot;)" table:style-name="ce7">
            <text:p>Feuer</text:p>
          </table:table-cell>
          <table:table-cell office:value-type="string" office:string-value="Erde" table:formula="of:=IF(AND([.B14]&lt;MAX([.B14:.E14]);[.B14]&gt;0);[.$B$1];&quot;&quot;)&amp;IF(AND([.C14]&lt;MAX([.B14:.E14]);[.C14]&gt;0);[.$C$1];&quot;&quot;)&amp;IF(AND([.D14]&lt;MAX([.B14:.E14]);[.D14]&gt;0);[.$D$1];&quot;&quot;)&amp;IF(AND([.E14]&lt;MAX([.B14:.E14]);[.E14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Schwelbrand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5]=MAX([.B15:.E15]);[.$B$1];&quot;&quot;)&amp;IF([.C15]=MAX([.B15:.E15]);[.$C$1];&quot;&quot;)&amp;IF([.D15]=MAX([.B15:.E15]);[.$D$1];&quot;&quot;)&amp;IF([.E15]=MAX([.B15:.E15]);[.$E$1];&quot;&quot;)" table:style-name="ce7">
            <text:p>Feuer</text:p>
          </table:table-cell>
          <table:table-cell office:value-type="string" office:string-value="Erde" table:formula="of:=IF(AND([.B15]&lt;MAX([.B15:.E15]);[.B15]&gt;0);[.$B$1];&quot;&quot;)&amp;IF(AND([.C15]&lt;MAX([.B15:.E15]);[.C15]&gt;0);[.$C$1];&quot;&quot;)&amp;IF(AND([.D15]&lt;MAX([.B15:.E15]);[.D15]&gt;0);[.$D$1];&quot;&quot;)&amp;IF(AND([.E15]&lt;MAX([.B15:.E15]);[.E15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Lava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6]=MAX([.B16:.E16]);[.$B$1];&quot;&quot;)&amp;IF([.C16]=MAX([.B16:.E16]);[.$C$1];&quot;&quot;)&amp;IF([.D16]=MAX([.B16:.E16]);[.$D$1];&quot;&quot;)&amp;IF([.E16]=MAX([.B16:.E16]);[.$E$1];&quot;&quot;)" table:style-name="ce7">
            <text:p>Feuer</text:p>
          </table:table-cell>
          <table:table-cell office:value-type="string" office:string-value="Erde" table:formula="of:=IF(AND([.B16]&lt;MAX([.B16:.E16]);[.B16]&gt;0);[.$B$1];&quot;&quot;)&amp;IF(AND([.C16]&lt;MAX([.B16:.E16]);[.C16]&gt;0);[.$C$1];&quot;&quot;)&amp;IF(AND([.D16]&lt;MAX([.B16:.E16]);[.D16]&gt;0);[.$D$1];&quot;&quot;)&amp;IF(AND([.E16]&lt;MAX([.B16:.E16]);[.E16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Glas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7]=MAX([.B17:.E17]);[.$B$1];&quot;&quot;)&amp;IF([.C17]=MAX([.B17:.E17]);[.$C$1];&quot;&quot;)&amp;IF([.D17]=MAX([.B17:.E17]);[.$D$1];&quot;&quot;)&amp;IF([.E17]=MAX([.B17:.E17]);[.$E$1];&quot;&quot;)" table:style-name="ce7">
            <text:p>Feuer</text:p>
          </table:table-cell>
          <table:table-cell office:value-type="string" office:string-value="Erde" table:formula="of:=IF(AND([.B17]&lt;MAX([.B17:.E17]);[.B17]&gt;0);[.$B$1];&quot;&quot;)&amp;IF(AND([.C17]&lt;MAX([.B17:.E17]);[.C17]&gt;0);[.$C$1];&quot;&quot;)&amp;IF(AND([.D17]&lt;MAX([.B17:.E17]);[.D17]&gt;0);[.$D$1];&quot;&quot;)&amp;IF(AND([.E17]&lt;MAX([.B17:.E17]);[.E17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Metall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8]=MAX([.B18:.E18]);[.$B$1];&quot;&quot;)&amp;IF([.C18]=MAX([.B18:.E18]);[.$C$1];&quot;&quot;)&amp;IF([.D18]=MAX([.B18:.E18]);[.$D$1];&quot;&quot;)&amp;IF([.E18]=MAX([.B18:.E18]);[.$E$1];&quot;&quot;)" table:style-name="ce7">
            <text:p>Feuer</text:p>
          </table:table-cell>
          <table:table-cell office:value-type="string" office:string-value="Erde" table:formula="of:=IF(AND([.B18]&lt;MAX([.B18:.E18]);[.B18]&gt;0);[.$B$1];&quot;&quot;)&amp;IF(AND([.C18]&lt;MAX([.B18:.E18]);[.C18]&gt;0);[.$C$1];&quot;&quot;)&amp;IF(AND([.D18]&lt;MAX([.B18:.E18]);[.D18]&gt;0);[.$D$1];&quot;&quot;)&amp;IF(AND([.E18]&lt;MAX([.B18:.E18]);[.E18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Magma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Feuer" table:formula="of:=IF([.B19]=MAX([.B19:.E19]);[.$B$1];&quot;&quot;)&amp;IF([.C19]=MAX([.B19:.E19]);[.$C$1];&quot;&quot;)&amp;IF([.D19]=MAX([.B19:.E19]);[.$D$1];&quot;&quot;)&amp;IF([.E19]=MAX([.B19:.E19]);[.$E$1];&quot;&quot;)" table:style-name="ce7">
            <text:p>Feuer</text:p>
          </table:table-cell>
          <table:table-cell office:value-type="string" office:string-value="Erde" table:formula="of:=IF(AND([.B19]&lt;MAX([.B19:.E19]);[.B19]&gt;0);[.$B$1];&quot;&quot;)&amp;IF(AND([.C19]&lt;MAX([.B19:.E19]);[.C19]&gt;0);[.$C$1];&quot;&quot;)&amp;IF(AND([.D19]&lt;MAX([.B19:.E19]);[.D19]&gt;0);[.$D$1];&quot;&quot;)&amp;IF(AND([.E19]&lt;MAX([.B19:.E19]);[.E19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Kohl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0]=MAX([.B20:.E20]);[.$B$1];&quot;&quot;)&amp;IF([.C20]=MAX([.B20:.E20]);[.$C$1];&quot;&quot;)&amp;IF([.D20]=MAX([.B20:.E20]);[.$D$1];&quot;&quot;)&amp;IF([.E20]=MAX([.B20:.E20]);[.$E$1];&quot;&quot;)" table:style-name="ce7">
            <text:p>Erde</text:p>
          </table:table-cell>
          <table:table-cell office:value-type="string" office:string-value="Feuer" table:formula="of:=IF(AND([.B20]&lt;MAX([.B20:.E20]);[.B20]&gt;0);[.$B$1];&quot;&quot;)&amp;IF(AND([.C20]&lt;MAX([.B20:.E20]);[.C20]&gt;0);[.$C$1];&quot;&quot;)&amp;IF(AND([.D20]&lt;MAX([.B20:.E20]);[.D20]&gt;0);[.$D$1];&quot;&quot;)&amp;IF(AND([.E20]&lt;MAX([.B20:.E20]);[.E20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Erdöl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1]=MAX([.B21:.E21]);[.$B$1];&quot;&quot;)&amp;IF([.C21]=MAX([.B21:.E21]);[.$C$1];&quot;&quot;)&amp;IF([.D21]=MAX([.B21:.E21]);[.$D$1];&quot;&quot;)&amp;IF([.E21]=MAX([.B21:.E21]);[.$E$1];&quot;&quot;)" table:style-name="ce7">
            <text:p>Erde</text:p>
          </table:table-cell>
          <table:table-cell office:value-type="string" office:string-value="Feuer" table:formula="of:=IF(AND([.B21]&lt;MAX([.B21:.E21]);[.B21]&gt;0);[.$B$1];&quot;&quot;)&amp;IF(AND([.C21]&lt;MAX([.B21:.E21]);[.C21]&gt;0);[.$C$1];&quot;&quot;)&amp;IF(AND([.D21]&lt;MAX([.B21:.E21]);[.D21]&gt;0);[.$D$1];&quot;&quot;)&amp;IF(AND([.E21]&lt;MAX([.B21:.E21]);[.E21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Ton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2]=MAX([.B22:.E22]);[.$B$1];&quot;&quot;)&amp;IF([.C22]=MAX([.B22:.E22]);[.$C$1];&quot;&quot;)&amp;IF([.D22]=MAX([.B22:.E22]);[.$D$1];&quot;&quot;)&amp;IF([.E22]=MAX([.B22:.E22]);[.$E$1];&quot;&quot;)" table:style-name="ce7">
            <text:p>Erde</text:p>
          </table:table-cell>
          <table:table-cell office:value-type="string" office:string-value="Feuer" table:formula="of:=IF(AND([.B22]&lt;MAX([.B22:.E22]);[.B22]&gt;0);[.$B$1];&quot;&quot;)&amp;IF(AND([.C22]&lt;MAX([.B22:.E22]);[.C22]&gt;0);[.$C$1];&quot;&quot;)&amp;IF(AND([.D22]&lt;MAX([.B22:.E22]);[.D22]&gt;0);[.$D$1];&quot;&quot;)&amp;IF(AND([.E22]&lt;MAX([.B22:.E22]);[.E22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Keramik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3]=MAX([.B23:.E23]);[.$B$1];&quot;&quot;)&amp;IF([.C23]=MAX([.B23:.E23]);[.$C$1];&quot;&quot;)&amp;IF([.D23]=MAX([.B23:.E23]);[.$D$1];&quot;&quot;)&amp;IF([.E23]=MAX([.B23:.E23]);[.$E$1];&quot;&quot;)" table:style-name="ce7">
            <text:p>Erde</text:p>
          </table:table-cell>
          <table:table-cell office:value-type="string" office:string-value="Feuer" table:formula="of:=IF(AND([.B23]&lt;MAX([.B23:.E23]);[.B23]&gt;0);[.$B$1];&quot;&quot;)&amp;IF(AND([.C23]&lt;MAX([.B23:.E23]);[.C23]&gt;0);[.$C$1];&quot;&quot;)&amp;IF(AND([.D23]&lt;MAX([.B23:.E23]);[.D23]&gt;0);[.$D$1];&quot;&quot;)&amp;IF(AND([.E23]&lt;MAX([.B23:.E23]);[.E23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Kristall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4]=MAX([.B24:.E24]);[.$B$1];&quot;&quot;)&amp;IF([.C24]=MAX([.B24:.E24]);[.$C$1];&quot;&quot;)&amp;IF([.D24]=MAX([.B24:.E24]);[.$D$1];&quot;&quot;)&amp;IF([.E24]=MAX([.B24:.E24]);[.$E$1];&quot;&quot;)" table:style-name="ce7">
            <text:p>Erde</text:p>
          </table:table-cell>
          <table:table-cell office:value-type="string" office:string-value="Feuer" table:formula="of:=IF(AND([.B24]&lt;MAX([.B24:.E24]);[.B24]&gt;0);[.$B$1];&quot;&quot;)&amp;IF(AND([.C24]&lt;MAX([.B24:.E24]);[.C24]&gt;0);[.$C$1];&quot;&quot;)&amp;IF(AND([.D24]&lt;MAX([.B24:.E24]);[.D24]&gt;0);[.$D$1];&quot;&quot;)&amp;IF(AND([.E24]&lt;MAX([.B24:.E24]);[.E24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3">
            <text:p>Erdbeben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5]=MAX([.B25:.E25]);[.$B$1];&quot;&quot;)&amp;IF([.C25]=MAX([.B25:.E25]);[.$C$1];&quot;&quot;)&amp;IF([.D25]=MAX([.B25:.E25]);[.$D$1];&quot;&quot;)&amp;IF([.E25]=MAX([.B25:.E25]);[.$E$1];&quot;&quot;)" table:style-name="ce7">
            <text:p>Erde</text:p>
          </table:table-cell>
          <table:table-cell office:value-type="string" office:string-value="Feuer" table:formula="of:=IF(AND([.B25]&lt;MAX([.B25:.E25]);[.B25]&gt;0);[.$B$1];&quot;&quot;)&amp;IF(AND([.C25]&lt;MAX([.B25:.E25]);[.C25]&gt;0);[.$C$1];&quot;&quot;)&amp;IF(AND([.D25]&lt;MAX([.B25:.E25]);[.D25]&gt;0);[.$D$1];&quot;&quot;)&amp;IF(AND([.E25]&lt;MAX([.B25:.E25]);[.E25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Staub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6]=MAX([.B26:.E26]);[.$B$1];&quot;&quot;)&amp;IF([.C26]=MAX([.B26:.E26]);[.$C$1];&quot;&quot;)&amp;IF([.D26]=MAX([.B26:.E26]);[.$D$1];&quot;&quot;)&amp;IF([.E26]=MAX([.B26:.E26]);[.$E$1];&quot;&quot;)" table:style-name="ce7">
            <text:p>Erde</text:p>
          </table:table-cell>
          <table:table-cell office:value-type="string" office:string-value="Luft" table:formula="of:=IF(AND([.B26]&lt;MAX([.B26:.E26]);[.B26]&gt;0);[.$B$1];&quot;&quot;)&amp;IF(AND([.C26]&lt;MAX([.B26:.E26]);[.C26]&gt;0);[.$C$1];&quot;&quot;)&amp;IF(AND([.D26]&lt;MAX([.B26:.E26]);[.D26]&gt;0);[.$D$1];&quot;&quot;)&amp;IF(AND([.E26]&lt;MAX([.B26:.E26]);[.E26]&gt;0);[.$E$1];&quot;&quot;)" table:style-name="ce7">
            <text:p>Luft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Sandhöhle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7]=MAX([.B27:.E27]);[.$B$1];&quot;&quot;)&amp;IF([.C27]=MAX([.B27:.E27]);[.$C$1];&quot;&quot;)&amp;IF([.D27]=MAX([.B27:.E27]);[.$D$1];&quot;&quot;)&amp;IF([.E27]=MAX([.B27:.E27]);[.$E$1];&quot;&quot;)" table:style-name="ce7">
            <text:p>Erde</text:p>
          </table:table-cell>
          <table:table-cell office:value-type="string" office:string-value="Luft" table:formula="of:=IF(AND([.B27]&lt;MAX([.B27:.E27]);[.B27]&gt;0);[.$B$1];&quot;&quot;)&amp;IF(AND([.C27]&lt;MAX([.B27:.E27]);[.C27]&gt;0);[.$C$1];&quot;&quot;)&amp;IF(AND([.D27]&lt;MAX([.B27:.E27]);[.D27]&gt;0);[.$D$1];&quot;&quot;)&amp;IF(AND([.E27]&lt;MAX([.B27:.E27]);[.E27]&gt;0);[.$E$1];&quot;&quot;)" table:style-name="ce7">
            <text:p>Luft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Erdgas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8]=MAX([.B28:.E28]);[.$B$1];&quot;&quot;)&amp;IF([.C28]=MAX([.B28:.E28]);[.$C$1];&quot;&quot;)&amp;IF([.D28]=MAX([.B28:.E28]);[.$D$1];&quot;&quot;)&amp;IF([.E28]=MAX([.B28:.E28]);[.$E$1];&quot;&quot;)" table:style-name="ce7">
            <text:p>Erde</text:p>
          </table:table-cell>
          <table:table-cell office:value-type="string" office:string-value="Luft" table:formula="of:=IF(AND([.B28]&lt;MAX([.B28:.E28]);[.B28]&gt;0);[.$B$1];&quot;&quot;)&amp;IF(AND([.C28]&lt;MAX([.B28:.E28]);[.C28]&gt;0);[.$C$1];&quot;&quot;)&amp;IF(AND([.D28]&lt;MAX([.B28:.E28]);[.D28]&gt;0);[.$D$1];&quot;&quot;)&amp;IF(AND([.E28]&lt;MAX([.B28:.E28]);[.E28]&gt;0);[.$E$1];&quot;&quot;)" table:style-name="ce7">
            <text:p>Luft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Wanderdün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29]=MAX([.B29:.E29]);[.$B$1];&quot;&quot;)&amp;IF([.C29]=MAX([.B29:.E29]);[.$C$1];&quot;&quot;)&amp;IF([.D29]=MAX([.B29:.E29]);[.$D$1];&quot;&quot;)&amp;IF([.E29]=MAX([.B29:.E29]);[.$E$1];&quot;&quot;)" table:style-name="ce7">
            <text:p>Erde</text:p>
          </table:table-cell>
          <table:table-cell office:value-type="string" office:string-value="Luft" table:formula="of:=IF(AND([.B29]&lt;MAX([.B29:.E29]);[.B29]&gt;0);[.$B$1];&quot;&quot;)&amp;IF(AND([.C29]&lt;MAX([.B29:.E29]);[.C29]&gt;0);[.$C$1];&quot;&quot;)&amp;IF(AND([.D29]&lt;MAX([.B29:.E29]);[.D29]&gt;0);[.$D$1];&quot;&quot;)&amp;IF(AND([.E29]&lt;MAX([.B29:.E29]);[.E29]&gt;0);[.$E$1];&quot;&quot;)" table:style-name="ce7">
            <text:p>Luft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3">
            <text:p>Steinschlag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30]=MAX([.B30:.E30]);[.$B$1];&quot;&quot;)&amp;IF([.C30]=MAX([.B30:.E30]);[.$C$1];&quot;&quot;)&amp;IF([.D30]=MAX([.B30:.E30]);[.$D$1];&quot;&quot;)&amp;IF([.E30]=MAX([.B30:.E30]);[.$E$1];&quot;&quot;)" table:style-name="ce7">
            <text:p>Erde</text:p>
          </table:table-cell>
          <table:table-cell office:value-type="string" office:string-value="Luft" table:formula="of:=IF(AND([.B30]&lt;MAX([.B30:.E30]);[.B30]&gt;0);[.$B$1];&quot;&quot;)&amp;IF(AND([.C30]&lt;MAX([.B30:.E30]);[.C30]&gt;0);[.$C$1];&quot;&quot;)&amp;IF(AND([.D30]&lt;MAX([.B30:.E30]);[.D30]&gt;0);[.$D$1];&quot;&quot;)&amp;IF(AND([.E30]&lt;MAX([.B30:.E30]);[.E30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steroid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Erde" table:formula="of:=IF([.B31]=MAX([.B31:.E31]);[.$B$1];&quot;&quot;)&amp;IF([.C31]=MAX([.B31:.E31]);[.$C$1];&quot;&quot;)&amp;IF([.D31]=MAX([.B31:.E31]);[.$D$1];&quot;&quot;)&amp;IF([.E31]=MAX([.B31:.E31]);[.$E$1];&quot;&quot;)" table:style-name="ce7">
            <text:p>Erde</text:p>
          </table:table-cell>
          <table:table-cell office:value-type="string" office:string-value="Luft" table:formula="of:=IF(AND([.B31]&lt;MAX([.B31:.E31]);[.B31]&gt;0);[.$B$1];&quot;&quot;)&amp;IF(AND([.C31]&lt;MAX([.B31:.E31]);[.C31]&gt;0);[.$C$1];&quot;&quot;)&amp;IF(AND([.D31]&lt;MAX([.B31:.E31]);[.D31]&gt;0);[.$D$1];&quot;&quot;)&amp;IF(AND([.E31]&lt;MAX([.B31:.E31]);[.E31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Lehm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Erde" table:formula="of:=IF([.B32]=MAX([.B32:.E32]);[.$B$1];&quot;&quot;)&amp;IF([.C32]=MAX([.B32:.E32]);[.$C$1];&quot;&quot;)&amp;IF([.D32]=MAX([.B32:.E32]);[.$D$1];&quot;&quot;)&amp;IF([.E32]=MAX([.B32:.E32]);[.$E$1];&quot;&quot;)" table:style-name="ce7">
            <text:p>Erde</text:p>
          </table:table-cell>
          <table:table-cell office:value-type="string" office:string-value="Wasser" table:formula="of:=IF(AND([.B32]&lt;MAX([.B32:.E32]);[.B32]&gt;0);[.$B$1];&quot;&quot;)&amp;IF(AND([.C32]&lt;MAX([.B32:.E32]);[.C32]&gt;0);[.$C$1];&quot;&quot;)&amp;IF(AND([.D32]&lt;MAX([.B32:.E32]);[.D32]&gt;0);[.$D$1];&quot;&quot;)&amp;IF(AND([.E32]&lt;MAX([.B32:.E32]);[.E32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Tropfstein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Erde" table:formula="of:=IF([.B33]=MAX([.B33:.E33]);[.$B$1];&quot;&quot;)&amp;IF([.C33]=MAX([.B33:.E33]);[.$C$1];&quot;&quot;)&amp;IF([.D33]=MAX([.B33:.E33]);[.$D$1];&quot;&quot;)&amp;IF([.E33]=MAX([.B33:.E33]);[.$E$1];&quot;&quot;)" table:style-name="ce7">
            <text:p>Erde</text:p>
          </table:table-cell>
          <table:table-cell office:value-type="string" office:string-value="Wasser" table:formula="of:=IF(AND([.B33]&lt;MAX([.B33:.E33]);[.B33]&gt;0);[.$B$1];&quot;&quot;)&amp;IF(AND([.C33]&lt;MAX([.B33:.E33]);[.C33]&gt;0);[.$C$1];&quot;&quot;)&amp;IF(AND([.D33]&lt;MAX([.B33:.E33]);[.D33]&gt;0);[.$D$1];&quot;&quot;)&amp;IF(AND([.E33]&lt;MAX([.B33:.E33]);[.E33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Treibsand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Erde" table:formula="of:=IF([.B34]=MAX([.B34:.E34]);[.$B$1];&quot;&quot;)&amp;IF([.C34]=MAX([.B34:.E34]);[.$C$1];&quot;&quot;)&amp;IF([.D34]=MAX([.B34:.E34]);[.$D$1];&quot;&quot;)&amp;IF([.E34]=MAX([.B34:.E34]);[.$E$1];&quot;&quot;)" table:style-name="ce7">
            <text:p>Erde</text:p>
          </table:table-cell>
          <table:table-cell office:value-type="string" office:string-value="Wasser" table:formula="of:=IF(AND([.B34]&lt;MAX([.B34:.E34]);[.B34]&gt;0);[.$B$1];&quot;&quot;)&amp;IF(AND([.C34]&lt;MAX([.B34:.E34]);[.C34]&gt;0);[.$C$1];&quot;&quot;)&amp;IF(AND([.D34]&lt;MAX([.B34:.E34]);[.D34]&gt;0);[.$D$1];&quot;&quot;)&amp;IF(AND([.E34]&lt;MAX([.B34:.E34]);[.E34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Sandstein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office:string-value="Erde" table:formula="of:=IF([.B35]=MAX([.B35:.E35]);[.$B$1];&quot;&quot;)&amp;IF([.C35]=MAX([.B35:.E35]);[.$C$1];&quot;&quot;)&amp;IF([.D35]=MAX([.B35:.E35]);[.$D$1];&quot;&quot;)&amp;IF([.E35]=MAX([.B35:.E35]);[.$E$1];&quot;&quot;)" table:style-name="ce7">
            <text:p>Erde</text:p>
          </table:table-cell>
          <table:table-cell office:value-type="string" office:string-value="Wasser" table:formula="of:=IF(AND([.B35]&lt;MAX([.B35:.E35]);[.B35]&gt;0);[.$B$1];&quot;&quot;)&amp;IF(AND([.C35]&lt;MAX([.B35:.E35]);[.C35]&gt;0);[.$C$1];&quot;&quot;)&amp;IF(AND([.D35]&lt;MAX([.B35:.E35]);[.D35]&gt;0);[.$D$1];&quot;&quot;)&amp;IF(AND([.E35]&lt;MAX([.B35:.E35]);[.E35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Kreid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Erde" table:formula="of:=IF([.B36]=MAX([.B36:.E36]);[.$B$1];&quot;&quot;)&amp;IF([.C36]=MAX([.B36:.E36]);[.$C$1];&quot;&quot;)&amp;IF([.D36]=MAX([.B36:.E36]);[.$D$1];&quot;&quot;)&amp;IF([.E36]=MAX([.B36:.E36]);[.$E$1];&quot;&quot;)" table:style-name="ce7">
            <text:p>Erde</text:p>
          </table:table-cell>
          <table:table-cell office:value-type="string" office:string-value="Wasser" table:formula="of:=IF(AND([.B36]&lt;MAX([.B36:.E36]);[.B36]&gt;0);[.$B$1];&quot;&quot;)&amp;IF(AND([.C36]&lt;MAX([.B36:.E36]);[.C36]&gt;0);[.$C$1];&quot;&quot;)&amp;IF(AND([.D36]&lt;MAX([.B36:.E36]);[.D36]&gt;0);[.$D$1];&quot;&quot;)&amp;IF(AND([.E36]&lt;MAX([.B36:.E36]);[.E36]&gt;0);[.$E$1];&quot;&quot;)" table:style-name="ce7">
            <text:p>Wass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Gerölllawine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Erde" table:formula="of:=IF([.B37]=MAX([.B37:.E37]);[.$B$1];&quot;&quot;)&amp;IF([.C37]=MAX([.B37:.E37]);[.$C$1];&quot;&quot;)&amp;IF([.D37]=MAX([.B37:.E37]);[.$D$1];&quot;&quot;)&amp;IF([.E37]=MAX([.B37:.E37]);[.$E$1];&quot;&quot;)" table:style-name="ce7">
            <text:p>Erde</text:p>
          </table:table-cell>
          <table:table-cell office:value-type="string" office:string-value="Wasser" table:formula="of:=IF(AND([.B37]&lt;MAX([.B37:.E37]);[.B37]&gt;0);[.$B$1];&quot;&quot;)&amp;IF(AND([.C37]&lt;MAX([.B37:.E37]);[.C37]&gt;0);[.$C$1];&quot;&quot;)&amp;IF(AND([.D37]&lt;MAX([.B37:.E37]);[.D37]&gt;0);[.$D$1];&quot;&quot;)&amp;IF(AND([.E37]&lt;MAX([.B37:.E37]);[.E37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Donner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38]=MAX([.B38:.E38]);[.$B$1];&quot;&quot;)&amp;IF([.C38]=MAX([.B38:.E38]);[.$C$1];&quot;&quot;)&amp;IF([.D38]=MAX([.B38:.E38]);[.$D$1];&quot;&quot;)&amp;IF([.E38]=MAX([.B38:.E38]);[.$E$1];&quot;&quot;)" table:style-name="ce7">
            <text:p>Luft</text:p>
          </table:table-cell>
          <table:table-cell office:value-type="string" office:string-value="Erde" table:formula="of:=IF(AND([.B38]&lt;MAX([.B38:.E38]);[.B38]&gt;0);[.$B$1];&quot;&quot;)&amp;IF(AND([.C38]&lt;MAX([.B38:.E38]);[.C38]&gt;0);[.$C$1];&quot;&quot;)&amp;IF(AND([.D38]&lt;MAX([.B38:.E38]);[.D38]&gt;0);[.$D$1];&quot;&quot;)&amp;IF(AND([.E38]&lt;MAX([.B38:.E38]);[.E38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Korrosion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39]=MAX([.B39:.E39]);[.$B$1];&quot;&quot;)&amp;IF([.C39]=MAX([.B39:.E39]);[.$C$1];&quot;&quot;)&amp;IF([.D39]=MAX([.B39:.E39]);[.$D$1];&quot;&quot;)&amp;IF([.E39]=MAX([.B39:.E39]);[.$E$1];&quot;&quot;)" table:style-name="ce7">
            <text:p>Luft</text:p>
          </table:table-cell>
          <table:table-cell office:value-type="string" office:string-value="Erde" table:formula="of:=IF(AND([.B39]&lt;MAX([.B39:.E39]);[.B39]&gt;0);[.$B$1];&quot;&quot;)&amp;IF(AND([.C39]&lt;MAX([.B39:.E39]);[.C39]&gt;0);[.$C$1];&quot;&quot;)&amp;IF(AND([.D39]&lt;MAX([.B39:.E39]);[.D39]&gt;0);[.$D$1];&quot;&quot;)&amp;IF(AND([.E39]&lt;MAX([.B39:.E39]);[.E39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Smog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0]=MAX([.B40:.E40]);[.$B$1];&quot;&quot;)&amp;IF([.C40]=MAX([.B40:.E40]);[.$C$1];&quot;&quot;)&amp;IF([.D40]=MAX([.B40:.E40]);[.$D$1];&quot;&quot;)&amp;IF([.E40]=MAX([.B40:.E40]);[.$E$1];&quot;&quot;)" table:style-name="ce7">
            <text:p>Luft</text:p>
          </table:table-cell>
          <table:table-cell office:value-type="string" office:string-value="Erde" table:formula="of:=IF(AND([.B40]&lt;MAX([.B40:.E40]);[.B40]&gt;0);[.$B$1];&quot;&quot;)&amp;IF(AND([.C40]&lt;MAX([.B40:.E40]);[.C40]&gt;0);[.$C$1];&quot;&quot;)&amp;IF(AND([.D40]&lt;MAX([.B40:.E40]);[.D40]&gt;0);[.$D$1];&quot;&quot;)&amp;IF(AND([.E40]&lt;MAX([.B40:.E40]);[.E40]&gt;0);[.$E$1];&quot;&quot;)" table:style-name="ce7">
            <text:p>Erde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Windstoß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1]=MAX([.B41:.E41]);[.$B$1];&quot;&quot;)&amp;IF([.C41]=MAX([.B41:.E41]);[.$C$1];&quot;&quot;)&amp;IF([.D41]=MAX([.B41:.E41]);[.$D$1];&quot;&quot;)&amp;IF([.E41]=MAX([.B41:.E41]);[.$E$1];&quot;&quot;)" table:style-name="ce7">
            <text:p>Luft</text:p>
          </table:table-cell>
          <table:table-cell office:value-type="string" office:string-value="Erde" table:formula="of:=IF(AND([.B41]&lt;MAX([.B41:.E41]);[.B41]&gt;0);[.$B$1];&quot;&quot;)&amp;IF(AND([.C41]&lt;MAX([.B41:.E41]);[.C41]&gt;0);[.$C$1];&quot;&quot;)&amp;IF(AND([.D41]&lt;MAX([.B41:.E41]);[.D41]&gt;0);[.$D$1];&quot;&quot;)&amp;IF(AND([.E41]&lt;MAX([.B41:.E41]);[.E41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6">
            <text:p>Erdloch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2]=MAX([.B42:.E42]);[.$B$1];&quot;&quot;)&amp;IF([.C42]=MAX([.B42:.E42]);[.$C$1];&quot;&quot;)&amp;IF([.D42]=MAX([.B42:.E42]);[.$D$1];&quot;&quot;)&amp;IF([.E42]=MAX([.B42:.E42]);[.$E$1];&quot;&quot;)" table:style-name="ce7">
            <text:p>Luft</text:p>
          </table:table-cell>
          <table:table-cell office:value-type="string" office:string-value="Erde" table:formula="of:=IF(AND([.B42]&lt;MAX([.B42:.E42]);[.B42]&gt;0);[.$B$1];&quot;&quot;)&amp;IF(AND([.C42]&lt;MAX([.B42:.E42]);[.C42]&gt;0);[.$C$1];&quot;&quot;)&amp;IF(AND([.D42]&lt;MAX([.B42:.E42]);[.D42]&gt;0);[.$D$1];&quot;&quot;)&amp;IF(AND([.E42]&lt;MAX([.B42:.E42]);[.E42]&gt;0);[.$E$1];&quot;&quot;)" table:style-name="ce7">
            <text:p>Erde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Sandsturm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3]=MAX([.B43:.E43]);[.$B$1];&quot;&quot;)&amp;IF([.C43]=MAX([.B43:.E43]);[.$C$1];&quot;&quot;)&amp;IF([.D43]=MAX([.B43:.E43]);[.$D$1];&quot;&quot;)&amp;IF([.E43]=MAX([.B43:.E43]);[.$E$1];&quot;&quot;)" table:style-name="ce7">
            <text:p>Luft</text:p>
          </table:table-cell>
          <table:table-cell office:value-type="string" office:string-value="Erde" table:formula="of:=IF(AND([.B43]&lt;MAX([.B43:.E43]);[.B43]&gt;0);[.$B$1];&quot;&quot;)&amp;IF(AND([.C43]&lt;MAX([.B43:.E43]);[.C43]&gt;0);[.$C$1];&quot;&quot;)&amp;IF(AND([.D43]&lt;MAX([.B43:.E43]);[.D43]&gt;0);[.$D$1];&quot;&quot;)&amp;IF(AND([.E43]&lt;MAX([.B43:.E43]);[.E43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6">
            <text:p>Feuerhau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4]=MAX([.B44:.E44]);[.$B$1];&quot;&quot;)&amp;IF([.C44]=MAX([.B44:.E44]);[.$C$1];&quot;&quot;)&amp;IF([.D44]=MAX([.B44:.E44]);[.$D$1];&quot;&quot;)&amp;IF([.E44]=MAX([.B44:.E44]);[.$E$1];&quot;&quot;)" table:style-name="ce7">
            <text:p>Luft</text:p>
          </table:table-cell>
          <table:table-cell office:value-type="string" office:string-value="Feuer" table:formula="of:=IF(AND([.B44]&lt;MAX([.B44:.E44]);[.B44]&gt;0);[.$B$1];&quot;&quot;)&amp;IF(AND([.C44]&lt;MAX([.B44:.E44]);[.C44]&gt;0);[.$C$1];&quot;&quot;)&amp;IF(AND([.D44]&lt;MAX([.B44:.E44]);[.D44]&gt;0);[.$D$1];&quot;&quot;)&amp;IF(AND([.E44]&lt;MAX([.B44:.E44]);[.E44]&gt;0);[.$E$1];&quot;&quot;)" table:style-name="ce7">
            <text:p>Feuer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6">
            <text:p>Feueratem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5]=MAX([.B45:.E45]);[.$B$1];&quot;&quot;)&amp;IF([.C45]=MAX([.B45:.E45]);[.$C$1];&quot;&quot;)&amp;IF([.D45]=MAX([.B45:.E45]);[.$D$1];&quot;&quot;)&amp;IF([.E45]=MAX([.B45:.E45]);[.$E$1];&quot;&quot;)" table:style-name="ce7">
            <text:p>Luft</text:p>
          </table:table-cell>
          <table:table-cell office:value-type="string" office:string-value="Feuer" table:formula="of:=IF(AND([.B45]&lt;MAX([.B45:.E45]);[.B45]&gt;0);[.$B$1];&quot;&quot;)&amp;IF(AND([.C45]&lt;MAX([.B45:.E45]);[.C45]&gt;0);[.$C$1];&quot;&quot;)&amp;IF(AND([.D45]&lt;MAX([.B45:.E45]);[.D45]&gt;0);[.$D$1];&quot;&quot;)&amp;IF(AND([.E45]&lt;MAX([.B45:.E45]);[.E45]&gt;0);[.$E$1];&quot;&quot;)" table:style-name="ce7">
            <text:p>Feuer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ichtwell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6]=MAX([.B46:.E46]);[.$B$1];&quot;&quot;)&amp;IF([.C46]=MAX([.B46:.E46]);[.$C$1];&quot;&quot;)&amp;IF([.D46]=MAX([.B46:.E46]);[.$D$1];&quot;&quot;)&amp;IF([.E46]=MAX([.B46:.E46]);[.$E$1];&quot;&quot;)" table:style-name="ce7">
            <text:p>Luft</text:p>
          </table:table-cell>
          <table:table-cell office:value-type="string" office:string-value="Feuer" table:formula="of:=IF(AND([.B46]&lt;MAX([.B46:.E46]);[.B46]&gt;0);[.$B$1];&quot;&quot;)&amp;IF(AND([.C46]&lt;MAX([.B46:.E46]);[.C46]&gt;0);[.$C$1];&quot;&quot;)&amp;IF(AND([.D46]&lt;MAX([.B46:.E46]);[.D46]&gt;0);[.$D$1];&quot;&quot;)&amp;IF(AND([.E46]&lt;MAX([.B46:.E46]);[.E46]&gt;0);[.$E$1];&quot;&quot;)" table:style-name="ce7">
            <text:p>Feuer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Funkenflug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7]=MAX([.B47:.E47]);[.$B$1];&quot;&quot;)&amp;IF([.C47]=MAX([.B47:.E47]);[.$C$1];&quot;&quot;)&amp;IF([.D47]=MAX([.B47:.E47]);[.$D$1];&quot;&quot;)&amp;IF([.E47]=MAX([.B47:.E47]);[.$E$1];&quot;&quot;)" table:style-name="ce7">
            <text:p>Luft</text:p>
          </table:table-cell>
          <table:table-cell office:value-type="string" office:string-value="Feuer" table:formula="of:=IF(AND([.B47]&lt;MAX([.B47:.E47]);[.B47]&gt;0);[.$B$1];&quot;&quot;)&amp;IF(AND([.C47]&lt;MAX([.B47:.E47]);[.C47]&gt;0);[.$C$1];&quot;&quot;)&amp;IF(AND([.D47]&lt;MAX([.B47:.E47]);[.D47]&gt;0);[.$D$1];&quot;&quot;)&amp;IF(AND([.E47]&lt;MAX([.B47:.E47]);[.E47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Wüstenwind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8]=MAX([.B48:.E48]);[.$B$1];&quot;&quot;)&amp;IF([.C48]=MAX([.B48:.E48]);[.$C$1];&quot;&quot;)&amp;IF([.D48]=MAX([.B48:.E48]);[.$D$1];&quot;&quot;)&amp;IF([.E48]=MAX([.B48:.E48]);[.$E$1];&quot;&quot;)" table:style-name="ce7">
            <text:p>Luft</text:p>
          </table:table-cell>
          <table:table-cell office:value-type="string" office:string-value="Feuer" table:formula="of:=IF(AND([.B48]&lt;MAX([.B48:.E48]);[.B48]&gt;0);[.$B$1];&quot;&quot;)&amp;IF(AND([.C48]&lt;MAX([.B48:.E48]);[.C48]&gt;0);[.$C$1];&quot;&quot;)&amp;IF(AND([.D48]&lt;MAX([.B48:.E48]);[.D48]&gt;0);[.$D$1];&quot;&quot;)&amp;IF(AND([.E48]&lt;MAX([.B48:.E48]);[.E48]&gt;0);[.$E$1];&quot;&quot;)" table:style-name="ce7">
            <text:p>Feuer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0">
            <text:p>Feuerschneise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office:string-value="Luft" table:formula="of:=IF([.B49]=MAX([.B49:.E49]);[.$B$1];&quot;&quot;)&amp;IF([.C49]=MAX([.B49:.E49]);[.$C$1];&quot;&quot;)&amp;IF([.D49]=MAX([.B49:.E49]);[.$D$1];&quot;&quot;)&amp;IF([.E49]=MAX([.B49:.E49]);[.$E$1];&quot;&quot;)" table:style-name="ce7">
            <text:p>Luft</text:p>
          </table:table-cell>
          <table:table-cell office:value-type="string" office:string-value="Feuer" table:formula="of:=IF(AND([.B49]&lt;MAX([.B49:.E49]);[.B49]&gt;0);[.$B$1];&quot;&quot;)&amp;IF(AND([.C49]&lt;MAX([.B49:.E49]);[.C49]&gt;0);[.$C$1];&quot;&quot;)&amp;IF(AND([.D49]&lt;MAX([.B49:.E49]);[.D49]&gt;0);[.$D$1];&quot;&quot;)&amp;IF(AND([.E49]&lt;MAX([.B49:.E49]);[.E49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Bö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string" office:string-value="Luft" table:formula="of:=IF([.B50]=MAX([.B50:.E50]);[.$B$1];&quot;&quot;)&amp;IF([.C50]=MAX([.B50:.E50]);[.$C$1];&quot;&quot;)&amp;IF([.D50]=MAX([.B50:.E50]);[.$D$1];&quot;&quot;)&amp;IF([.E50]=MAX([.B50:.E50]);[.$E$1];&quot;&quot;)" table:style-name="ce7">
            <text:p>Luft</text:p>
          </table:table-cell>
          <table:table-cell office:value-type="string" office:string-value="Wasser" table:formula="of:=IF(AND([.B50]&lt;MAX([.B50:.E50]);[.B50]&gt;0);[.$B$1];&quot;&quot;)&amp;IF(AND([.C50]&lt;MAX([.B50:.E50]);[.C50]&gt;0);[.$C$1];&quot;&quot;)&amp;IF(AND([.D50]&lt;MAX([.B50:.E50]);[.D50]&gt;0);[.$D$1];&quot;&quot;)&amp;IF(AND([.E50]&lt;MAX([.B50:.E50]);[.E50]&gt;0);[.$E$1];&quot;&quot;)" table:style-name="ce7">
            <text:p>Wasser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Windhos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office:string-value="Luft" table:formula="of:=IF([.B51]=MAX([.B51:.E51]);[.$B$1];&quot;&quot;)&amp;IF([.C51]=MAX([.B51:.E51]);[.$C$1];&quot;&quot;)&amp;IF([.D51]=MAX([.B51:.E51]);[.$D$1];&quot;&quot;)&amp;IF([.E51]=MAX([.B51:.E51]);[.$E$1];&quot;&quot;)" table:style-name="ce7">
            <text:p>Luft</text:p>
          </table:table-cell>
          <table:table-cell office:value-type="string" office:string-value="Wasser" table:formula="of:=IF(AND([.B51]&lt;MAX([.B51:.E51]);[.B51]&gt;0);[.$B$1];&quot;&quot;)&amp;IF(AND([.C51]&lt;MAX([.B51:.E51]);[.C51]&gt;0);[.$C$1];&quot;&quot;)&amp;IF(AND([.D51]&lt;MAX([.B51:.E51]);[.D51]&gt;0);[.$D$1];&quot;&quot;)&amp;IF(AND([.E51]&lt;MAX([.B51:.E51]);[.E51]&gt;0);[.$E$1];&quot;&quot;)" table:style-name="ce7">
            <text:p>Wasser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0">
            <text:p>Gewitt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office:string-value="Luft" table:formula="of:=IF([.B52]=MAX([.B52:.E52]);[.$B$1];&quot;&quot;)&amp;IF([.C52]=MAX([.B52:.E52]);[.$C$1];&quot;&quot;)&amp;IF([.D52]=MAX([.B52:.E52]);[.$D$1];&quot;&quot;)&amp;IF([.E52]=MAX([.B52:.E52]);[.$E$1];&quot;&quot;)" table:style-name="ce7">
            <text:p>Luft</text:p>
          </table:table-cell>
          <table:table-cell office:value-type="string" office:string-value="Wasser" table:formula="of:=IF(AND([.B52]&lt;MAX([.B52:.E52]);[.B52]&gt;0);[.$B$1];&quot;&quot;)&amp;IF(AND([.C52]&lt;MAX([.B52:.E52]);[.C52]&gt;0);[.$C$1];&quot;&quot;)&amp;IF(AND([.D52]&lt;MAX([.B52:.E52]);[.D52]&gt;0);[.$D$1];&quot;&quot;)&amp;IF(AND([.E52]&lt;MAX([.B52:.E52]);[.E52]&gt;0);[.$E$1];&quot;&quot;)" table:style-name="ce7">
            <text:p>Wasser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Tornado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office:string-value="Luft" table:formula="of:=IF([.B53]=MAX([.B53:.E53]);[.$B$1];&quot;&quot;)&amp;IF([.C53]=MAX([.B53:.E53]);[.$C$1];&quot;&quot;)&amp;IF([.D53]=MAX([.B53:.E53]);[.$D$1];&quot;&quot;)&amp;IF([.E53]=MAX([.B53:.E53]);[.$E$1];&quot;&quot;)" table:style-name="ce7">
            <text:p>Luft</text:p>
          </table:table-cell>
          <table:table-cell office:value-type="string" office:string-value="Wasser" table:formula="of:=IF(AND([.B53]&lt;MAX([.B53:.E53]);[.B53]&gt;0);[.$B$1];&quot;&quot;)&amp;IF(AND([.C53]&lt;MAX([.B53:.E53]);[.C53]&gt;0);[.$C$1];&quot;&quot;)&amp;IF(AND([.D53]&lt;MAX([.B53:.E53]);[.D53]&gt;0);[.$D$1];&quot;&quot;)&amp;IF(AND([.E53]&lt;MAX([.B53:.E53]);[.E53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Orka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office:string-value="Luft" table:formula="of:=IF([.B54]=MAX([.B54:.E54]);[.$B$1];&quot;&quot;)&amp;IF([.C54]=MAX([.B54:.E54]);[.$C$1];&quot;&quot;)&amp;IF([.D54]=MAX([.B54:.E54]);[.$D$1];&quot;&quot;)&amp;IF([.E54]=MAX([.B54:.E54]);[.$E$1];&quot;&quot;)" table:style-name="ce7">
            <text:p>Luft</text:p>
          </table:table-cell>
          <table:table-cell office:value-type="string" office:string-value="Wasser" table:formula="of:=IF(AND([.B54]&lt;MAX([.B54:.E54]);[.B54]&gt;0);[.$B$1];&quot;&quot;)&amp;IF(AND([.C54]&lt;MAX([.B54:.E54]);[.C54]&gt;0);[.$C$1];&quot;&quot;)&amp;IF(AND([.D54]&lt;MAX([.B54:.E54]);[.D54]&gt;0);[.$D$1];&quot;&quot;)&amp;IF(AND([.E54]&lt;MAX([.B54:.E54]);[.E54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Eisstur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string" office:string-value="Luft" table:formula="of:=IF([.B55]=MAX([.B55:.E55]);[.$B$1];&quot;&quot;)&amp;IF([.C55]=MAX([.B55:.E55]);[.$C$1];&quot;&quot;)&amp;IF([.D55]=MAX([.B55:.E55]);[.$D$1];&quot;&quot;)&amp;IF([.E55]=MAX([.B55:.E55]);[.$E$1];&quot;&quot;)" table:style-name="ce7">
            <text:p>Luft</text:p>
          </table:table-cell>
          <table:table-cell office:value-type="string" office:string-value="Wasser" table:formula="of:=IF(AND([.B55]&lt;MAX([.B55:.E55]);[.B55]&gt;0);[.$B$1];&quot;&quot;)&amp;IF(AND([.C55]&lt;MAX([.B55:.E55]);[.C55]&gt;0);[.$C$1];&quot;&quot;)&amp;IF(AND([.D55]&lt;MAX([.B55:.E55]);[.D55]&gt;0);[.$D$1];&quot;&quot;)&amp;IF(AND([.E55]&lt;MAX([.B55:.E55]);[.E55]&gt;0);[.$E$1];&quot;&quot;)" table:style-name="ce7">
            <text:p>Wass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Schlamm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Wasser" table:formula="of:=IF([.B56]=MAX([.B56:.E56]);[.$B$1];&quot;&quot;)&amp;IF([.C56]=MAX([.B56:.E56]);[.$C$1];&quot;&quot;)&amp;IF([.D56]=MAX([.B56:.E56]);[.$D$1];&quot;&quot;)&amp;IF([.E56]=MAX([.B56:.E56]);[.$E$1];&quot;&quot;)" table:style-name="ce7">
            <text:p>Wasser</text:p>
          </table:table-cell>
          <table:table-cell office:value-type="string" office:string-value="Erde" table:formula="of:=IF(AND([.B56]&lt;MAX([.B56:.E56]);[.B56]&gt;0);[.$B$1];&quot;&quot;)&amp;IF(AND([.C56]&lt;MAX([.B56:.E56]);[.C56]&gt;0);[.$C$1];&quot;&quot;)&amp;IF(AND([.D56]&lt;MAX([.B56:.E56]);[.D56]&gt;0);[.$D$1];&quot;&quot;)&amp;IF(AND([.E56]&lt;MAX([.B56:.E56]);[.E56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Salzwasser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57]=MAX([.B57:.E57]);[.$B$1];&quot;&quot;)&amp;IF([.C57]=MAX([.B57:.E57]);[.$C$1];&quot;&quot;)&amp;IF([.D57]=MAX([.B57:.E57]);[.$D$1];&quot;&quot;)&amp;IF([.E57]=MAX([.B57:.E57]);[.$E$1];&quot;&quot;)" table:style-name="ce7">
            <text:p>Wasser</text:p>
          </table:table-cell>
          <table:table-cell office:value-type="string" office:string-value="Erde" table:formula="of:=IF(AND([.B57]&lt;MAX([.B57:.E57]);[.B57]&gt;0);[.$B$1];&quot;&quot;)&amp;IF(AND([.C57]&lt;MAX([.B57:.E57]);[.C57]&gt;0);[.$C$1];&quot;&quot;)&amp;IF(AND([.D57]&lt;MAX([.B57:.E57]);[.D57]&gt;0);[.$D$1];&quot;&quot;)&amp;IF(AND([.E57]&lt;MAX([.B57:.E57]);[.E57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7">
            <text:p>Gletscher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58]=MAX([.B58:.E58]);[.$B$1];&quot;&quot;)&amp;IF([.C58]=MAX([.B58:.E58]);[.$C$1];&quot;&quot;)&amp;IF([.D58]=MAX([.B58:.E58]);[.$D$1];&quot;&quot;)&amp;IF([.E58]=MAX([.B58:.E58]);[.$E$1];&quot;&quot;)" table:style-name="ce7">
            <text:p>Wasser</text:p>
          </table:table-cell>
          <table:table-cell office:value-type="string" office:string-value="Erde" table:formula="of:=IF(AND([.B58]&lt;MAX([.B58:.E58]);[.B58]&gt;0);[.$B$1];&quot;&quot;)&amp;IF(AND([.C58]&lt;MAX([.B58:.E58]);[.C58]&gt;0);[.$C$1];&quot;&quot;)&amp;IF(AND([.D58]&lt;MAX([.B58:.E58]);[.D58]&gt;0);[.$D$1];&quot;&quot;)&amp;IF(AND([.E58]&lt;MAX([.B58:.E58]);[.E58]&gt;0);[.$E$1];&quot;&quot;)" table:style-name="ce7">
            <text:p>Erde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Tsunami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59]=MAX([.B59:.E59]);[.$B$1];&quot;&quot;)&amp;IF([.C59]=MAX([.B59:.E59]);[.$C$1];&quot;&quot;)&amp;IF([.D59]=MAX([.B59:.E59]);[.$D$1];&quot;&quot;)&amp;IF([.E59]=MAX([.B59:.E59]);[.$E$1];&quot;&quot;)" table:style-name="ce7">
            <text:p>Wasser</text:p>
          </table:table-cell>
          <table:table-cell office:value-type="string" office:string-value="Erde" table:formula="of:=IF(AND([.B59]&lt;MAX([.B59:.E59]);[.B59]&gt;0);[.$B$1];&quot;&quot;)&amp;IF(AND([.C59]&lt;MAX([.B59:.E59]);[.C59]&gt;0);[.$C$1];&quot;&quot;)&amp;IF(AND([.D59]&lt;MAX([.B59:.E59]);[.D59]&gt;0);[.$D$1];&quot;&quot;)&amp;IF(AND([.E59]&lt;MAX([.B59:.E59]);[.E59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37">
            <text:p>Wasserfall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office:value-type="string" office:string-value="Wasser" table:formula="of:=IF([.B60]=MAX([.B60:.E60]);[.$B$1];&quot;&quot;)&amp;IF([.C60]=MAX([.B60:.E60]);[.$C$1];&quot;&quot;)&amp;IF([.D60]=MAX([.B60:.E60]);[.$D$1];&quot;&quot;)&amp;IF([.E60]=MAX([.B60:.E60]);[.$E$1];&quot;&quot;)" table:style-name="ce38">
            <text:p>Wasser</text:p>
          </table:table-cell>
          <table:table-cell office:value-type="string" office:string-value="Erde" table:formula="of:=IF(AND([.B60]&lt;MAX([.B60:.E60]);[.B60]&gt;0);[.$B$1];&quot;&quot;)&amp;IF(AND([.C60]&lt;MAX([.B60:.E60]);[.C60]&gt;0);[.$C$1];&quot;&quot;)&amp;IF(AND([.D60]&lt;MAX([.B60:.E60]);[.D60]&gt;0);[.$D$1];&quot;&quot;)&amp;IF(AND([.E60]&lt;MAX([.B60:.E60]);[.E60]&gt;0);[.$E$1];&quot;&quot;)" table:style-name="ce38">
            <text:p>Erde</text:p>
          </table:table-cell>
          <table:table-cell office:value-type="string" table:style-name="ce39">
            <text:p>Heilung</text:p>
          </table:table-cell>
          <table:table-cell office:value-type="string" table:style-name="ce39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Wasserwelle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1]=MAX([.B61:.E61]);[.$B$1];&quot;&quot;)&amp;IF([.C61]=MAX([.B61:.E61]);[.$C$1];&quot;&quot;)&amp;IF([.D61]=MAX([.B61:.E61]);[.$D$1];&quot;&quot;)&amp;IF([.E61]=MAX([.B61:.E61]);[.$E$1];&quot;&quot;)" table:style-name="ce7">
            <text:p>Wasser</text:p>
          </table:table-cell>
          <table:table-cell office:value-type="string" office:string-value="Erde" table:formula="of:=IF(AND([.B61]&lt;MAX([.B61:.E61]);[.B61]&gt;0);[.$B$1];&quot;&quot;)&amp;IF(AND([.C61]&lt;MAX([.B61:.E61]);[.C61]&gt;0);[.$C$1];&quot;&quot;)&amp;IF(AND([.D61]&lt;MAX([.B61:.E61]);[.D61]&gt;0);[.$D$1];&quot;&quot;)&amp;IF(AND([.E61]&lt;MAX([.B61:.E61]);[.E61]&gt;0);[.$E$1];&quot;&quot;)" table:style-name="ce7">
            <text:p>Erde</text:p>
          </table:table-cell>
          <table:table-cell office:value-type="string" table:style-name="ce36">
            <text:p>Verja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8">
            <text:p>Muräne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2]=MAX([.B62:.E62]);[.$B$1];&quot;&quot;)&amp;IF([.C62]=MAX([.B62:.E62]);[.$C$1];&quot;&quot;)&amp;IF([.D62]=MAX([.B62:.E62]);[.$D$1];&quot;&quot;)&amp;IF([.E62]=MAX([.B62:.E62]);[.$E$1];&quot;&quot;)" table:style-name="ce7">
            <text:p>Wasser</text:p>
          </table:table-cell>
          <table:table-cell office:value-type="string" office:string-value="Erde" table:formula="of:=IF(AND([.B62]&lt;MAX([.B62:.E62]);[.B62]&gt;0);[.$B$1];&quot;&quot;)&amp;IF(AND([.C62]&lt;MAX([.B62:.E62]);[.C62]&gt;0);[.$C$1];&quot;&quot;)&amp;IF(AND([.D62]&lt;MAX([.B62:.E62]);[.D62]&gt;0);[.$D$1];&quot;&quot;)&amp;IF(AND([.E62]&lt;MAX([.B62:.E62]);[.E62]&gt;0);[.$E$1];&quot;&quot;)" table:style-name="ce7">
            <text:p>Erde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6">
            <text:p>Regenschau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office:string-value="Wasser" table:formula="of:=IF([.B63]=MAX([.B63:.E63]);[.$B$1];&quot;&quot;)&amp;IF([.C63]=MAX([.B63:.E63]);[.$C$1];&quot;&quot;)&amp;IF([.D63]=MAX([.B63:.E63]);[.$D$1];&quot;&quot;)&amp;IF([.E63]=MAX([.B63:.E63]);[.$E$1];&quot;&quot;)" table:style-name="ce7">
            <text:p>Wasser</text:p>
          </table:table-cell>
          <table:table-cell office:value-type="string" office:string-value="Luft" table:formula="of:=IF(AND([.B63]&lt;MAX([.B63:.E63]);[.B63]&gt;0);[.$B$1];&quot;&quot;)&amp;IF(AND([.C63]&lt;MAX([.B63:.E63]);[.C63]&gt;0);[.$C$1];&quot;&quot;)&amp;IF(AND([.D63]&lt;MAX([.B63:.E63]);[.D63]&gt;0);[.$D$1];&quot;&quot;)&amp;IF(AND([.E63]&lt;MAX([.B63:.E63]);[.E63]&gt;0);[.$E$1];&quot;&quot;)" table:style-name="ce7">
            <text:p>Luft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Wasserstrah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64]=MAX([.B64:.E64]);[.$B$1];&quot;&quot;)&amp;IF([.C64]=MAX([.B64:.E64]);[.$C$1];&quot;&quot;)&amp;IF([.D64]=MAX([.B64:.E64]);[.$D$1];&quot;&quot;)&amp;IF([.E64]=MAX([.B64:.E64]);[.$E$1];&quot;&quot;)" table:style-name="ce7">
            <text:p>Wasser</text:p>
          </table:table-cell>
          <table:table-cell office:value-type="string" office:string-value="Luft" table:formula="of:=IF(AND([.B64]&lt;MAX([.B64:.E64]);[.B64]&gt;0);[.$B$1];&quot;&quot;)&amp;IF(AND([.C64]&lt;MAX([.B64:.E64]);[.C64]&gt;0);[.$C$1];&quot;&quot;)&amp;IF(AND([.D64]&lt;MAX([.B64:.E64]);[.D64]&gt;0);[.$D$1];&quot;&quot;)&amp;IF(AND([.E64]&lt;MAX([.B64:.E64]);[.E64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40">
            <text:p>Wasserwell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string" office:string-value="Wasser" table:formula="of:=IF([.B65]=MAX([.B65:.E65]);[.$B$1];&quot;&quot;)&amp;IF([.C65]=MAX([.B65:.E65]);[.$C$1];&quot;&quot;)&amp;IF([.D65]=MAX([.B65:.E65]);[.$D$1];&quot;&quot;)&amp;IF([.E65]=MAX([.B65:.E65]);[.$E$1];&quot;&quot;)" table:style-name="ce38">
            <text:p>Wasser</text:p>
          </table:table-cell>
          <table:table-cell office:value-type="string" office:string-value="Luft" table:formula="of:=IF(AND([.B65]&lt;MAX([.B65:.E65]);[.B65]&gt;0);[.$B$1];&quot;&quot;)&amp;IF(AND([.C65]&lt;MAX([.B65:.E65]);[.C65]&gt;0);[.$C$1];&quot;&quot;)&amp;IF(AND([.D65]&lt;MAX([.B65:.E65]);[.D65]&gt;0);[.$D$1];&quot;&quot;)&amp;IF(AND([.E65]&lt;MAX([.B65:.E65]);[.E65]&gt;0);[.$E$1];&quot;&quot;)" table:style-name="ce38">
            <text:p>Luft</text:p>
          </table:table-cell>
          <table:table-cell office:value-type="string" table:style-name="ce39">
            <text:p>Verjagen</text:p>
          </table:table-cell>
          <table:table-cell table:style-name="ce39"/>
          <table:table-cell table:number-columns-repeated="16375"/>
        </table:table-row>
        <table:table-row table:style-name="ro1">
          <table:table-cell office:value-type="string" table:style-name="ce16">
            <text:p>Wasserfal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66]=MAX([.B66:.E66]);[.$B$1];&quot;&quot;)&amp;IF([.C66]=MAX([.B66:.E66]);[.$C$1];&quot;&quot;)&amp;IF([.D66]=MAX([.B66:.E66]);[.$D$1];&quot;&quot;)&amp;IF([.E66]=MAX([.B66:.E66]);[.$E$1];&quot;&quot;)" table:style-name="ce7">
            <text:p>Wasser</text:p>
          </table:table-cell>
          <table:table-cell office:value-type="string" office:string-value="Luft" table:formula="of:=IF(AND([.B66]&lt;MAX([.B66:.E66]);[.B66]&gt;0);[.$B$1];&quot;&quot;)&amp;IF(AND([.C66]&lt;MAX([.B66:.E66]);[.C66]&gt;0);[.$C$1];&quot;&quot;)&amp;IF(AND([.D66]&lt;MAX([.B66:.E66]);[.D66]&gt;0);[.$D$1];&quot;&quot;)&amp;IF(AND([.E66]&lt;MAX([.B66:.E66]);[.E66]&gt;0);[.$E$1];&quot;&quot;)" table:style-name="ce7">
            <text:p>Luft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Monsu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7]=MAX([.B67:.E67]);[.$B$1];&quot;&quot;)&amp;IF([.C67]=MAX([.B67:.E67]);[.$C$1];&quot;&quot;)&amp;IF([.D67]=MAX([.B67:.E67]);[.$D$1];&quot;&quot;)&amp;IF([.E67]=MAX([.B67:.E67]);[.$E$1];&quot;&quot;)" table:style-name="ce7">
            <text:p>Wasser</text:p>
          </table:table-cell>
          <table:table-cell office:value-type="string" office:string-value="Luft" table:formula="of:=IF(AND([.B67]&lt;MAX([.B67:.E67]);[.B67]&gt;0);[.$B$1];&quot;&quot;)&amp;IF(AND([.C67]&lt;MAX([.B67:.E67]);[.C67]&gt;0);[.$C$1];&quot;&quot;)&amp;IF(AND([.D67]&lt;MAX([.B67:.E67]);[.D67]&gt;0);[.$D$1];&quot;&quot;)&amp;IF(AND([.E67]&lt;MAX([.B67:.E67]);[.E67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Hurrika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8]=MAX([.B68:.E68]);[.$B$1];&quot;&quot;)&amp;IF([.C68]=MAX([.B68:.E68]);[.$C$1];&quot;&quot;)&amp;IF([.D68]=MAX([.B68:.E68]);[.$D$1];&quot;&quot;)&amp;IF([.E68]=MAX([.B68:.E68]);[.$E$1];&quot;&quot;)" table:style-name="ce7">
            <text:p>Wasser</text:p>
          </table:table-cell>
          <table:table-cell office:value-type="string" office:string-value="Luft" table:formula="of:=IF(AND([.B68]&lt;MAX([.B68:.E68]);[.B68]&gt;0);[.$B$1];&quot;&quot;)&amp;IF(AND([.C68]&lt;MAX([.B68:.E68]);[.C68]&gt;0);[.$C$1];&quot;&quot;)&amp;IF(AND([.D68]&lt;MAX([.B68:.E68]);[.D68]&gt;0);[.$D$1];&quot;&quot;)&amp;IF(AND([.E68]&lt;MAX([.B68:.E68]);[.E68]&gt;0);[.$E$1];&quot;&quot;)" table:style-name="ce7">
            <text:p>Luft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Schneesturm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69]=MAX([.B69:.E69]);[.$B$1];&quot;&quot;)&amp;IF([.C69]=MAX([.B69:.E69]);[.$C$1];&quot;&quot;)&amp;IF([.D69]=MAX([.B69:.E69]);[.$D$1];&quot;&quot;)&amp;IF([.E69]=MAX([.B69:.E69]);[.$E$1];&quot;&quot;)" table:style-name="ce7">
            <text:p>Wasser</text:p>
          </table:table-cell>
          <table:table-cell office:value-type="string" office:string-value="Luft" table:formula="of:=IF(AND([.B69]&lt;MAX([.B69:.E69]);[.B69]&gt;0);[.$B$1];&quot;&quot;)&amp;IF(AND([.C69]&lt;MAX([.B69:.E69]);[.C69]&gt;0);[.$C$1];&quot;&quot;)&amp;IF(AND([.D69]&lt;MAX([.B69:.E69]);[.D69]&gt;0);[.$D$1];&quot;&quot;)&amp;IF(AND([.E69]&lt;MAX([.B69:.E69]);[.E69]&gt;0);[.$E$1];&quot;&quot;)" table:style-name="ce7">
            <text:p>Luft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6">
            <text:p>Wasserdampf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office:string-value="Wasser" table:formula="of:=IF([.B70]=MAX([.B70:.E70]);[.$B$1];&quot;&quot;)&amp;IF([.C70]=MAX([.B70:.E70]);[.$C$1];&quot;&quot;)&amp;IF([.D70]=MAX([.B70:.E70]);[.$D$1];&quot;&quot;)&amp;IF([.E70]=MAX([.B70:.E70]);[.$E$1];&quot;&quot;)" table:style-name="ce7">
            <text:p>Wasser</text:p>
          </table:table-cell>
          <table:table-cell office:value-type="string" office:string-value="Feuer" table:formula="of:=IF(AND([.B70]&lt;MAX([.B70:.E70]);[.B70]&gt;0);[.$B$1];&quot;&quot;)&amp;IF(AND([.C70]&lt;MAX([.B70:.E70]);[.C70]&gt;0);[.$C$1];&quot;&quot;)&amp;IF(AND([.D70]&lt;MAX([.B70:.E70]);[.D70]&gt;0);[.$D$1];&quot;&quot;)&amp;IF(AND([.E70]&lt;MAX([.B70:.E70]);[.E70]&gt;0);[.$E$1];&quot;&quot;)" table:style-name="ce7">
            <text:p>Feuer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6">
            <text:p>Nebe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71]=MAX([.B71:.E71]);[.$B$1];&quot;&quot;)&amp;IF([.C71]=MAX([.B71:.E71]);[.$C$1];&quot;&quot;)&amp;IF([.D71]=MAX([.B71:.E71]);[.$D$1];&quot;&quot;)&amp;IF([.E71]=MAX([.B71:.E71]);[.$E$1];&quot;&quot;)" table:style-name="ce7">
            <text:p>Wasser</text:p>
          </table:table-cell>
          <table:table-cell office:value-type="string" office:string-value="Feuer" table:formula="of:=IF(AND([.B71]&lt;MAX([.B71:.E71]);[.B71]&gt;0);[.$B$1];&quot;&quot;)&amp;IF(AND([.C71]&lt;MAX([.B71:.E71]);[.C71]&gt;0);[.$C$1];&quot;&quot;)&amp;IF(AND([.D71]&lt;MAX([.B71:.E71]);[.D71]&gt;0);[.$D$1];&quot;&quot;)&amp;IF(AND([.E71]&lt;MAX([.B71:.E71]);[.E71]&gt;0);[.$E$1];&quot;&quot;)" table:style-name="ce7">
            <text:p>Feuer</text:p>
          </table:table-cell>
          <table:table-cell office:value-type="string" table:style-name="ce36">
            <text:p>Verbergen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9">
            <text:p>Regenbogen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office:string-value="Wasser" table:formula="of:=IF([.B72]=MAX([.B72:.E72]);[.$B$1];&quot;&quot;)&amp;IF([.C72]=MAX([.B72:.E72]);[.$C$1];&quot;&quot;)&amp;IF([.D72]=MAX([.B72:.E72]);[.$D$1];&quot;&quot;)&amp;IF([.E72]=MAX([.B72:.E72]);[.$E$1];&quot;&quot;)" table:style-name="ce7">
            <text:p>Wasser</text:p>
          </table:table-cell>
          <table:table-cell office:value-type="string" office:string-value="Feuer" table:formula="of:=IF(AND([.B72]&lt;MAX([.B72:.E72]);[.B72]&gt;0);[.$B$1];&quot;&quot;)&amp;IF(AND([.C72]&lt;MAX([.B72:.E72]);[.C72]&gt;0);[.$C$1];&quot;&quot;)&amp;IF(AND([.D72]&lt;MAX([.B72:.E72]);[.D72]&gt;0);[.$D$1];&quot;&quot;)&amp;IF(AND([.E72]&lt;MAX([.B72:.E72]);[.E72]&gt;0);[.$E$1];&quot;&quot;)" table:style-name="ce7">
            <text:p>Feuer</text:p>
          </table:table-cell>
          <table:table-cell office:value-type="string" table:style-name="ce36">
            <text:p>Sicht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8">
            <text:p>Wolk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73]=MAX([.B73:.E73]);[.$B$1];&quot;&quot;)&amp;IF([.C73]=MAX([.B73:.E73]);[.$C$1];&quot;&quot;)&amp;IF([.D73]=MAX([.B73:.E73]);[.$D$1];&quot;&quot;)&amp;IF([.E73]=MAX([.B73:.E73]);[.$E$1];&quot;&quot;)" table:style-name="ce7">
            <text:p>Wasser</text:p>
          </table:table-cell>
          <table:table-cell office:value-type="string" office:string-value="Feuer" table:formula="of:=IF(AND([.B73]&lt;MAX([.B73:.E73]);[.B73]&gt;0);[.$B$1];&quot;&quot;)&amp;IF(AND([.C73]&lt;MAX([.B73:.E73]);[.C73]&gt;0);[.$C$1];&quot;&quot;)&amp;IF(AND([.D73]&lt;MAX([.B73:.E73]);[.D73]&gt;0);[.$D$1];&quot;&quot;)&amp;IF(AND([.E73]&lt;MAX([.B73:.E73]);[.E73]&gt;0);[.$E$1];&quot;&quot;)" table:style-name="ce7">
            <text:p>Feuer</text:p>
          </table:table-cell>
          <table:table-cell office:value-type="string" table:style-name="ce36">
            <text:p>Materieformung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16">
            <text:p>Heiße Quell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74]=MAX([.B74:.E74]);[.$B$1];&quot;&quot;)&amp;IF([.C74]=MAX([.B74:.E74]);[.$C$1];&quot;&quot;)&amp;IF([.D74]=MAX([.B74:.E74]);[.$D$1];&quot;&quot;)&amp;IF([.E74]=MAX([.B74:.E74]);[.$E$1];&quot;&quot;)" table:style-name="ce7">
            <text:p>Wasser</text:p>
          </table:table-cell>
          <table:table-cell office:value-type="string" office:string-value="Feuer" table:formula="of:=IF(AND([.B74]&lt;MAX([.B74:.E74]);[.B74]&gt;0);[.$B$1];&quot;&quot;)&amp;IF(AND([.C74]&lt;MAX([.B74:.E74]);[.C74]&gt;0);[.$C$1];&quot;&quot;)&amp;IF(AND([.D74]&lt;MAX([.B74:.E74]);[.D74]&gt;0);[.$D$1];&quot;&quot;)&amp;IF(AND([.E74]&lt;MAX([.B74:.E74]);[.E74]&gt;0);[.$E$1];&quot;&quot;)" table:style-name="ce7">
            <text:p>Feuer</text:p>
          </table:table-cell>
          <table:table-cell office:value-type="string" table:style-name="ce36">
            <text:p>Heilung</text:p>
          </table:table-cell>
          <table:table-cell office:value-type="string" table:style-name="ce36">
            <text:p>langsam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Geysir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office:string-value="Wasser" table:formula="of:=IF([.B75]=MAX([.B75:.E75]);[.$B$1];&quot;&quot;)&amp;IF([.C75]=MAX([.B75:.E75]);[.$C$1];&quot;&quot;)&amp;IF([.D75]=MAX([.B75:.E75]);[.$D$1];&quot;&quot;)&amp;IF([.E75]=MAX([.B75:.E75]);[.$E$1];&quot;&quot;)" table:style-name="ce7">
            <text:p>Wasser</text:p>
          </table:table-cell>
          <table:table-cell office:value-type="string" office:string-value="Feuer" table:formula="of:=IF(AND([.B75]&lt;MAX([.B75:.E75]);[.B75]&gt;0);[.$B$1];&quot;&quot;)&amp;IF(AND([.C75]&lt;MAX([.B75:.E75]);[.C75]&gt;0);[.$C$1];&quot;&quot;)&amp;IF(AND([.D75]&lt;MAX([.B75:.E75]);[.D75]&gt;0);[.$D$1];&quot;&quot;)&amp;IF(AND([.E75]&lt;MAX([.B75:.E75]);[.E75]&gt;0);[.$E$1];&quot;&quot;)" table:style-name="ce7">
            <text:p>Feuer</text:p>
          </table:table-cell>
          <table:table-cell office:value-type="string" table:style-name="ce36">
            <text:p>Schaden</text:p>
          </table:table-cell>
          <table:table-cell office:value-type="string" table:style-name="ce36">
            <text:p>schnell</text:p>
          </table:table-cell>
          <table:table-cell table:number-columns-repeated="16375"/>
        </table:table-row>
        <table:table-row table:number-rows-repeated="1048501" table:style-name="ro1">
          <table:table-cell table:number-columns-repeated="16384"/>
        </table:table-row>
      </table:table>
      <table:table table:name="Baumansicht" table:style-name="ta1">
        <table:table-column table:style-name="co17" table:default-cell-style-name="ce44"/>
        <table:table-column table:style-name="co3" table:number-columns-repeated="5" table:default-cell-style-name="ce24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41">
            <text:p>Feuerdrache</text:p>
          </table:table-cell>
          <table:table-cell office:value-type="string" table:style-name="ce3">
            <text:p>Stufe 1</text:p>
          </table:table-cell>
          <table:table-cell office:value-type="string" table:style-name="ce3">
            <text:p>Stufe 2</text:p>
          </table:table-cell>
          <table:table-cell office:value-type="string" table:style-name="ce3">
            <text:p>Stufe 3</text:p>
          </table:table-cell>
          <table:table-cell office:value-type="string" table:style-name="ce3">
            <text:p>Stufe 4</text:p>
          </table:table-cell>
          <table:table-cell office:value-type="string" table:style-name="ce3">
            <text:p>Stufe 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Asche 2100</text:p>
          </table:table-cell>
          <table:table-cell office:value-type="string" table:style-name="ce43">
            <text:p>Glas 4100</text:p>
          </table:table-cell>
          <table:table-cell office:value-type="string" table:style-name="ce43">
            <text:p>Metall 4200</text:p>
          </table:table-cell>
          <table:table-cell table:style-name="ce24"/>
          <table:table-cell office:value-type="string" table:style-name="ce24">
            <text:p>Feuer/Er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Alkohol 2001</text:p>
          </table:table-cell>
          <table:table-cell office:value-type="string" table:style-name="ce43">
            <text:p>Säure 3002</text:p>
          </table:table-cell>
          <table:table-cell office:value-type="string" table:style-name="ce43">
            <text:p>Gift 4002</text:p>
          </table:table-cell>
          <table:table-cell table:style-name="ce24"/>
          <table:table-cell office:value-type="string" table:style-name="ce24">
            <text:p>Feuer/Wass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Explosion</text:p>
          </table:table-cell>
          <table:table-cell table:number-columns-repeated="3" table:style-name="ce24"/>
          <table:table-cell office:value-type="string" table:style-name="ce24">
            <text:p>Feuer/Wasser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6">
            <text:p>Feuerball</text:p>
          </table:table-cell>
          <table:table-cell office:value-type="string" table:style-name="ce46">
            <text:p>Blitz</text:p>
          </table:table-cell>
          <table:table-cell office:value-type="string" table:style-name="ce46">
            <text:p>Feuersturm</text:p>
          </table:table-cell>
          <table:table-cell table:style-name="ce24"/>
          <table:table-cell office:value-type="string" table:style-name="ce24">
            <text:p>Feuer/Luft</text:p>
          </table:table-cell>
          <table:table-cell table:number-columns-repeated="2" table:style-name="ce1"/>
          <table:table-cell table:style-name="ce47"/>
          <table:table-cell table:number-columns-repeated="16375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Schwelbrand</text:p>
          </table:table-cell>
          <table:table-cell office:value-type="string" table:style-name="ce49">
            <text:p>Lava</text:p>
          </table:table-cell>
          <table:table-cell office:value-type="string" table:style-name="ce49">
            <text:p>Magma</text:p>
          </table:table-cell>
          <table:table-cell table:style-name="ce24"/>
          <table:table-cell office:value-type="string" table:style-name="ce24">
            <text:p>Feuer/Er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9">
            <text:p>Glut</text:p>
          </table:table-cell>
          <table:table-cell office:value-type="string" table:style-name="ce49">
            <text:p>Ölbrand</text:p>
          </table:table-cell>
          <table:table-cell table:number-columns-repeated="2" table:style-name="ce24"/>
          <table:table-cell office:value-type="string" table:style-name="ce24">
            <text:p>Feuer/Wass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0">
            <text:p>Sicht</text:p>
          </table:table-cell>
          <table:table-cell office:value-type="string" table:style-name="ce51">
            <text:p>Funke</text:p>
          </table:table-cell>
          <table:table-cell office:value-type="string" table:style-name="ce51">
            <text:p>Flamme</text:p>
          </table:table-cell>
          <table:table-cell office:value-type="string" table:style-name="ce51">
            <text:p>Lichtstrahl</text:p>
          </table:table-cell>
          <table:table-cell table:style-name="ce24"/>
          <table:table-cell office:value-type="string" table:style-name="ce24">
            <text:p>Feuer/Luf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Erd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Lehm</text:p>
          </table:table-cell>
          <table:table-cell office:value-type="string" table:style-name="ce43">
            <text:p>Tropfstein</text:p>
          </table:table-cell>
          <table:table-cell office:value-type="string" table:style-name="ce43">
            <text:p>Treibsand</text:p>
          </table:table-cell>
          <table:table-cell office:value-type="string" table:style-name="ce43">
            <text:p>Sandstein</text:p>
          </table:table-cell>
          <table:table-cell office:value-type="string" table:style-name="ce43">
            <text:p>Krei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Kohle</text:p>
          </table:table-cell>
          <table:table-cell office:value-type="string" table:style-name="ce43">
            <text:p>Erdöl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Keramik</text:p>
          </table:table-cell>
          <table:table-cell office:value-type="string" table:style-name="ce43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Staub</text:p>
          </table:table-cell>
          <table:table-cell office:value-type="string" table:style-name="ce43">
            <text:p>Sandhöhle</text:p>
          </table:table-cell>
          <table:table-cell office:value-type="string" table:style-name="ce43">
            <text:p>Erdgas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Steinschlag</text:p>
          </table:table-cell>
          <table:table-cell office:value-type="string" table:style-name="ce52">
            <text:p>Asteroid</text:p>
          </table:table-cell>
          <table:table-cell office:value-type="string" table:style-name="ce52">
            <text:p>Gerölllawine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Erdbeben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nderdüne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Luftdrache</text:p>
          </table:table-cell>
          <table:table-cell table:number-columns-repeated="5" table:style-name="ce24"/>
          <table:table-cell table:number-columns-repeated="16378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Funkenflug</text:p>
          </table:table-cell>
          <table:table-cell office:value-type="string" table:style-name="ce46">
            <text:p>Feuerschneiße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Korrosion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49">
            <text:p>Tornado</text:p>
          </table:table-cell>
          <table:table-cell office:value-type="string" table:style-name="ce49">
            <text:p>Orkan</text:p>
          </table:table-cell>
          <table:table-cell office:value-type="string" table:style-name="ce49">
            <text:p>Eissturm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Lichtwelle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55">
            <text:p>Verbergen:</text:p>
          </table:table-cell>
          <table:table-cell office:value-type="string" table:style-name="ce56">
            <text:p>Wüstenwind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56">
            <text:p>Smog</text:p>
          </table:table-cell>
          <table:table-cell office:value-type="string" table:style-name="ce56">
            <text:p>Erdloch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7">
            <text:p>Heilung (schnell):</text:p>
          </table:table-cell>
          <table:table-cell office:value-type="string" table:style-name="ce58">
            <text:p>Feuerhauch</text:p>
          </table:table-cell>
          <table:table-cell office:value-type="string" table:style-name="ce58">
            <text:p>Feueratem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Böe</text:p>
          </table:table-cell>
          <table:table-cell office:value-type="string" table:style-name="ce54">
            <text:p>Windhose</text:p>
          </table:table-cell>
          <table:table-cell office:value-type="string" table:style-name="ce54">
            <text:p>Gewitter</text:p>
          </table:table-cell>
          <table:table-cell table:style-name="ce24"/>
          <table:table-cell table:style-name="ce59"/>
          <table:table-cell table:number-columns-repeated="16378"/>
        </table:table-row>
        <table:table-row table:style-name="ro1">
          <table:table-cell table:style-name="ce44"/>
          <table:table-cell office:value-type="string" table:style-name="ce54">
            <text:p>Donner</text:p>
          </table:table-cell>
          <table:table-cell office:value-type="string" table:style-name="ce54">
            <text:p>Windstoß</text:p>
          </table:table-cell>
          <table:table-cell office:value-type="string" table:style-name="ce54">
            <text:p>Sandsturm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Wasserdrache</text:p>
          </table:table-cell>
          <table:table-cell table:number-columns-repeated="5" table:style-name="ce24"/>
          <table:table-cell table:number-columns-repeated="16378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Schlamm</text:p>
          </table:table-cell>
          <table:table-cell office:value-type="string" table:style-name="ce43">
            <text:p>Salzwasser</text:p>
          </table:table-cell>
          <table:table-cell office:value-type="string" table:style-name="ce43">
            <text:p>Gletscher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43">
            <text:p>Wolke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Geysir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60"/>
          <table:table-cell office:value-type="string" table:style-name="ce46">
            <text:p>Wasserstrahl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48">
            <text:p>Schaden (langsam):</text:p>
          </table:table-cell>
          <table:table-cell office:value-type="string" table:style-name="ce49">
            <text:p>Tsunami</text:p>
          </table:table-cell>
          <table:table-cell office:value-type="string" table:style-name="ce49">
            <text:p>Moräne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49">
            <text:p>Monsun</text:p>
          </table:table-cell>
          <table:table-cell office:value-type="string" table:style-name="ce49">
            <text:p>Hurrikan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Regenbogen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55">
            <text:p>Verbergen:</text:p>
          </table:table-cell>
          <table:table-cell office:value-type="string" table:style-name="ce56">
            <text:p>Schneesturm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56">
            <text:p>Wasserdampf</text:p>
          </table:table-cell>
          <table:table-cell office:value-type="string" table:style-name="ce56">
            <text:p>Nebel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57">
            <text:p>Heilung (schnell):</text:p>
          </table:table-cell>
          <table:table-cell office:value-type="string" table:style-name="ce58">
            <text:p>Wasserfall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61">
            <text:p>Heilung (langsam):</text:p>
          </table:table-cell>
          <table:table-cell office:value-type="string" table:style-name="ce62">
            <text:p>Regenschauer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table:style-name="ce44"/>
          <table:table-cell office:value-type="string" table:style-name="ce62">
            <text:p>Heiße Quelle</text:p>
          </table:table-cell>
          <table:table-cell table:number-columns-repeated="4" table:style-name="ce24"/>
          <table:table-cell table:number-columns-repeated="16378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sserwelle</text:p>
          </table:table-cell>
          <table:table-cell table:number-columns-repeated="4" table:style-name="ce24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4">
            <text:p>Feuerdrache</text:p>
          </table:table-cell>
          <table:table-cell office:value-type="string" table:style-name="ce24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number-columns-repeated="16379"/>
        </table:table-row>
        <table:table-row table:style-name="ro1">
          <table:table-cell office:value-type="string" table:style-name="ce42">
            <text:p>Materieformung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5">
            <text:p>Schaden schnell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8">
            <text:p>Schaden langsam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0">
            <text:p>Sicht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5">
            <text:p>Verberg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7">
            <text:p>Heilung schnell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61">
            <text:p>Heilung langsam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3">
            <text:p>Verjagen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table:number-columns-repeated="16379"/>
        </table:table-row>
        <table:table-row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string" table:style-name="ce44">
            <text:p>Drachenstärke: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4">
            <text:p>Verteidigung: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4">
            <text:p>Stärkster Drache:</text:p>
          </table:table-cell>
          <table:table-cell table:style-name="ce24"/>
          <table:table-cell office:value-type="string" table:style-name="ce24">
            <text:p>x</text:p>
          </table:table-cell>
          <table:table-cell table:number-columns-repeated="3" table:style-name="ce24"/>
          <table:table-cell table:number-columns-repeated="16378"/>
        </table:table-row>
        <table:table-row table:style-name="ro1">
          <table:table-cell office:value-type="string" table:style-name="ce44">
            <text:p>Schwächster Drache:</text:p>
          </table:table-cell>
          <table:table-cell table:number-columns-repeated="2" table:style-name="ce24"/>
          <table:table-cell table:style-name="ce1"/>
          <table:table-cell office:value-type="string" table:style-name="ce24">
            <text:p>x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</table:table>
      <table:table table:name="Baumansicht_(2)" table:style-name="ta1">
        <table:table-column table:style-name="co17" table:default-cell-style-name="ce44"/>
        <table:table-column table:style-name="co3" table:number-columns-repeated="5" table:default-cell-style-name="ce24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41">
            <text:p>Feuerdrache</text:p>
          </table:table-cell>
          <table:table-cell office:value-type="string" table:style-name="ce3">
            <text:p>Stufe 1</text:p>
          </table:table-cell>
          <table:table-cell office:value-type="string" table:style-name="ce3">
            <text:p>Stufe 2</text:p>
          </table:table-cell>
          <table:table-cell office:value-type="string" table:style-name="ce3">
            <text:p>Stufe 3</text:p>
          </table:table-cell>
          <table:table-cell office:value-type="string" table:style-name="ce3">
            <text:p>Stufe 4</text:p>
          </table:table-cell>
          <table:table-cell office:value-type="string" table:style-name="ce3">
            <text:p>Stufe 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Asche</text:p>
          </table:table-cell>
          <table:table-cell office:value-type="string" table:style-name="ce43">
            <text:p>Glas</text:p>
          </table:table-cell>
          <table:table-cell office:value-type="string" table:style-name="ce43">
            <text:p>Metall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Alkohol</text:p>
          </table:table-cell>
          <table:table-cell office:value-type="string" table:style-name="ce43">
            <text:p>Säure</text:p>
          </table:table-cell>
          <table:table-cell office:value-type="string" table:style-name="ce43">
            <text:p>Gift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:</text:p>
          </table:table-cell>
          <table:table-cell office:value-type="string" table:style-name="ce46">
            <text:p>Feuerball</text:p>
          </table:table-cell>
          <table:table-cell office:value-type="string" table:style-name="ce46">
            <text:p>Blitz</text:p>
          </table:table-cell>
          <table:table-cell office:value-type="string" table:style-name="ce46">
            <text:p>Feuersturm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6">
            <text:p>Schwelbrand</text:p>
          </table:table-cell>
          <table:table-cell office:value-type="string" table:style-name="ce46">
            <text:p>Lava</text:p>
          </table:table-cell>
          <table:table-cell office:value-type="string" table:style-name="ce46">
            <text:p>Magma</text:p>
          </table:table-cell>
          <table:table-cell table:number-columns-repeated="2" table:style-name="ce24"/>
          <table:table-cell table:number-columns-repeated="2" table:style-name="ce1"/>
          <table:table-cell table:style-name="ce47"/>
          <table:table-cell table:number-columns-repeated="16375"/>
        </table:table-row>
        <table:table-row table:style-name="ro1">
          <table:table-cell table:style-name="ce60"/>
          <table:table-cell office:value-type="string" table:style-name="ce46">
            <text:p>Glut</text:p>
          </table:table-cell>
          <table:table-cell office:value-type="string" table:style-name="ce46">
            <text:p>Ölbrand</text:p>
          </table:table-cell>
          <table:table-cell office:value-type="string" table:style-name="ce46">
            <text:p>Explosion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50">
            <text:p>Sicht</text:p>
          </table:table-cell>
          <table:table-cell office:value-type="string" table:style-name="ce51">
            <text:p>Funke</text:p>
          </table:table-cell>
          <table:table-cell office:value-type="string" table:style-name="ce51">
            <text:p>Flamme</text:p>
          </table:table-cell>
          <table:table-cell office:value-type="string" table:style-name="ce51">
            <text:p>Lichtstrahl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Erd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Lehm</text:p>
          </table:table-cell>
          <table:table-cell office:value-type="string" table:style-name="ce43">
            <text:p>Tropfstein</text:p>
          </table:table-cell>
          <table:table-cell office:value-type="string" table:style-name="ce43">
            <text:p>Treibsand</text:p>
          </table:table-cell>
          <table:table-cell office:value-type="string" table:style-name="ce43">
            <text:p>Sandstein</text:p>
          </table:table-cell>
          <table:table-cell office:value-type="string" table:style-name="ce43">
            <text:p>Kreide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Kohle</text:p>
          </table:table-cell>
          <table:table-cell office:value-type="string" table:style-name="ce43">
            <text:p>Erdöl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Keramik</text:p>
          </table:table-cell>
          <table:table-cell office:value-type="string" table:style-name="ce43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Staub</text:p>
          </table:table-cell>
          <table:table-cell office:value-type="string" table:style-name="ce43">
            <text:p>Sandhöhle</text:p>
          </table:table-cell>
          <table:table-cell office:value-type="string" table:style-name="ce43">
            <text:p>Erdgas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:</text:p>
          </table:table-cell>
          <table:table-cell office:value-type="string" table:style-name="ce46">
            <text:p>Steinschlag</text:p>
          </table:table-cell>
          <table:table-cell office:value-type="string" table:style-name="ce52">
            <text:p>Asteroid</text:p>
          </table:table-cell>
          <table:table-cell office:value-type="string" table:style-name="ce52">
            <text:p>Gerölllawine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46">
            <text:p>Erdbeben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nderdüne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Luft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:</text:p>
          </table:table-cell>
          <table:table-cell office:value-type="string" table:style-name="ce46">
            <text:p>Funkenflug</text:p>
          </table:table-cell>
          <table:table-cell office:value-type="string" table:style-name="ce46">
            <text:p>Feuerschneiße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46">
            <text:p>Korrosion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6">
            <text:p>Tornado</text:p>
          </table:table-cell>
          <table:table-cell office:value-type="string" table:style-name="ce46">
            <text:p>Orkan</text:p>
          </table:table-cell>
          <table:table-cell office:value-type="string" table:style-name="ce46">
            <text:p>Eissturm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Lichtwelle</text:p>
          </table:table-cell>
          <table:table-cell office:value-type="string" table:style-name="ce51">
            <text:p>Wüstenwind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51">
            <text:p>Smog</text:p>
          </table:table-cell>
          <table:table-cell office:value-type="string" table:style-name="ce51">
            <text:p>Erdloch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office:value-type="string" table:style-name="ce57">
            <text:p>Heilung:</text:p>
          </table:table-cell>
          <table:table-cell office:value-type="string" table:style-name="ce58">
            <text:p>Feuerhauch</text:p>
          </table:table-cell>
          <table:table-cell office:value-type="string" table:style-name="ce58">
            <text:p>Feueratem</text:p>
          </table:table-cell>
          <table:table-cell table:number-columns-repeated="3" table:style-name="ce24"/>
          <table:table-cell table:number-columns-repeated="16378" table:style-name="ce1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Böe</text:p>
          </table:table-cell>
          <table:table-cell office:value-type="string" table:style-name="ce54">
            <text:p>Windhose</text:p>
          </table:table-cell>
          <table:table-cell office:value-type="string" table:style-name="ce54">
            <text:p>Gewitter</text:p>
          </table:table-cell>
          <table:table-cell table:style-name="ce24"/>
          <table:table-cell table:style-name="ce59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54">
            <text:p>Donner</text:p>
          </table:table-cell>
          <table:table-cell office:value-type="string" table:style-name="ce54">
            <text:p>Windstoß</text:p>
          </table:table-cell>
          <table:table-cell office:value-type="string" table:style-name="ce54">
            <text:p>Sandsturm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1">
            <text:p>Wasserdrach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1">
          <table:table-cell office:value-type="string" table:style-name="ce42">
            <text:p>Materieformung:</text:p>
          </table:table-cell>
          <table:table-cell office:value-type="string" table:style-name="ce43">
            <text:p>Schlamm</text:p>
          </table:table-cell>
          <table:table-cell office:value-type="string" table:style-name="ce43">
            <text:p>Salzwasser</text:p>
          </table:table-cell>
          <table:table-cell office:value-type="string" table:style-name="ce43">
            <text:p>Gletscher</text:p>
          </table:table-cell>
          <table:table-cell table:number-columns-repeated="2" table:style-name="ce24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Wolke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office:value-type="string" table:style-name="ce45">
            <text:p>Schaden (schnell):</text:p>
          </table:table-cell>
          <table:table-cell office:value-type="string" table:style-name="ce46">
            <text:p>Geysir</text:p>
          </table:table-cell>
          <table:table-cell table:number-columns-repeated="4" table:style-name="ce24"/>
          <table:table-cell table:number-columns-repeated="16378" table:style-name="ce1"/>
        </table:table-row>
        <table:table-row table:style-name="ro1">
          <table:table-cell table:style-name="ce60"/>
          <table:table-cell office:value-type="string" table:style-name="ce46">
            <text:p>Wasserstrahl</text:p>
          </table:table-cell>
          <table:table-cell office:value-type="string" table:style-name="ce46">
            <text:p>Monsun</text:p>
          </table:table-cell>
          <table:table-cell office:value-type="string" table:style-name="ce46">
            <text:p>Hurrikan</text:p>
          </table:table-cell>
          <table:table-cell table:style-name="ce59"/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60"/>
          <table:table-cell office:value-type="string" table:style-name="ce46">
            <text:p>Tsunami</text:p>
          </table:table-cell>
          <table:table-cell office:value-type="string" table:style-name="ce46">
            <text:p>Moräne</text:p>
          </table:table-cell>
          <table:table-cell table:number-columns-repeated="2" table:style-name="ce59"/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0">
            <text:p>Sicht:</text:p>
          </table:table-cell>
          <table:table-cell office:value-type="string" table:style-name="ce51">
            <text:p>Schneesturm</text:p>
          </table:table-cell>
          <table:table-cell table:number-columns-repeated="4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60"/>
          <table:table-cell office:value-type="string" table:style-name="ce51">
            <text:p>Wasserdampf</text:p>
          </table:table-cell>
          <table:table-cell office:value-type="string" table:style-name="ce51">
            <text:p>Nebel</text:p>
          </table:table-cell>
          <table:table-cell office:value-type="string" table:style-name="ce51">
            <text:p>Regenbogen</text:p>
          </table:table-cell>
          <table:table-cell table:number-columns-repeated="2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7">
            <text:p>Heilung:</text:p>
          </table:table-cell>
          <table:table-cell office:value-type="string" table:style-name="ce58">
            <text:p>Regenschauer</text:p>
          </table:table-cell>
          <table:table-cell office:value-type="string" table:style-name="ce58">
            <text:p>Wasserfall</text:p>
          </table:table-cell>
          <table:table-cell table:number-columns-repeated="3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60"/>
          <table:table-cell office:value-type="string" table:style-name="ce58">
            <text:p>Heiße Quelle</text:p>
          </table:table-cell>
          <table:table-cell table:number-columns-repeated="4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3">
            <text:p>Verjagen:</text:p>
          </table:table-cell>
          <table:table-cell office:value-type="string" table:style-name="ce54">
            <text:p>Wasserwelle</text:p>
          </table:table-cell>
          <table:table-cell table:number-columns-repeated="4" table:style-name="ce24"/>
          <table:table-cell table:number-columns-repeated="3" table:style-name="ce1"/>
          <table:table-cell table:number-columns-repeated="16375" table:style-name="ce24"/>
        </table:table-row>
        <table:table-row table:number-rows-repeated="3" table:style-name="ro1">
          <table:table-cell table:style-name="ce44"/>
          <table:table-cell table:number-columns-repeated="5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style-name="ce1"/>
          <table:table-cell office:value-type="string" table:style-name="ce24">
            <text:p>Feuerdrache</text:p>
          </table:table-cell>
          <table:table-cell office:value-type="string" table:style-name="ce24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2">
            <text:p>Materieformung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5">
            <text:p>Schaden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0">
            <text:p>Sicht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5">
            <text:p>Verberge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7">
            <text:p>Heilung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53">
            <text:p>Verjagen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table:number-columns-repeated="5" table:style-name="ce1"/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Drachenstärke: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10" table:style-name="ce24">
            <text:p>10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Verteidigung: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Stärkster Drache:</text:p>
          </table:table-cell>
          <table:table-cell table:style-name="ce24"/>
          <table:table-cell office:value-type="string" table:style-name="ce24">
            <text:p>x</text:p>
          </table:table-cell>
          <table:table-cell table:number-columns-repeated="3" table:style-name="ce24"/>
          <table:table-cell table:number-columns-repeated="3" table:style-name="ce1"/>
          <table:table-cell table:number-columns-repeated="16375" table:style-name="ce24"/>
        </table:table-row>
        <table:table-row table:style-name="ro1">
          <table:table-cell office:value-type="string" table:style-name="ce44">
            <text:p>Schwächster Drache:</text:p>
          </table:table-cell>
          <table:table-cell table:number-columns-repeated="2" table:style-name="ce24"/>
          <table:table-cell table:style-name="ce1"/>
          <table:table-cell office:value-type="string" table:style-name="ce24">
            <text:p>x</text:p>
          </table:table-cell>
          <table:table-cell table:style-name="ce24"/>
          <table:table-cell table:number-columns-repeated="3" table:style-name="ce1"/>
          <table:table-cell table:number-columns-repeated="16375" table:style-name="ce24"/>
        </table:table-row>
        <table:table-row table:number-rows-repeated="1048524" table:style-name="ro1">
          <table:table-cell table:number-columns-repeated="16384"/>
        </table:table-row>
      </table:table>
      <table:table table:name="Tabelle2" table:style-name="ta2">
        <table:table-column table:style-name="co10" table:default-cell-style-name="ce1"/>
        <table:table-column table:style-name="co10" table:default-cell-style-name="ce63"/>
        <table:table-column table:style-name="co10" table:number-columns-repeated="16382" table:default-cell-style-name="ce1"/>
        <table:table-row table:style-name="ro1">
          <table:table-cell table:style-name="ce1"/>
          <table:table-cell office:value-type="string" table:style-name="ce63">
            <text:p>Cosinus</text:p>
          </table:table-cell>
          <table:table-cell office:value-type="string" table:style-name="ce1">
            <text:p>Tangens</text:p>
          </table:table-cell>
          <table:table-cell table:number-columns-repeated="16381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float" office:value="6.1257422745431001E-17" table:formula="of:=COS([.A2]/100*(PI()/2))" table:style-name="ce63">
            <text:p>0,00</text:p>
          </table:table-cell>
          <table:table-cell office:value-type="float" office:value="2.6649100706471802E+32" table:formula="of:=TAN(([.A2]/100)*(PI()/2))^2+1" table:style-name="ce1">
            <text:p>2,66491E+32</text:p>
          </table:table-cell>
          <table:table-cell table:number-columns-repeated="16381"/>
        </table:table-row>
        <table:table-row table:style-name="ro1">
          <table:table-cell office:value-type="float" office:value="-99" table:style-name="ce1">
            <text:p>-99</text:p>
          </table:table-cell>
          <table:table-cell office:value-type="float" office:value="1.5707317311820648E-2" table:formula="of:=COS([.A3]/100*(PI()/2))" table:style-name="ce63">
            <text:p>0,02</text:p>
          </table:table-cell>
          <table:table-cell office:value-type="float" office:value="4053.180695476844" table:formula="of:=TAN(([.A3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3.1410759078128396E-2" table:formula="of:=COS([.A4]/100*(PI()/2))" table:style-name="ce63">
            <text:p>0,03</text:p>
          </table:table-cell>
          <table:table-cell office:value-type="float" office:value="1013.5452355643763" table:formula="of:=TAN(([.A4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-97" table:style-name="ce1">
            <text:p>-97</text:p>
          </table:table-cell>
          <table:table-cell office:value-type="float" office:value="4.7106450709642679E-2" table:formula="of:=COS([.A5]/100*(PI()/2))" table:style-name="ce63">
            <text:p>0,05</text:p>
          </table:table-cell>
          <table:table-cell office:value-type="float" office:value="450.64985317332224" table:formula="of:=TAN(([.A5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-96" table:style-name="ce1">
            <text:p>-96</text:p>
          </table:table-cell>
          <table:table-cell office:value-type="float" office:value="6.2790519529313527E-2" table:formula="of:=COS([.A6]/100*(PI()/2))" table:style-name="ce63">
            <text:p>0,06</text:p>
          </table:table-cell>
          <table:table-cell office:value-type="float" office:value="253.63655579364391" table:formula="of:=TAN(([.A6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-95" table:style-name="ce1">
            <text:p>-95</text:p>
          </table:table-cell>
          <table:table-cell office:value-type="float" office:value="7.8459095727844999E-2" table:formula="of:=COS([.A7]/100*(PI()/2))" table:style-name="ce63">
            <text:p>0,08</text:p>
          </table:table-cell>
          <table:table-cell office:value-type="float" office:value="162.44763879758827" table:formula="of:=TAN(([.A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float" office:value="9.4108313318514505E-2" table:formula="of:=COS([.A8]/100*(PI()/2))" table:style-name="ce63">
            <text:p>0,09</text:p>
          </table:table-cell>
          <table:table-cell office:value-type="float" office:value="112.91301928150236" table:formula="of:=TAN(([.A8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float" office:value="0.10973431109104514" table:formula="of:=COS([.A9]/100*(PI()/2))" table:style-name="ce63">
            <text:p>0,11</text:p>
          </table:table-cell>
          <table:table-cell office:value-type="float" office:value="83.045311220744608" table:formula="of:=TAN(([.A9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-92" table:style-name="ce1">
            <text:p>-92</text:p>
          </table:table-cell>
          <table:table-cell office:value-type="float" office:value="0.12533323356430426" table:formula="of:=COS([.A10]/100*(PI()/2))" table:style-name="ce63">
            <text:p>0,13</text:p>
          </table:table-cell>
          <table:table-cell office:value-type="float" office:value="63.660128512250175" table:formula="of:=TAN(([.A10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float" office:value="0.14090123193758258" table:formula="of:=COS([.A11]/100*(PI()/2))" table:style-name="ce63">
            <text:p>0,14</text:p>
          </table:table-cell>
          <table:table-cell office:value-type="float" office:value="50.369822384613244" table:formula="of:=TAN(([.A11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0.15643446504023092" table:formula="of:=COS([.A12]/100*(PI()/2))" table:style-name="ce63">
            <text:p>0,16</text:p>
          </table:table-cell>
          <table:table-cell office:value-type="float" office:value="40.863458189061376" table:formula="of:=TAN(([.A1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-89" table:style-name="ce1">
            <text:p>-89</text:p>
          </table:table-cell>
          <table:table-cell office:value-type="float" office:value="0.17192910027940952" table:formula="of:=COS([.A13]/100*(PI()/2))" table:style-name="ce63">
            <text:p>0,17</text:p>
          </table:table-cell>
          <table:table-cell office:value-type="float" office:value="33.829939338207069" table:formula="of:=TAN(([.A13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float" office:value="0.18738131458572474" table:formula="of:=COS([.A14]/100*(PI()/2))" table:style-name="ce63">
            <text:p>0,19</text:p>
          </table:table-cell>
          <table:table-cell office:value-type="float" office:value="28.480488698092543" table:formula="of:=TAN(([.A14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float" office:value="0.20278729535651249" table:formula="of:=COS([.A15]/100*(PI()/2))" table:style-name="ce63">
            <text:p>0,20</text:p>
          </table:table-cell>
          <table:table-cell office:value-type="float" office:value="24.317477020837899" table:formula="of:=TAN(([.A15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-86" table:style-name="ce1">
            <text:p>-86</text:p>
          </table:table-cell>
          <table:table-cell office:value-type="float" office:value="0.2181432413965427" table:formula="of:=COS([.A16]/100*(PI()/2))" table:style-name="ce63">
            <text:p>0,22</text:p>
          </table:table-cell>
          <table:table-cell office:value-type="float" office:value="21.014374901921776" table:formula="of:=TAN(([.A16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-85" table:style-name="ce1">
            <text:p>-85</text:p>
          </table:table-cell>
          <table:table-cell office:value-type="float" office:value="0.23344536385590547" table:formula="of:=COS([.A17]/100*(PI()/2))" table:style-name="ce63">
            <text:p>0,23</text:p>
          </table:table-cell>
          <table:table-cell office:value-type="float" office:value="18.349722174715275" table:formula="of:=TAN(([.A1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-84" table:style-name="ce1">
            <text:p>-84</text:p>
          </table:table-cell>
          <table:table-cell office:value-type="float" office:value="0.24868988716485496" table:formula="of:=COS([.A18]/100*(PI()/2))" table:style-name="ce63">
            <text:p>0,25</text:p>
          </table:table-cell>
          <table:table-cell office:value-type="float" office:value="16.169021906027169" table:formula="of:=TAN(([.A18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-83" table:style-name="ce1">
            <text:p>-83</text:p>
          </table:table-cell>
          <table:table-cell office:value-type="float" office:value="0.26387304996537297" table:formula="of:=COS([.A19]/100*(PI()/2))" table:style-name="ce63">
            <text:p>0,26</text:p>
          </table:table-cell>
          <table:table-cell office:value-type="float" office:value="14.361834780236508" table:formula="of:=TAN(([.A19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-82" table:style-name="ce1">
            <text:p>-82</text:p>
          </table:table-cell>
          <table:table-cell office:value-type="float" office:value="0.2789911060392295" table:formula="of:=COS([.A20]/100*(PI()/2))" table:style-name="ce63">
            <text:p>0,28</text:p>
          </table:table-cell>
          <table:table-cell office:value-type="float" office:value="12.847519418300587" table:formula="of:=TAN(([.A20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-81" table:style-name="ce1">
            <text:p>-81</text:p>
          </table:table-cell>
          <table:table-cell office:value-type="float" office:value="0.29404032523230389" table:formula="of:=COS([.A21]/100*(PI()/2))" table:style-name="ce63">
            <text:p>0,29</text:p>
          </table:table-cell>
          <table:table-cell office:value-type="float" office:value="11.566080511831014" table:formula="of:=TAN(([.A21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-80" table:style-name="ce1">
            <text:p>-80</text:p>
          </table:table-cell>
          <table:table-cell office:value-type="float" office:value="0.30901699437494745" table:formula="of:=COS([.A22]/100*(PI()/2))" table:style-name="ce63">
            <text:p>0,31</text:p>
          </table:table-cell>
          <table:table-cell office:value-type="float" office:value="10.472135954999574" table:formula="of:=TAN(([.A2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-79" table:style-name="ce1">
            <text:p>-79</text:p>
          </table:table-cell>
          <table:table-cell office:value-type="float" office:value="0.3239174181981494" table:formula="of:=COS([.A23]/100*(PI()/2))" table:style-name="ce63">
            <text:p>0,32</text:p>
          </table:table-cell>
          <table:table-cell office:value-type="float" office:value="9.5308447566098025" table:formula="of:=TAN(([.A23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-78" table:style-name="ce1">
            <text:p>-78</text:p>
          </table:table-cell>
          <table:table-cell office:value-type="float" office:value="0.33873792024529148" table:formula="of:=COS([.A24]/100*(PI()/2))" table:style-name="ce63">
            <text:p>0,34</text:p>
          </table:table-cell>
          <table:table-cell office:value-type="float" office:value="8.715099834915442" table:formula="of:=TAN(([.A24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-77" table:style-name="ce1">
            <text:p>-77</text:p>
          </table:table-cell>
          <table:table-cell office:value-type="float" office:value="0.35347484377925714" table:formula="of:=COS([.A25]/100*(PI()/2))" table:style-name="ce63">
            <text:p>0,35</text:p>
          </table:table-cell>
          <table:table-cell office:value-type="float" office:value="8.0035558079438012" table:formula="of:=TAN(([.A25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-76" table:style-name="ce1">
            <text:p>-76</text:p>
          </table:table-cell>
          <table:table-cell office:value-type="float" office:value="0.36812455268467809" table:formula="of:=COS([.A26]/100*(PI()/2))" table:style-name="ce63">
            <text:p>0,37</text:p>
          </table:table-cell>
          <table:table-cell office:value-type="float" office:value="7.3792195382107542" table:formula="of:=TAN(([.A26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-75" table:style-name="ce1">
            <text:p>-75</text:p>
          </table:table-cell>
          <table:table-cell office:value-type="float" office:value="0.38268343236508984" table:formula="of:=COS([.A27]/100*(PI()/2))" table:style-name="ce63">
            <text:p>0,38</text:p>
          </table:table-cell>
          <table:table-cell office:value-type="float" office:value="6.8284271247461898" table:formula="of:=TAN(([.A2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-74" table:style-name="ce1">
            <text:p>-74</text:p>
          </table:table-cell>
          <table:table-cell office:value-type="float" office:value="0.39714789063478056" table:formula="of:=COS([.A28]/100*(PI()/2))" table:style-name="ce63">
            <text:p>0,40</text:p>
          </table:table-cell>
          <table:table-cell office:value-type="float" office:value="6.340090826834766" table:formula="of:=TAN(([.A28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-73" table:style-name="ce1">
            <text:p>-73</text:p>
          </table:table-cell>
          <table:table-cell office:value-type="float" office:value="0.41151435860510888" table:formula="of:=COS([.A29]/100*(PI()/2))" table:style-name="ce63">
            <text:p>0,41</text:p>
          </table:table-cell>
          <table:table-cell office:value-type="float" office:value="5.905137485584512" table:formula="of:=TAN(([.A29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-72" table:style-name="ce1">
            <text:p>-72</text:p>
          </table:table-cell>
          <table:table-cell office:value-type="float" office:value="0.42577929156507266" table:formula="of:=COS([.A30]/100*(PI()/2))" table:style-name="ce63">
            <text:p>0,43</text:p>
          </table:table-cell>
          <table:table-cell office:value-type="float" office:value="5.5160847476195443" table:formula="of:=TAN(([.A30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-71" table:style-name="ce1">
            <text:p>-71</text:p>
          </table:table-cell>
          <table:table-cell office:value-type="float" office:value="0.43993916985591525" table:formula="of:=COS([.A31]/100*(PI()/2))" table:style-name="ce63">
            <text:p>0,44</text:p>
          </table:table-cell>
          <table:table-cell office:value-type="float" office:value="5.1667177582900887" table:formula="of:=TAN(([.A31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-70" table:style-name="ce1">
            <text:p>-70</text:p>
          </table:table-cell>
          <table:table-cell office:value-type="float" office:value="0.4539904997395468" table:formula="of:=COS([.A32]/100*(PI()/2))" table:style-name="ce63">
            <text:p>0,45</text:p>
          </table:table-cell>
          <table:table-cell office:value-type="float" office:value="4.8518399963191818" table:formula="of:=TAN(([.A3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-69" table:style-name="ce1">
            <text:p>-69</text:p>
          </table:table-cell>
          <table:table-cell office:value-type="float" office:value="0.46792981426057351" table:formula="of:=COS([.A33]/100*(PI()/2))" table:style-name="ce63">
            <text:p>0,47</text:p>
          </table:table-cell>
          <table:table-cell office:value-type="float" office:value="4.5670794366984939" table:formula="of:=TAN(([.A33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-68" table:style-name="ce1">
            <text:p>-68</text:p>
          </table:table-cell>
          <table:table-cell office:value-type="float" office:value="0.48175367410171516" table:formula="of:=COS([.A34]/100*(PI()/2))" table:style-name="ce63">
            <text:p>0,48</text:p>
          </table:table-cell>
          <table:table-cell office:value-type="float" office:value="4.3087364336541203" table:formula="of:=TAN(([.A34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-67" table:style-name="ce1">
            <text:p>-67</text:p>
          </table:table-cell>
          <table:table-cell office:value-type="float" office:value="0.49545866843240755" table:formula="of:=COS([.A35]/100*(PI()/2))" table:style-name="ce63">
            <text:p>0,50</text:p>
          </table:table-cell>
          <table:table-cell office:value-type="float" office:value="4.0736633682793428" table:formula="of:=TAN(([.A35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-66" table:style-name="ce1">
            <text:p>-66</text:p>
          </table:table-cell>
          <table:table-cell office:value-type="float" office:value="0.50904141575037121" table:formula="of:=COS([.A36]/100*(PI()/2))" table:style-name="ce63">
            <text:p>0,51</text:p>
          </table:table-cell>
          <table:table-cell office:value-type="float" office:value="3.8591687003923631" table:formula="of:=TAN(([.A36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-65" table:style-name="ce1">
            <text:p>-65</text:p>
          </table:table-cell>
          <table:table-cell office:value-type="float" office:value="0.52249856471594891" table:formula="of:=COS([.A37]/100*(PI()/2))" table:style-name="ce63">
            <text:p>0,52</text:p>
          </table:table-cell>
          <table:table-cell office:value-type="float" office:value="3.6629399287850761" table:formula="of:=TAN(([.A3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-64" table:style-name="ce1">
            <text:p>-64</text:p>
          </table:table-cell>
          <table:table-cell office:value-type="float" office:value="0.53582679497899655" table:formula="of:=COS([.A38]/100*(PI()/2))" table:style-name="ce63">
            <text:p>0,54</text:p>
          </table:table-cell>
          <table:table-cell office:value-type="float" office:value="3.482981318195784" table:formula="of:=TAN(([.A38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-63" table:style-name="ce1">
            <text:p>-63</text:p>
          </table:table-cell>
          <table:table-cell office:value-type="float" office:value="0.5490228179981318" table:formula="of:=COS([.A39]/100*(PI()/2))" table:style-name="ce63">
            <text:p>0,55</text:p>
          </table:table-cell>
          <table:table-cell office:value-type="float" office:value="3.3175632446669625" table:formula="of:=TAN(([.A39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-62" table:style-name="ce1">
            <text:p>-62</text:p>
          </table:table-cell>
          <table:table-cell office:value-type="float" office:value="0.56208337785213058" table:formula="of:=COS([.A40]/100*(PI()/2))" table:style-name="ce63">
            <text:p>0,56</text:p>
          </table:table-cell>
          <table:table-cell office:value-type="float" office:value="3.1651807464548449" table:formula="of:=TAN(([.A40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-61" table:style-name="ce1">
            <text:p>-61</text:p>
          </table:table-cell>
          <table:table-cell office:value-type="float" office:value="0.57500525204327857" table:formula="of:=COS([.A41]/100*(PI()/2))" table:style-name="ce63">
            <text:p>0,58</text:p>
          </table:table-cell>
          <table:table-cell office:value-type="float" office:value="3.0245194170848095" table:formula="of:=TAN(([.A41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-60" table:style-name="ce1">
            <text:p>-60</text:p>
          </table:table-cell>
          <table:table-cell office:value-type="float" office:value="0.58778525229247314" table:formula="of:=COS([.A42]/100*(PI()/2))" table:style-name="ce63">
            <text:p>0,59</text:p>
          </table:table-cell>
          <table:table-cell office:value-type="float" office:value="2.8944271909999153" table:formula="of:=TAN(([.A4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-59" table:style-name="ce1">
            <text:p>-59</text:p>
          </table:table-cell>
          <table:table-cell office:value-type="float" office:value="0.60042022532588413" table:formula="of:=COS([.A43]/100*(PI()/2))" table:style-name="ce63">
            <text:p>0,60</text:p>
          </table:table-cell>
          <table:table-cell office:value-type="float" office:value="2.7738908864400464" table:formula="of:=TAN(([.A43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-58" table:style-name="ce1">
            <text:p>-58</text:p>
          </table:table-cell>
          <table:table-cell office:value-type="float" office:value="0.6129070536529766" table:formula="of:=COS([.A44]/100*(PI()/2))" table:style-name="ce63">
            <text:p>0,61</text:p>
          </table:table-cell>
          <table:table-cell office:value-type="float" office:value="2.6620166104949603" table:formula="of:=TAN(([.A44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-57" table:style-name="ce1">
            <text:p>-57</text:p>
          </table:table-cell>
          <table:table-cell office:value-type="float" office:value="0.6252426563357053" table:formula="of:=COS([.A45]/100*(PI()/2))" table:style-name="ce63">
            <text:p>0,63</text:p>
          </table:table-cell>
          <table:table-cell office:value-type="float" office:value="2.5580133163680436" table:formula="of:=TAN(([.A45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-56" table:style-name="ce1">
            <text:p>-56</text:p>
          </table:table-cell>
          <table:table-cell office:value-type="float" office:value="0.63742398974868963" table:formula="of:=COS([.A46]/100*(PI()/2))" table:style-name="ce63">
            <text:p>0,64</text:p>
          </table:table-cell>
          <table:table-cell office:value-type="float" office:value="2.4611789464087881" table:formula="of:=TAN(([.A46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-55" table:style-name="ce1">
            <text:p>-55</text:p>
          </table:table-cell>
          <table:table-cell office:value-type="float" office:value="0.64944804833018355" table:formula="of:=COS([.A47]/100*(PI()/2))" table:style-name="ce63">
            <text:p>0,65</text:p>
          </table:table-cell>
          <table:table-cell office:value-type="float" office:value="2.3708887064659216" table:formula="of:=TAN(([.A4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-54" table:style-name="ce1">
            <text:p>-54</text:p>
          </table:table-cell>
          <table:table-cell office:value-type="float" office:value="0.66131186532365183" table:formula="of:=COS([.A48]/100*(PI()/2))" table:style-name="ce63">
            <text:p>0,66</text:p>
          </table:table-cell>
          <table:table-cell office:value-type="float" office:value="2.2865851050338692" table:formula="of:=TAN(([.A48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-53" table:style-name="ce1">
            <text:p>-53</text:p>
          </table:table-cell>
          <table:table-cell office:value-type="float" office:value="0.67301251350977331" table:formula="of:=COS([.A49]/100*(PI()/2))" table:style-name="ce63">
            <text:p>0,67</text:p>
          </table:table-cell>
          <table:table-cell office:value-type="float" office:value="2.2077694600846982" table:formula="of:=TAN(([.A49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-52" table:style-name="ce1">
            <text:p>-52</text:p>
          </table:table-cell>
          <table:table-cell office:value-type="float" office:value="0.68454710592868862" table:formula="of:=COS([.A50]/100*(PI()/2))" table:style-name="ce63">
            <text:p>0,68</text:p>
          </table:table-cell>
          <table:table-cell office:value-type="float" office:value="2.1339946315903218" table:formula="of:=TAN(([.A50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-51" table:style-name="ce1">
            <text:p>-51</text:p>
          </table:table-cell>
          <table:table-cell office:value-type="float" office:value="0.69591279659231431" table:formula="of:=COS([.A51]/100*(PI()/2))" table:style-name="ce63">
            <text:p>0,70</text:p>
          </table:table-cell>
          <table:table-cell office:value-type="float" office:value="2.0648587817230606" table:formula="of:=TAN(([.A51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0.70710678118654757" table:formula="of:=COS([.A52]/100*(PI()/2))" table:style-name="ce63">
            <text:p>0,71</text:p>
          </table:table-cell>
          <table:table-cell office:value-type="float" office:value="1.9999999999999998" table:formula="of:=TAN(([.A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-49" table:style-name="ce1">
            <text:p>-49</text:p>
          </table:table-cell>
          <table:table-cell office:value-type="float" office:value="0.71812629776318881" table:formula="of:=COS([.A53]/100*(PI()/2))" table:style-name="ce63">
            <text:p>0,72</text:p>
          </table:table-cell>
          <table:table-cell office:value-type="float" office:value="1.9390916590666492" table:formula="of:=TAN(([.A53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-48" table:style-name="ce1">
            <text:p>-48</text:p>
          </table:table-cell>
          <table:table-cell office:value-type="float" office:value="0.72896862742141155" table:formula="of:=COS([.A54]/100*(PI()/2))" table:style-name="ce63">
            <text:p>0,73</text:p>
          </table:table-cell>
          <table:table-cell office:value-type="float" office:value="1.8818383898322275" table:formula="of:=TAN(([.A54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float" office:value="0.73963109497860979" table:formula="of:=COS([.A55]/100*(PI()/2))" table:style-name="ce63">
            <text:p>0,74</text:p>
          </table:table-cell>
          <table:table-cell office:value-type="float" office:value="1.827972583385137" table:formula="of:=TAN(([.A55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-46" table:style-name="ce1">
            <text:p>-46</text:p>
          </table:table-cell>
          <table:table-cell office:value-type="float" office:value="0.75011106963045959" table:formula="of:=COS([.A56]/100*(PI()/2))" table:style-name="ce63">
            <text:p>0,75</text:p>
          </table:table-cell>
          <table:table-cell office:value-type="float" office:value="1.7772513424004508" table:formula="of:=TAN(([.A56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float" office:value="0.76040596560003093" table:formula="of:=COS([.A57]/100*(PI()/2))" table:style-name="ce63">
            <text:p>0,76</text:p>
          </table:table-cell>
          <table:table-cell office:value-type="float" office:value="1.7294538172817449" table:formula="of:=TAN(([.A5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-44" table:style-name="ce1">
            <text:p>-44</text:p>
          </table:table-cell>
          <table:table-cell office:value-type="float" office:value="0.77051324277578925" table:formula="of:=COS([.A58]/100*(PI()/2))" table:style-name="ce63">
            <text:p>0,77</text:p>
          </table:table-cell>
          <table:table-cell office:value-type="float" office:value="1.6843788725930864" table:formula="of:=TAN(([.A58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-43" table:style-name="ce1">
            <text:p>-43</text:p>
          </table:table-cell>
          <table:table-cell office:value-type="float" office:value="0.7804304073383298" table:formula="of:=COS([.A59]/100*(PI()/2))" table:style-name="ce63">
            <text:p>0,78</text:p>
          </table:table-cell>
          <table:table-cell office:value-type="float" office:value="1.6418430378574329" table:formula="of:=TAN(([.A59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-42" table:style-name="ce1">
            <text:p>-42</text:p>
          </table:table-cell>
          <table:table-cell office:value-type="float" office:value="0.79015501237569041" table:formula="of:=COS([.A60]/100*(PI()/2))" table:style-name="ce63">
            <text:p>0,79</text:p>
          </table:table-cell>
          <table:table-cell office:value-type="float" office:value="1.6016787038621665" table:formula="of:=TAN(([.A60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-41" table:style-name="ce1">
            <text:p>-41</text:p>
          </table:table-cell>
          <table:table-cell office:value-type="float" office:value="0.79968465848709058" table:formula="of:=COS([.A61]/100*(PI()/2))" table:style-name="ce63">
            <text:p>0,80</text:p>
          </table:table-cell>
          <table:table-cell office:value-type="float" office:value="1.563732531490063" table:formula="of:=TAN(([.A61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0.80901699437494745" table:formula="of:=COS([.A62]/100*(PI()/2))" table:style-name="ce63">
            <text:p>0,81</text:p>
          </table:table-cell>
          <table:table-cell office:value-type="float" office:value="1.5278640450004206" table:formula="of:=TAN(([.A6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-39" table:style-name="ce1">
            <text:p>-39</text:p>
          </table:table-cell>
          <table:table-cell office:value-type="float" office:value="0.8181497174250234" table:formula="of:=COS([.A63]/100*(PI()/2))" table:style-name="ce63">
            <text:p>0,82</text:p>
          </table:table-cell>
          <table:table-cell office:value-type="float" office:value="1.4939443857940082" table:formula="of:=TAN(([.A63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-38" table:style-name="ce1">
            <text:p>-38</text:p>
          </table:table-cell>
          <table:table-cell office:value-type="float" office:value="0.82708057427456183" table:formula="of:=COS([.A64]/100*(PI()/2))" table:style-name="ce63">
            <text:p>0,83</text:p>
          </table:table-cell>
          <table:table-cell office:value-type="float" office:value="1.4618552061472689" table:formula="of:=TAN(([.A64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-37" table:style-name="ce1">
            <text:p>-37</text:p>
          </table:table-cell>
          <table:table-cell office:value-type="float" office:value="0.83580736136827027" table:formula="of:=COS([.A65]/100*(PI()/2))" table:style-name="ce63">
            <text:p>0,84</text:p>
          </table:table-cell>
          <table:table-cell office:value-type="float" office:value="1.4314876853096199" table:formula="of:=TAN(([.A65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0.84432792550201508" table:formula="of:=COS([.A66]/100*(PI()/2))" table:style-name="ce63">
            <text:p>0,84</text:p>
          </table:table-cell>
          <table:table-cell office:value-type="float" office:value="1.402741652815428" table:formula="of:=TAN(([.A66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0.85264016435409218" table:formula="of:=COS([.A67]/100*(PI()/2))" table:style-name="ce63">
            <text:p>0,85</text:p>
          </table:table-cell>
          <table:table-cell office:value-type="float" office:value="1.3755248059449219" table:formula="of:=TAN(([.A6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-34" table:style-name="ce1">
            <text:p>-34</text:p>
          </table:table-cell>
          <table:table-cell office:value-type="float" office:value="0.86074202700394364" table:formula="of:=COS([.A68]/100*(PI()/2))" table:style-name="ce63">
            <text:p>0,86</text:p>
          </table:table-cell>
          <table:table-cell office:value-type="float" office:value="1.3497520100380123" table:formula="of:=TAN(([.A68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-33" table:style-name="ce1">
            <text:p>-33</text:p>
          </table:table-cell>
          <table:table-cell office:value-type="float" office:value="0.8686315144381912" table:formula="of:=COS([.A69]/100*(PI()/2))" table:style-name="ce63">
            <text:p>0,87</text:p>
          </table:table-cell>
          <table:table-cell office:value-type="float" office:value="1.3253446718727062" table:formula="of:=TAN(([.A69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0.87630668004386358" table:formula="of:=COS([.A70]/100*(PI()/2))" table:style-name="ce63">
            <text:p>0,88</text:p>
          </table:table-cell>
          <table:table-cell office:value-type="float" office:value="1.3022301776075937" table:formula="of:=TAN(([.A70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0.88376563008869347" table:formula="of:=COS([.A71]/100*(PI()/2))" table:style-name="ce63">
            <text:p>0,88</text:p>
          </table:table-cell>
          <table:table-cell office:value-type="float" office:value="1.2803413878905785" table:formula="of:=TAN(([.A71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0.8910065241883679" table:formula="of:=COS([.A72]/100*(PI()/2))" table:style-name="ce63">
            <text:p>0,89</text:p>
          </table:table-cell>
          <table:table-cell office:value-type="float" office:value="1.2596161836824997" table:formula="of:=TAN(([.A7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-29" table:style-name="ce1">
            <text:p>-29</text:p>
          </table:table-cell>
          <table:table-cell office:value-type="float" office:value="0.89802757576061565" table:formula="of:=COS([.A73]/100*(PI()/2))" table:style-name="ce63">
            <text:p>0,90</text:p>
          </table:table-cell>
          <table:table-cell office:value-type="float" office:value="1.2399970571585757" table:formula="of:=TAN(([.A73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-28" table:style-name="ce1">
            <text:p>-28</text:p>
          </table:table-cell>
          <table:table-cell office:value-type="float" office:value="0.90482705246601947" table:formula="of:=COS([.A74]/100*(PI()/2))" table:style-name="ce63">
            <text:p>0,90</text:p>
          </table:table-cell>
          <table:table-cell office:value-type="float" office:value="1.2214307427528031" table:formula="of:=TAN(([.A74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-27" table:style-name="ce1">
            <text:p>-27</text:p>
          </table:table-cell>
          <table:table-cell office:value-type="float" office:value="0.91140327663544529" table:formula="of:=COS([.A75]/100*(PI()/2))" table:style-name="ce63">
            <text:p>0,91</text:p>
          </table:table-cell>
          <table:table-cell office:value-type="float" office:value="1.2038678840172889" table:formula="of:=TAN(([.A75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0.91775462568398114" table:formula="of:=COS([.A76]/100*(PI()/2))" table:style-name="ce63">
            <text:p>0,92</text:p>
          </table:table-cell>
          <table:table-cell office:value-type="float" office:value="1.1872627324941456" table:formula="of:=TAN(([.A76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.92387953251128674" table:formula="of:=COS([.A77]/100*(PI()/2))" table:style-name="ce63">
            <text:p>0,92</text:p>
          </table:table-cell>
          <table:table-cell office:value-type="float" office:value="1.1715728752538099" table:formula="of:=TAN(([.A7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.92977648588825146" table:formula="of:=COS([.A78]/100*(PI()/2))" table:style-name="ce63">
            <text:p>0,93</text:p>
          </table:table-cell>
          <table:table-cell office:value-type="float" office:value="1.1567589881505285" table:formula="of:=TAN(([.A78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0.93544403082986738" table:formula="of:=COS([.A79]/100*(PI()/2))" table:style-name="ce63">
            <text:p>0,94</text:p>
          </table:table-cell>
          <table:table-cell office:value-type="float" office:value="1.1427846121916736" table:formula="of:=TAN(([.A79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-22" table:style-name="ce1">
            <text:p>-22</text:p>
          </table:table-cell>
          <table:table-cell office:value-type="float" office:value="0.94088076895422545" table:formula="of:=COS([.A80]/100*(PI()/2))" table:style-name="ce63">
            <text:p>0,94</text:p>
          </table:table-cell>
          <table:table-cell office:value-type="float" office:value="1.1296159507197043" table:formula="of:=TAN(([.A80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0.9460853588275453" table:formula="of:=COS([.A81]/100*(PI()/2))" table:style-name="ce63">
            <text:p>0,95</text:p>
          </table:table-cell>
          <table:table-cell office:value-type="float" office:value="1.1172216853700436" table:formula="of:=TAN(([.A81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0.95105651629515353" table:formula="of:=COS([.A82]/100*(PI()/2))" table:style-name="ce63">
            <text:p>0,95</text:p>
          </table:table-cell>
          <table:table-cell office:value-type="float" office:value="1.105572809000084" table:formula="of:=TAN(([.A8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0.95579301479833012" table:formula="of:=COS([.A83]/100*(PI()/2))" table:style-name="ce63">
            <text:p>0,96</text:p>
          </table:table-cell>
          <table:table-cell office:value-type="float" office:value="1.0946424739883709" table:formula="of:=TAN(([.A83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float" office:value="0.96029368567694307" table:formula="of:=COS([.A84]/100*(PI()/2))" table:style-name="ce63">
            <text:p>0,96</text:p>
          </table:table-cell>
          <table:table-cell office:value-type="float" office:value="1.0844058544825275" table:formula="of:=TAN(([.A84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0.96455741845779808" table:formula="of:=COS([.A85]/100*(PI()/2))" table:style-name="ce63">
            <text:p>0,96</text:p>
          </table:table-cell>
          <table:table-cell office:value-type="float" office:value="1.074840021332931" table:formula="of:=TAN(([.A85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0.96858316112863108" table:formula="of:=COS([.A86]/100*(PI()/2))" table:style-name="ce63">
            <text:p>0,97</text:p>
          </table:table-cell>
          <table:table-cell office:value-type="float" office:value="1.065923828589282" table:formula="of:=TAN(([.A86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0.97236992039767656" table:formula="of:=COS([.A87]/100*(PI()/2))" table:style-name="ce63">
            <text:p>0,97</text:p>
          </table:table-cell>
          <table:table-cell office:value-type="float" office:value="1.0576378105614483" table:formula="of:=TAN(([.A8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0.97591676193874743" table:formula="of:=COS([.A88]/100*(PI()/2))" table:style-name="ce63">
            <text:p>0,98</text:p>
          </table:table-cell>
          <table:table-cell office:value-type="float" office:value="1.0499640885563695" table:formula="of:=TAN(([.A88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0.97922281062176575" table:formula="of:=COS([.A89]/100*(PI()/2))" table:style-name="ce63">
            <text:p>0,98</text:p>
          </table:table-cell>
          <table:table-cell office:value-type="float" office:value="1.0428862865011657" table:formula="of:=TAN(([.A89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0.98228725072868872" table:formula="of:=COS([.A90]/100*(PI()/2))" table:style-name="ce63">
            <text:p>0,98</text:p>
          </table:table-cell>
          <table:table-cell office:value-type="float" office:value="1.0363894547504684" table:formula="of:=TAN(([.A90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0.98510932615477387" table:formula="of:=COS([.A91]/100*(PI()/2))" table:style-name="ce63">
            <text:p>0,99</text:p>
          </table:table-cell>
          <table:table-cell office:value-type="float" office:value="1.0304600014547152" table:formula="of:=TAN(([.A91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0.98768834059513777" table:formula="of:=COS([.A92]/100*(PI()/2))" table:style-name="ce63">
            <text:p>0,99</text:p>
          </table:table-cell>
          <table:table-cell office:value-type="float" office:value="1.0250856309369165" table:formula="of:=TAN(([.A9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0.99002365771655754" table:formula="of:=COS([.A93]/100*(PI()/2))" table:style-name="ce63">
            <text:p>0,99</text:p>
          </table:table-cell>
          <table:table-cell office:value-type="float" office:value="1.0202552885892429" table:formula="of:=TAN(([.A93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0.99211470131447788" table:formula="of:=COS([.A94]/100*(PI()/2))" table:style-name="ce63">
            <text:p>0,99</text:p>
          </table:table-cell>
          <table:table-cell office:value-type="float" office:value="1.01595911185858" table:formula="of:=TAN(([.A94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0.99396095545517971" table:formula="of:=COS([.A95]/100*(PI()/2))" table:style-name="ce63">
            <text:p>0,99</text:p>
          </table:table-cell>
          <table:table-cell office:value-type="float" office:value="1.0121883869427892" table:formula="of:=TAN(([.A95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0.99556196460308" table:formula="of:=COS([.A96]/100*(PI()/2))" table:style-name="ce63">
            <text:p>1,00</text:p>
          </table:table-cell>
          <table:table-cell office:value-type="float" office:value="1.0089355108674589" table:formula="of:=TAN(([.A96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.99691733373312796" table:formula="of:=COS([.A97]/100*(PI()/2))" table:style-name="ce63">
            <text:p>1,00</text:p>
          </table:table-cell>
          <table:table-cell office:value-type="float" office:value="1.0061939586571083" table:formula="of:=TAN(([.A9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.99802672842827156" table:formula="of:=COS([.A98]/100*(PI()/2))" table:style-name="ce63">
            <text:p>1,00</text:p>
          </table:table-cell>
          <table:table-cell office:value-type="float" office:value="1.0039582553556374" table:formula="of:=TAN(([.A98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.99888987496197001" table:formula="of:=COS([.A99]/100*(PI()/2))" table:style-name="ce63">
            <text:p>1,00</text:p>
          </table:table-cell>
          <table:table-cell office:value-type="float" office:value="1.002223952688837" table:formula="of:=TAN(([.A99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9995065603657316" table:formula="of:=COS([.A100]/100*(PI()/2))" table:style-name="ce63">
            <text:p>1,00</text:p>
          </table:table-cell>
          <table:table-cell office:value-type="float" office:value="1.0009876101974275" table:formula="of:=TAN(([.A100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9987663248166059" table:formula="of:=COS([.A101]/100*(PI()/2))" table:style-name="ce63">
            <text:p>1,00</text:p>
          </table:table-cell>
          <table:table-cell office:value-type="float" office:value="1.0002467807028241" table:formula="of:=TAN(([.A101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COS([.A102]/100*(PI()/2))" table:style-name="ce63">
            <text:p>1,00</text:p>
          </table:table-cell>
          <table:table-cell office:value-type="float" office:value="1" table:formula="of:=TAN(([.A102]/100)*(PI()/2))^2+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9987663248166059" table:formula="of:=COS([.A103]/100*(PI()/2))" table:style-name="ce63">
            <text:p>1,00</text:p>
          </table:table-cell>
          <table:table-cell office:value-type="float" office:value="1.0002467807028241" table:formula="of:=TAN(([.A103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995065603657316" table:formula="of:=COS([.A104]/100*(PI()/2))" table:style-name="ce63">
            <text:p>1,00</text:p>
          </table:table-cell>
          <table:table-cell office:value-type="float" office:value="1.0009876101974275" table:formula="of:=TAN(([.A104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9888987496197001" table:formula="of:=COS([.A105]/100*(PI()/2))" table:style-name="ce63">
            <text:p>1,00</text:p>
          </table:table-cell>
          <table:table-cell office:value-type="float" office:value="1.002223952688837" table:formula="of:=TAN(([.A105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99802672842827156" table:formula="of:=COS([.A106]/100*(PI()/2))" table:style-name="ce63">
            <text:p>1,00</text:p>
          </table:table-cell>
          <table:table-cell office:value-type="float" office:value="1.0039582553556374" table:formula="of:=TAN(([.A106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9691733373312796" table:formula="of:=COS([.A107]/100*(PI()/2))" table:style-name="ce63">
            <text:p>1,00</text:p>
          </table:table-cell>
          <table:table-cell office:value-type="float" office:value="1.0061939586571083" table:formula="of:=TAN(([.A10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99556196460308" table:formula="of:=COS([.A108]/100*(PI()/2))" table:style-name="ce63">
            <text:p>1,00</text:p>
          </table:table-cell>
          <table:table-cell office:value-type="float" office:value="1.0089355108674589" table:formula="of:=TAN(([.A108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9396095545517971" table:formula="of:=COS([.A109]/100*(PI()/2))" table:style-name="ce63">
            <text:p>0,99</text:p>
          </table:table-cell>
          <table:table-cell office:value-type="float" office:value="1.0121883869427892" table:formula="of:=TAN(([.A109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9211470131447788" table:formula="of:=COS([.A110]/100*(PI()/2))" table:style-name="ce63">
            <text:p>0,99</text:p>
          </table:table-cell>
          <table:table-cell office:value-type="float" office:value="1.01595911185858" table:formula="of:=TAN(([.A110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99002365771655754" table:formula="of:=COS([.A111]/100*(PI()/2))" table:style-name="ce63">
            <text:p>0,99</text:p>
          </table:table-cell>
          <table:table-cell office:value-type="float" office:value="1.0202552885892429" table:formula="of:=TAN(([.A111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8768834059513777" table:formula="of:=COS([.A112]/100*(PI()/2))" table:style-name="ce63">
            <text:p>0,99</text:p>
          </table:table-cell>
          <table:table-cell office:value-type="float" office:value="1.0250856309369165" table:formula="of:=TAN(([.A11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98510932615477387" table:formula="of:=COS([.A113]/100*(PI()/2))" table:style-name="ce63">
            <text:p>0,99</text:p>
          </table:table-cell>
          <table:table-cell office:value-type="float" office:value="1.0304600014547152" table:formula="of:=TAN(([.A113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98228725072868872" table:formula="of:=COS([.A114]/100*(PI()/2))" table:style-name="ce63">
            <text:p>0,98</text:p>
          </table:table-cell>
          <table:table-cell office:value-type="float" office:value="1.0363894547504684" table:formula="of:=TAN(([.A114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7922281062176575" table:formula="of:=COS([.A115]/100*(PI()/2))" table:style-name="ce63">
            <text:p>0,98</text:p>
          </table:table-cell>
          <table:table-cell office:value-type="float" office:value="1.0428862865011657" table:formula="of:=TAN(([.A115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7591676193874743" table:formula="of:=COS([.A116]/100*(PI()/2))" table:style-name="ce63">
            <text:p>0,98</text:p>
          </table:table-cell>
          <table:table-cell office:value-type="float" office:value="1.0499640885563695" table:formula="of:=TAN(([.A116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7236992039767656" table:formula="of:=COS([.A117]/100*(PI()/2))" table:style-name="ce63">
            <text:p>0,97</text:p>
          </table:table-cell>
          <table:table-cell office:value-type="float" office:value="1.0576378105614483" table:formula="of:=TAN(([.A11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6858316112863108" table:formula="of:=COS([.A118]/100*(PI()/2))" table:style-name="ce63">
            <text:p>0,97</text:p>
          </table:table-cell>
          <table:table-cell office:value-type="float" office:value="1.065923828589282" table:formula="of:=TAN(([.A118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6455741845779808" table:formula="of:=COS([.A119]/100*(PI()/2))" table:style-name="ce63">
            <text:p>0,96</text:p>
          </table:table-cell>
          <table:table-cell office:value-type="float" office:value="1.074840021332931" table:formula="of:=TAN(([.A119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6029368567694307" table:formula="of:=COS([.A120]/100*(PI()/2))" table:style-name="ce63">
            <text:p>0,96</text:p>
          </table:table-cell>
          <table:table-cell office:value-type="float" office:value="1.0844058544825275" table:formula="of:=TAN(([.A120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5579301479833012" table:formula="of:=COS([.A121]/100*(PI()/2))" table:style-name="ce63">
            <text:p>0,96</text:p>
          </table:table-cell>
          <table:table-cell office:value-type="float" office:value="1.0946424739883709" table:formula="of:=TAN(([.A121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5105651629515353" table:formula="of:=COS([.A122]/100*(PI()/2))" table:style-name="ce63">
            <text:p>0,95</text:p>
          </table:table-cell>
          <table:table-cell office:value-type="float" office:value="1.105572809000084" table:formula="of:=TAN(([.A12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460853588275453" table:formula="of:=COS([.A123]/100*(PI()/2))" table:style-name="ce63">
            <text:p>0,95</text:p>
          </table:table-cell>
          <table:table-cell office:value-type="float" office:value="1.1172216853700436" table:formula="of:=TAN(([.A123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4088076895422545" table:formula="of:=COS([.A124]/100*(PI()/2))" table:style-name="ce63">
            <text:p>0,94</text:p>
          </table:table-cell>
          <table:table-cell office:value-type="float" office:value="1.1296159507197043" table:formula="of:=TAN(([.A124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93544403082986738" table:formula="of:=COS([.A125]/100*(PI()/2))" table:style-name="ce63">
            <text:p>0,94</text:p>
          </table:table-cell>
          <table:table-cell office:value-type="float" office:value="1.1427846121916736" table:formula="of:=TAN(([.A125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2977648588825146" table:formula="of:=COS([.A126]/100*(PI()/2))" table:style-name="ce63">
            <text:p>0,93</text:p>
          </table:table-cell>
          <table:table-cell office:value-type="float" office:value="1.1567589881505285" table:formula="of:=TAN(([.A126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2387953251128674" table:formula="of:=COS([.A127]/100*(PI()/2))" table:style-name="ce63">
            <text:p>0,92</text:p>
          </table:table-cell>
          <table:table-cell office:value-type="float" office:value="1.1715728752538099" table:formula="of:=TAN(([.A12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91775462568398114" table:formula="of:=COS([.A128]/100*(PI()/2))" table:style-name="ce63">
            <text:p>0,92</text:p>
          </table:table-cell>
          <table:table-cell office:value-type="float" office:value="1.1872627324941456" table:formula="of:=TAN(([.A128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1140327663544529" table:formula="of:=COS([.A129]/100*(PI()/2))" table:style-name="ce63">
            <text:p>0,91</text:p>
          </table:table-cell>
          <table:table-cell office:value-type="float" office:value="1.2038678840172889" table:formula="of:=TAN(([.A129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0482705246601947" table:formula="of:=COS([.A130]/100*(PI()/2))" table:style-name="ce63">
            <text:p>0,90</text:p>
          </table:table-cell>
          <table:table-cell office:value-type="float" office:value="1.2214307427528031" table:formula="of:=TAN(([.A130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89802757576061565" table:formula="of:=COS([.A131]/100*(PI()/2))" table:style-name="ce63">
            <text:p>0,90</text:p>
          </table:table-cell>
          <table:table-cell office:value-type="float" office:value="1.2399970571585757" table:formula="of:=TAN(([.A131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8910065241883679" table:formula="of:=COS([.A132]/100*(PI()/2))" table:style-name="ce63">
            <text:p>0,89</text:p>
          </table:table-cell>
          <table:table-cell office:value-type="float" office:value="1.2596161836824997" table:formula="of:=TAN(([.A13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88376563008869347" table:formula="of:=COS([.A133]/100*(PI()/2))" table:style-name="ce63">
            <text:p>0,88</text:p>
          </table:table-cell>
          <table:table-cell office:value-type="float" office:value="1.2803413878905785" table:formula="of:=TAN(([.A133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87630668004386358" table:formula="of:=COS([.A134]/100*(PI()/2))" table:style-name="ce63">
            <text:p>0,88</text:p>
          </table:table-cell>
          <table:table-cell office:value-type="float" office:value="1.3022301776075937" table:formula="of:=TAN(([.A134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8686315144381912" table:formula="of:=COS([.A135]/100*(PI()/2))" table:style-name="ce63">
            <text:p>0,87</text:p>
          </table:table-cell>
          <table:table-cell office:value-type="float" office:value="1.3253446718727062" table:formula="of:=TAN(([.A135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86074202700394364" table:formula="of:=COS([.A136]/100*(PI()/2))" table:style-name="ce63">
            <text:p>0,86</text:p>
          </table:table-cell>
          <table:table-cell office:value-type="float" office:value="1.3497520100380123" table:formula="of:=TAN(([.A136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85264016435409218" table:formula="of:=COS([.A137]/100*(PI()/2))" table:style-name="ce63">
            <text:p>0,85</text:p>
          </table:table-cell>
          <table:table-cell office:value-type="float" office:value="1.3755248059449219" table:formula="of:=TAN(([.A13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84432792550201508" table:formula="of:=COS([.A138]/100*(PI()/2))" table:style-name="ce63">
            <text:p>0,84</text:p>
          </table:table-cell>
          <table:table-cell office:value-type="float" office:value="1.402741652815428" table:formula="of:=TAN(([.A138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83580736136827027" table:formula="of:=COS([.A139]/100*(PI()/2))" table:style-name="ce63">
            <text:p>0,84</text:p>
          </table:table-cell>
          <table:table-cell office:value-type="float" office:value="1.4314876853096199" table:formula="of:=TAN(([.A139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82708057427456183" table:formula="of:=COS([.A140]/100*(PI()/2))" table:style-name="ce63">
            <text:p>0,83</text:p>
          </table:table-cell>
          <table:table-cell office:value-type="float" office:value="1.4618552061472689" table:formula="of:=TAN(([.A140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8181497174250234" table:formula="of:=COS([.A141]/100*(PI()/2))" table:style-name="ce63">
            <text:p>0,82</text:p>
          </table:table-cell>
          <table:table-cell office:value-type="float" office:value="1.4939443857940082" table:formula="of:=TAN(([.A141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80901699437494745" table:formula="of:=COS([.A142]/100*(PI()/2))" table:style-name="ce63">
            <text:p>0,81</text:p>
          </table:table-cell>
          <table:table-cell office:value-type="float" office:value="1.5278640450004206" table:formula="of:=TAN(([.A14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79968465848709058" table:formula="of:=COS([.A143]/100*(PI()/2))" table:style-name="ce63">
            <text:p>0,80</text:p>
          </table:table-cell>
          <table:table-cell office:value-type="float" office:value="1.563732531490063" table:formula="of:=TAN(([.A143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79015501237569041" table:formula="of:=COS([.A144]/100*(PI()/2))" table:style-name="ce63">
            <text:p>0,79</text:p>
          </table:table-cell>
          <table:table-cell office:value-type="float" office:value="1.6016787038621665" table:formula="of:=TAN(([.A144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7804304073383298" table:formula="of:=COS([.A145]/100*(PI()/2))" table:style-name="ce63">
            <text:p>0,78</text:p>
          </table:table-cell>
          <table:table-cell office:value-type="float" office:value="1.6418430378574329" table:formula="of:=TAN(([.A145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77051324277578925" table:formula="of:=COS([.A146]/100*(PI()/2))" table:style-name="ce63">
            <text:p>0,77</text:p>
          </table:table-cell>
          <table:table-cell office:value-type="float" office:value="1.6843788725930864" table:formula="of:=TAN(([.A146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76040596560003093" table:formula="of:=COS([.A147]/100*(PI()/2))" table:style-name="ce63">
            <text:p>0,76</text:p>
          </table:table-cell>
          <table:table-cell office:value-type="float" office:value="1.7294538172817449" table:formula="of:=TAN(([.A14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75011106963045959" table:formula="of:=COS([.A148]/100*(PI()/2))" table:style-name="ce63">
            <text:p>0,75</text:p>
          </table:table-cell>
          <table:table-cell office:value-type="float" office:value="1.7772513424004508" table:formula="of:=TAN(([.A148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73963109497860979" table:formula="of:=COS([.A149]/100*(PI()/2))" table:style-name="ce63">
            <text:p>0,74</text:p>
          </table:table-cell>
          <table:table-cell office:value-type="float" office:value="1.827972583385137" table:formula="of:=TAN(([.A149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72896862742141155" table:formula="of:=COS([.A150]/100*(PI()/2))" table:style-name="ce63">
            <text:p>0,73</text:p>
          </table:table-cell>
          <table:table-cell office:value-type="float" office:value="1.8818383898322275" table:formula="of:=TAN(([.A150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71812629776318881" table:formula="of:=COS([.A151]/100*(PI()/2))" table:style-name="ce63">
            <text:p>0,72</text:p>
          </table:table-cell>
          <table:table-cell office:value-type="float" office:value="1.9390916590666492" table:formula="of:=TAN(([.A151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0710678118654757" table:formula="of:=COS([.A152]/100*(PI()/2))" table:style-name="ce63">
            <text:p>0,71</text:p>
          </table:table-cell>
          <table:table-cell office:value-type="float" office:value="1.9999999999999998" table:formula="of:=TAN(([.A1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69591279659231431" table:formula="of:=COS([.A153]/100*(PI()/2))" table:style-name="ce63">
            <text:p>0,70</text:p>
          </table:table-cell>
          <table:table-cell office:value-type="float" office:value="2.0648587817230606" table:formula="of:=TAN(([.A153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68454710592868862" table:formula="of:=COS([.A154]/100*(PI()/2))" table:style-name="ce63">
            <text:p>0,68</text:p>
          </table:table-cell>
          <table:table-cell office:value-type="float" office:value="2.1339946315903218" table:formula="of:=TAN(([.A154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67301251350977331" table:formula="of:=COS([.A155]/100*(PI()/2))" table:style-name="ce63">
            <text:p>0,67</text:p>
          </table:table-cell>
          <table:table-cell office:value-type="float" office:value="2.2077694600846982" table:formula="of:=TAN(([.A155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66131186532365183" table:formula="of:=COS([.A156]/100*(PI()/2))" table:style-name="ce63">
            <text:p>0,66</text:p>
          </table:table-cell>
          <table:table-cell office:value-type="float" office:value="2.2865851050338692" table:formula="of:=TAN(([.A156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64944804833018355" table:formula="of:=COS([.A157]/100*(PI()/2))" table:style-name="ce63">
            <text:p>0,65</text:p>
          </table:table-cell>
          <table:table-cell office:value-type="float" office:value="2.3708887064659216" table:formula="of:=TAN(([.A15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63742398974868963" table:formula="of:=COS([.A158]/100*(PI()/2))" table:style-name="ce63">
            <text:p>0,64</text:p>
          </table:table-cell>
          <table:table-cell office:value-type="float" office:value="2.4611789464087881" table:formula="of:=TAN(([.A158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6252426563357053" table:formula="of:=COS([.A159]/100*(PI()/2))" table:style-name="ce63">
            <text:p>0,63</text:p>
          </table:table-cell>
          <table:table-cell office:value-type="float" office:value="2.5580133163680436" table:formula="of:=TAN(([.A159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6129070536529766" table:formula="of:=COS([.A160]/100*(PI()/2))" table:style-name="ce63">
            <text:p>0,61</text:p>
          </table:table-cell>
          <table:table-cell office:value-type="float" office:value="2.6620166104949603" table:formula="of:=TAN(([.A160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60042022532588413" table:formula="of:=COS([.A161]/100*(PI()/2))" table:style-name="ce63">
            <text:p>0,60</text:p>
          </table:table-cell>
          <table:table-cell office:value-type="float" office:value="2.7738908864400464" table:formula="of:=TAN(([.A161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8778525229247314" table:formula="of:=COS([.A162]/100*(PI()/2))" table:style-name="ce63">
            <text:p>0,59</text:p>
          </table:table-cell>
          <table:table-cell office:value-type="float" office:value="2.8944271909999153" table:formula="of:=TAN(([.A16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57500525204327857" table:formula="of:=COS([.A163]/100*(PI()/2))" table:style-name="ce63">
            <text:p>0,58</text:p>
          </table:table-cell>
          <table:table-cell office:value-type="float" office:value="3.0245194170848095" table:formula="of:=TAN(([.A163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56208337785213058" table:formula="of:=COS([.A164]/100*(PI()/2))" table:style-name="ce63">
            <text:p>0,56</text:p>
          </table:table-cell>
          <table:table-cell office:value-type="float" office:value="3.1651807464548449" table:formula="of:=TAN(([.A164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5490228179981318" table:formula="of:=COS([.A165]/100*(PI()/2))" table:style-name="ce63">
            <text:p>0,55</text:p>
          </table:table-cell>
          <table:table-cell office:value-type="float" office:value="3.3175632446669625" table:formula="of:=TAN(([.A165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3582679497899655" table:formula="of:=COS([.A166]/100*(PI()/2))" table:style-name="ce63">
            <text:p>0,54</text:p>
          </table:table-cell>
          <table:table-cell office:value-type="float" office:value="3.482981318195784" table:formula="of:=TAN(([.A166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249856471594891" table:formula="of:=COS([.A167]/100*(PI()/2))" table:style-name="ce63">
            <text:p>0,52</text:p>
          </table:table-cell>
          <table:table-cell office:value-type="float" office:value="3.6629399287850761" table:formula="of:=TAN(([.A16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50904141575037121" table:formula="of:=COS([.A168]/100*(PI()/2))" table:style-name="ce63">
            <text:p>0,51</text:p>
          </table:table-cell>
          <table:table-cell office:value-type="float" office:value="3.8591687003923631" table:formula="of:=TAN(([.A168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49545866843240755" table:formula="of:=COS([.A169]/100*(PI()/2))" table:style-name="ce63">
            <text:p>0,50</text:p>
          </table:table-cell>
          <table:table-cell office:value-type="float" office:value="4.0736633682793428" table:formula="of:=TAN(([.A169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48175367410171516" table:formula="of:=COS([.A170]/100*(PI()/2))" table:style-name="ce63">
            <text:p>0,48</text:p>
          </table:table-cell>
          <table:table-cell office:value-type="float" office:value="4.3087364336541203" table:formula="of:=TAN(([.A170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46792981426057351" table:formula="of:=COS([.A171]/100*(PI()/2))" table:style-name="ce63">
            <text:p>0,47</text:p>
          </table:table-cell>
          <table:table-cell office:value-type="float" office:value="4.5670794366984939" table:formula="of:=TAN(([.A171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539904997395468" table:formula="of:=COS([.A172]/100*(PI()/2))" table:style-name="ce63">
            <text:p>0,45</text:p>
          </table:table-cell>
          <table:table-cell office:value-type="float" office:value="4.8518399963191818" table:formula="of:=TAN(([.A17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43993916985591525" table:formula="of:=COS([.A173]/100*(PI()/2))" table:style-name="ce63">
            <text:p>0,44</text:p>
          </table:table-cell>
          <table:table-cell office:value-type="float" office:value="5.1667177582900887" table:formula="of:=TAN(([.A173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42577929156507266" table:formula="of:=COS([.A174]/100*(PI()/2))" table:style-name="ce63">
            <text:p>0,43</text:p>
          </table:table-cell>
          <table:table-cell office:value-type="float" office:value="5.5160847476195443" table:formula="of:=TAN(([.A174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41151435860510888" table:formula="of:=COS([.A175]/100*(PI()/2))" table:style-name="ce63">
            <text:p>0,41</text:p>
          </table:table-cell>
          <table:table-cell office:value-type="float" office:value="5.905137485584512" table:formula="of:=TAN(([.A175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39714789063478056" table:formula="of:=COS([.A176]/100*(PI()/2))" table:style-name="ce63">
            <text:p>0,40</text:p>
          </table:table-cell>
          <table:table-cell office:value-type="float" office:value="6.340090826834766" table:formula="of:=TAN(([.A176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38268343236508984" table:formula="of:=COS([.A177]/100*(PI()/2))" table:style-name="ce63">
            <text:p>0,38</text:p>
          </table:table-cell>
          <table:table-cell office:value-type="float" office:value="6.8284271247461898" table:formula="of:=TAN(([.A17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36812455268467809" table:formula="of:=COS([.A178]/100*(PI()/2))" table:style-name="ce63">
            <text:p>0,37</text:p>
          </table:table-cell>
          <table:table-cell office:value-type="float" office:value="7.3792195382107542" table:formula="of:=TAN(([.A178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35347484377925714" table:formula="of:=COS([.A179]/100*(PI()/2))" table:style-name="ce63">
            <text:p>0,35</text:p>
          </table:table-cell>
          <table:table-cell office:value-type="float" office:value="8.0035558079438012" table:formula="of:=TAN(([.A179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33873792024529148" table:formula="of:=COS([.A180]/100*(PI()/2))" table:style-name="ce63">
            <text:p>0,34</text:p>
          </table:table-cell>
          <table:table-cell office:value-type="float" office:value="8.715099834915442" table:formula="of:=TAN(([.A180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3239174181981494" table:formula="of:=COS([.A181]/100*(PI()/2))" table:style-name="ce63">
            <text:p>0,32</text:p>
          </table:table-cell>
          <table:table-cell office:value-type="float" office:value="9.5308447566098025" table:formula="of:=TAN(([.A181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30901699437494745" table:formula="of:=COS([.A182]/100*(PI()/2))" table:style-name="ce63">
            <text:p>0,31</text:p>
          </table:table-cell>
          <table:table-cell office:value-type="float" office:value="10.472135954999574" table:formula="of:=TAN(([.A18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29404032523230389" table:formula="of:=COS([.A183]/100*(PI()/2))" table:style-name="ce63">
            <text:p>0,29</text:p>
          </table:table-cell>
          <table:table-cell office:value-type="float" office:value="11.566080511831014" table:formula="of:=TAN(([.A183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2789911060392295" table:formula="of:=COS([.A184]/100*(PI()/2))" table:style-name="ce63">
            <text:p>0,28</text:p>
          </table:table-cell>
          <table:table-cell office:value-type="float" office:value="12.847519418300587" table:formula="of:=TAN(([.A184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26387304996537297" table:formula="of:=COS([.A185]/100*(PI()/2))" table:style-name="ce63">
            <text:p>0,26</text:p>
          </table:table-cell>
          <table:table-cell office:value-type="float" office:value="14.361834780236508" table:formula="of:=TAN(([.A185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24868988716485496" table:formula="of:=COS([.A186]/100*(PI()/2))" table:style-name="ce63">
            <text:p>0,25</text:p>
          </table:table-cell>
          <table:table-cell office:value-type="float" office:value="16.169021906027169" table:formula="of:=TAN(([.A186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23344536385590547" table:formula="of:=COS([.A187]/100*(PI()/2))" table:style-name="ce63">
            <text:p>0,23</text:p>
          </table:table-cell>
          <table:table-cell office:value-type="float" office:value="18.349722174715275" table:formula="of:=TAN(([.A18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2181432413965427" table:formula="of:=COS([.A188]/100*(PI()/2))" table:style-name="ce63">
            <text:p>0,22</text:p>
          </table:table-cell>
          <table:table-cell office:value-type="float" office:value="21.014374901921776" table:formula="of:=TAN(([.A188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20278729535651249" table:formula="of:=COS([.A189]/100*(PI()/2))" table:style-name="ce63">
            <text:p>0,20</text:p>
          </table:table-cell>
          <table:table-cell office:value-type="float" office:value="24.317477020837899" table:formula="of:=TAN(([.A189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18738131458572474" table:formula="of:=COS([.A190]/100*(PI()/2))" table:style-name="ce63">
            <text:p>0,19</text:p>
          </table:table-cell>
          <table:table-cell office:value-type="float" office:value="28.480488698092543" table:formula="of:=TAN(([.A190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17192910027940952" table:formula="of:=COS([.A191]/100*(PI()/2))" table:style-name="ce63">
            <text:p>0,17</text:p>
          </table:table-cell>
          <table:table-cell office:value-type="float" office:value="33.829939338207069" table:formula="of:=TAN(([.A191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643446504023092" table:formula="of:=COS([.A192]/100*(PI()/2))" table:style-name="ce63">
            <text:p>0,16</text:p>
          </table:table-cell>
          <table:table-cell office:value-type="float" office:value="40.863458189061376" table:formula="of:=TAN(([.A19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4090123193758258" table:formula="of:=COS([.A193]/100*(PI()/2))" table:style-name="ce63">
            <text:p>0,14</text:p>
          </table:table-cell>
          <table:table-cell office:value-type="float" office:value="50.369822384613244" table:formula="of:=TAN(([.A193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12533323356430426" table:formula="of:=COS([.A194]/100*(PI()/2))" table:style-name="ce63">
            <text:p>0,13</text:p>
          </table:table-cell>
          <table:table-cell office:value-type="float" office:value="63.660128512250175" table:formula="of:=TAN(([.A194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973431109104514" table:formula="of:=COS([.A195]/100*(PI()/2))" table:style-name="ce63">
            <text:p>0,11</text:p>
          </table:table-cell>
          <table:table-cell office:value-type="float" office:value="83.045311220744608" table:formula="of:=TAN(([.A195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.4108313318514505E-2" table:formula="of:=COS([.A196]/100*(PI()/2))" table:style-name="ce63">
            <text:p>0,09</text:p>
          </table:table-cell>
          <table:table-cell office:value-type="float" office:value="112.91301928150236" table:formula="of:=TAN(([.A196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8459095727844999E-2" table:formula="of:=COS([.A197]/100*(PI()/2))" table:style-name="ce63">
            <text:p>0,08</text:p>
          </table:table-cell>
          <table:table-cell office:value-type="float" office:value="162.44763879758827" table:formula="of:=TAN(([.A19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.2790519529313527E-2" table:formula="of:=COS([.A198]/100*(PI()/2))" table:style-name="ce63">
            <text:p>0,06</text:p>
          </table:table-cell>
          <table:table-cell office:value-type="float" office:value="253.63655579364391" table:formula="of:=TAN(([.A198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7106450709642679E-2" table:formula="of:=COS([.A199]/100*(PI()/2))" table:style-name="ce63">
            <text:p>0,05</text:p>
          </table:table-cell>
          <table:table-cell office:value-type="float" office:value="450.64985317332224" table:formula="of:=TAN(([.A199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1410759078128396E-2" table:formula="of:=COS([.A200]/100*(PI()/2))" table:style-name="ce63">
            <text:p>0,03</text:p>
          </table:table-cell>
          <table:table-cell office:value-type="float" office:value="1013.5452355643763" table:formula="of:=TAN(([.A200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5707317311820648E-2" table:formula="of:=COS([.A201]/100*(PI()/2))" table:style-name="ce63">
            <text:p>0,02</text:p>
          </table:table-cell>
          <table:table-cell office:value-type="float" office:value="4053.180695476844" table:formula="of:=TAN(([.A201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.1257422745431001E-17" table:formula="of:=COS([.A202]/100*(PI()/2))" table:style-name="ce63">
            <text:p>0,00</text:p>
          </table:table-cell>
          <table:table-cell office:value-type="float" office:value="2.6649100706471802E+32" table:formula="of:=TAN(([.A202]/100)*(PI()/2))^2+1" table:style-name="ce1">
            <text:p>2,66491E+32</text:p>
          </table:table-cell>
          <table:table-cell table:number-columns-repeated="16381"/>
        </table:table-row>
        <table:table-row table:number-rows-repeated="1048374" table:style-name="ro1">
          <table:table-cell table:number-columns-repeated="16384"/>
        </table:table-row>
      </table:table>
      <table:table table:name="Tabelle3" table:style-name="ta3">
        <table:table-column table:style-name="co25" table:default-cell-style-name="ce1"/>
        <table:table-column table:style-name="co15" table:default-cell-style-name="ce1"/>
        <table:table-column table:style-name="co2" table:default-cell-style-name="ce1"/>
        <table:table-column table:style-name="co26" table:default-cell-style-name="ce1"/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bilder_id</text:p>
          </table:table-cell>
          <table:table-cell office:value-type="string" table:style-name="ce35">
            <text:p>zauberart_id</text:p>
          </table:table-cell>
          <table:table-cell office:value-type="string" table:style-name="ce2">
            <text:p>titel</text:p>
          </table:table-cell>
          <table:table-cell office:value-type="string" table:style-name="ce35">
            <text:p>hauptelement_id</text:p>
          </table:table-cell>
          <table:table-cell office:value-type="string" table:style-name="ce35">
            <text:p>nebenelement_id</text:p>
          </table:table-cell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Glu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äur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Ölbran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Gift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Explosio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Funk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Flamm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euerbal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Lichtstrahl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Blitz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euersturm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Asch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Schwelbrand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Lav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Gla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Metall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Magm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ohl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Erdö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T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eramik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ristal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23">
            <text:p>Erdbebe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taub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andhöhl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Erdga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anderdüne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23">
            <text:p>Steinschlag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8">
            <text:p>Asteroid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Leh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Tropfstei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Treibsand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andstei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Kreid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8">
            <text:p>Gerölllawin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Donner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Korrosio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Smog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indstoß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Erdloch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Sandsturm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Feuerhauch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Feueratem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Lichtwell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unkenflug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Wüstenwind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Feuerschneis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Bö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indhos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Gewitter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Tornado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Orkan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Eissturm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chlam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Salzwass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17">
            <text:p>Gletscher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Tsunam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Wasserfall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Muräne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Regenschauer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23">
            <text:p>Wasserstrahl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36">
            <text:p>7</text:p>
          </table:table-cell>
          <table:table-cell office:value-type="string" table:style-name="ce20">
            <text:p>Wasserwell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Monsu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8">
            <text:p>Hurrikan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Schneesturm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Wasserdampf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36">
            <text:p>8</text:p>
          </table:table-cell>
          <table:table-cell office:value-type="string" table:style-name="ce26">
            <text:p>Nebe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36">
            <text:p>6</text:p>
          </table:table-cell>
          <table:table-cell office:value-type="string" table:style-name="ce9">
            <text:p>Regenboge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36">
            <text:p>5</text:p>
          </table:table-cell>
          <table:table-cell office:value-type="string" table:style-name="ce8">
            <text:p>Wolk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36">
            <text:p>2</text:p>
          </table:table-cell>
          <table:table-cell office:value-type="string" table:style-name="ce16">
            <text:p>Heiße Quell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6">
            <text:p>1</text:p>
          </table:table-cell>
          <table:table-cell office:value-type="string" table:style-name="ce10">
            <text:p>Geysir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Kombinationen.A35:Kombinationen.G1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omma" style:family="table-cell" style:data-style-name="N36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047244094488in" fo:margin-left="0.708267716535433in" fo:margin-right="0.708267716535433in" fo:margin-bottom="0in"/>
      </style:header-style>
      <style:footer-style>
        <style:header-footer-properties fo:min-height="0.472047244094488in" fo:margin-left="0.708267716535433in" fo:margin-right="0.708267716535433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achen</meta:initial-creator>
    <dc:creator>Drachen</dc:creator>
    <meta:creation-date>2016-06-19T19:43:00Z</meta:creation-date>
    <dc:date>2019-10-06T13:05:17Z</dc:date>
    <meta:editing-cycles>97</meta:editing-cycles>
    <meta:editing-duration>PT0S</meta:editing-duration>
  </office:meta>
</office:document-meta>
</file>